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2.822cm"/>
    </style:style>
    <style:style style:name="co3" style:family="table-column">
      <style:table-column-properties fo:break-before="auto" style:column-width="2.56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10099" number:language="es" number:country="ES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0099"/>
    <style:style style:name="ce4" style:family="table-cell" style:parent-style-name="Default" style:data-style-name="N0"/>
    <style:style style:name="ce8" style:family="table-cell" style:parent-style-name="Default">
      <style:text-properties fo:font-weight="bold"/>
    </style:style>
  </office:automatic-styles>
  <office:body>
    <office:spreadsheet>
      <table:calculation-settings table:case-sensitive="false" table:automatic-find-labels="false"/>
      <table:table table:name="Hoja1" table:style-name="ta1">
        <table:table-column table:style-name="co1" table:number-columns-repeated="1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2" table:default-cell-style-name="ce3"/>
        <table:table-column table:style-name="co1" table:number-columns-repeated="9" table:default-cell-style-name="Default"/>
        <table:table-column table:style-name="co3" table:default-cell-style-name="ce3"/>
        <table:table-column table:style-name="co1" table:number-columns-repeated="9" table:default-cell-style-name="Default"/>
        <table:table-column table:style-name="co3" table:default-cell-style-name="ce4"/>
        <table:table-column table:style-name="co1" table:number-columns-repeated="221" table:default-cell-style-name="Default"/>
        <table:table-column table:style-name="co4" table:number-columns-repeated="76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Alias</text:p>
          </table:table-cell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Dirección</text:p>
          </table:table-cell>
          <table:table-cell table:style-name="ce1" office:value-type="string" calcext:value-type="string">
            <text:p>Población</text:p>
          </table:table-cell>
          <table:table-cell table:style-name="ce1" office:value-type="string" calcext:value-type="string">
            <text:p>Teléfono</text:p>
          </table:table-cell>
          <table:table-cell table:style-name="ce1" office:value-type="string" calcext:value-type="string">
            <text:p>Móvil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Observaciones</text:p>
          </table:table-cell>
          <table:table-cell table:style-name="ce1" office:value-type="string" calcext:value-type="string">
            <text:p>Sexo</text:p>
          </table:table-cell>
          <table:table-cell table:style-name="ce1" office:value-type="string" calcext:value-type="string">
            <text:p>Fecha Nacimiento</text:p>
          </table:table-cell>
          <table:table-cell table:style-name="ce1" office:value-type="string" calcext:value-type="string">
            <text:p>Estado Civil</text:p>
          </table:table-cell>
          <table:table-cell table:style-name="ce1" office:value-type="string" calcext:value-type="string">
            <text:p>Hijos</text:p>
          </table:table-cell>
          <table:table-cell table:style-name="ce1" office:value-type="string" calcext:value-type="string">
            <text:p>Desempleado</text:p>
          </table:table-cell>
          <table:table-cell table:style-name="ce1" office:value-type="string" calcext:value-type="string">
            <text:p>Profesión</text:p>
          </table:table-cell>
          <table:table-cell table:style-name="ce1" office:value-type="string" calcext:value-type="string">
            <text:p>Nivel académico</text:p>
          </table:table-cell>
          <table:table-cell table:style-name="ce1" office:value-type="string" calcext:value-type="string">
            <text:p>Lengua usual</text:p>
          </table:table-cell>
          <table:table-cell table:style-name="ce1" office:value-type="string" calcext:value-type="string">
            <text:p>Ingresos mensuales</text:p>
          </table:table-cell>
          <table:table-cell table:style-name="ce1" office:value-type="string" calcext:value-type="string">
            <text:p>Ahorros</text:p>
          </table:table-cell>
          <table:table-cell table:style-name="ce1" office:value-type="string" calcext:value-type="string">
            <text:p>Peso Kg</text:p>
          </table:table-cell>
          <table:table-cell table:style-name="ce1" office:value-type="string" calcext:value-type="string">
            <text:p>Altura</text:p>
          </table:table-cell>
          <table:table-cell table:style-name="ce1" office:value-type="string" calcext:value-type="string">
            <text:p>Cabello</text:p>
          </table:table-cell>
          <table:table-cell table:style-name="ce1" office:value-type="string" calcext:value-type="string">
            <text:p>Ojos</text:p>
          </table:table-cell>
          <table:table-cell table:style-name="ce1" office:value-type="string" calcext:value-type="string">
            <text:p>Fumador</text:p>
          </table:table-cell>
          <table:table-cell table:style-name="ce1" office:value-type="string" calcext:value-type="string">
            <text:p>Salud</text:p>
          </table:table-cell>
          <table:table-cell table:style-name="ce1" office:value-type="string" calcext:value-type="string">
            <text:p>Afición1</text:p>
          </table:table-cell>
          <table:table-cell table:style-name="ce1" office:value-type="string" calcext:value-type="string">
            <text:p>Afición2</text:p>
          </table:table-cell>
          <table:table-cell table:style-name="ce1" office:value-type="string" calcext:value-type="string">
            <text:p>Característica1</text:p>
          </table:table-cell>
          <table:table-cell table:style-name="ce1" office:value-type="string" calcext:value-type="string">
            <text:p>Característica2</text:p>
          </table:table-cell>
          <table:table-cell table:style-name="ce1" office:value-type="string" calcext:value-type="string">
            <text:p>Valora1</text:p>
          </table:table-cell>
          <table:table-cell table:style-name="ce1" office:value-type="string" calcext:value-type="string">
            <text:p>Valora2</text:p>
          </table:table-cell>
          <table:table-cell table:style-name="ce1" office:value-type="string" calcext:value-type="string">
            <text:p>Fobias</text:p>
          </table:table-cell>
          <table:table-cell table:style-name="ce1" table:number-columns-repeated="99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ROCAS PASADAS</text:p>
          </table:table-cell>
          <table:table-cell office:value-type="string" calcext:value-type="string">
            <text:p>ESTEFANIA</text:p>
          </table:table-cell>
          <table:table-cell office:value-type="string" calcext:value-type="string">
            <text:p>PADRÓ , 109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938205580</text:p>
          </table:table-cell>
          <table:table-cell office:value-type="string" calcext:value-type="string">
            <text:p>546212121</text:p>
          </table:table-cell>
          <table:table-cell office:value-type="string" calcext:value-type="string">
            <text:p>africa@altecom.es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64-03-20" calcext:value-type="date">
            <text:p>20/03/64</text:p>
          </table:table-cell>
          <table:table-cell office:value-type="string" calcext:value-type="string">
            <text:p>Otros</text:p>
          </table:table-cell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Administrativo/a</text:p>
          </table:table-cell>
          <table:table-cell office:value-type="string" calcext:value-type="string">
            <text:p>Bachillerato</text:p>
          </table:table-cell>
          <table:table-cell office:value-type="string" calcext:value-type="string">
            <text:p>catalán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.62" calcext:value-type="float">
            <text:p>1,62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Marrones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Realismo</text:p>
          </table:table-cell>
          <table:table-cell table:number-columns-repeated="9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VISO GILABERT</text:p>
          </table:table-cell>
          <table:table-cell office:value-type="string" calcext:value-type="string">
            <text:p>QUERALT</text:p>
          </table:table-cell>
          <table:table-cell office:value-type="string" calcext:value-type="string">
            <text:p>CASA CORDELLAS , 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6545115</text:p>
          </table:table-cell>
          <table:table-cell office:value-type="string" calcext:value-type="string">
            <text:p>625215452</text:p>
          </table:table-cell>
          <table:table-cell office:value-type="string" calcext:value-type="string">
            <text:p>agata@hotmail.com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65-12-13" calcext:value-type="date">
            <text:p>13/12/65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Delineante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castellano</text:p>
          </table:table-cell>
          <table:table-cell office:value-type="float" office:value="1100" calcext:value-type="float">
            <text:p>1100</text:p>
          </table:table-cell>
          <table:table-cell office:value-type="float" office:value="113000" calcext:value-type="float">
            <text:p>113000</text:p>
          </table:table-cell>
          <table:table-cell office:value-type="float" office:value="98" calcext:value-type="float">
            <text:p>98</text:p>
          </table:table-cell>
          <table:table-cell office:value-type="float" office:value="1.55" calcext:value-type="float">
            <text:p>1,55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on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Buen Humor</text:p>
          </table:table-cell>
          <table:table-cell table:number-columns-repeated="99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guador</text:p>
          </table:table-cell>
          <table:table-cell office:value-type="string" calcext:value-type="string">
            <text:p>AYALA FERRERAS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DOCTOR FLEMING , 11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938202768</text:p>
          </table:table-cell>
          <table:table-cell office:value-type="string" calcext:value-type="string">
            <text:p>649212123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date" office:date-value="1969-07-20" calcext:value-type="date">
            <text:p>20/07/69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office:value-type="string" calcext:value-type="string">
            <text:p>Diplomado/a</text:p>
          </table:table-cell>
          <table:table-cell office:value-type="string" calcext:value-type="string">
            <text:p>castellano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Otro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Ternura</text:p>
          </table:table-cell>
          <table:table-cell table:number-columns-repeated="99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lbatros</text:p>
          </table:table-cell>
          <table:table-cell office:value-type="string" calcext:value-type="string">
            <text:p>BAEZ TEJADO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BERTRAND I SERRA , 11, 3R.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938727844</text:p>
          </table:table-cell>
          <table:table-cell/>
          <table:table-cell office:value-type="string" calcext:value-type="string">
            <text:p>albatros@wandoo.es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5-07-23" calcext:value-type="date">
            <text:p>23/07/65</text:p>
          </table:table-cell>
          <table:table-cell office:value-type="string" calcext:value-type="string">
            <text:p>Separado/a</text:p>
          </table:table-cell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Contable</text:p>
          </table:table-cell>
          <table:table-cell office:value-type="string" calcext:value-type="string">
            <text:p>Bachillerato</text:p>
          </table:table-cell>
          <table:table-cell office:value-type="string" calcext:value-type="string">
            <text:p>catalán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Marron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Sinceridad</text:p>
          </table:table-cell>
          <table:table-cell table:number-columns-repeated="99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BASTARDES SOTO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CARRIÓ , 12, 5È A</text:p>
          </table:table-cell>
          <table:table-cell office:value-type="string" calcext:value-type="string">
            <text:p>Tarragona</text:p>
          </table:table-cell>
          <table:table-cell office:value-type="string" calcext:value-type="string">
            <text:p>938350521</text:p>
          </table:table-cell>
          <table:table-cell/>
          <table:table-cell office:value-type="string" calcext:value-type="string">
            <text:p>albert@intercom.es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4-10-16" calcext:value-type="date">
            <text:p>16/10/64</text:p>
          </table:table-cell>
          <table:table-cell office:value-type="string" calcext:value-type="string">
            <text:p>Soltero/a</text:p>
          </table:table-cell>
          <table:table-cell office:value-type="float" office:value="3" calcext:value-type="float">
            <text:p>3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Dependiente/a</text:p>
          </table:table-cell>
          <table:table-cell office:value-type="string" calcext:value-type="string">
            <text:p>Elementales</text:p>
          </table:table-cell>
          <table:table-cell office:value-type="string" calcext:value-type="string">
            <text:p>catalán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.81" calcext:value-type="float">
            <text:p>1,81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table:number-columns-repeated="2" office:value-type="string" calcext:value-type="string">
            <text:p>Deporte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Romanticismo</text:p>
          </table:table-cell>
          <table:table-cell office:value-type="string" calcext:value-type="string">
            <text:p>La TV</text:p>
          </table:table-cell>
          <table:table-cell table:number-columns-repeated="99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ANGUERA VILAFRANCA</text:p>
          </table:table-cell>
          <table:table-cell office:value-type="string" calcext:value-type="string">
            <text:p>JOSEP</text:p>
          </table:table-cell>
          <table:table-cell office:value-type="string" calcext:value-type="string">
            <text:p>PIRINEUS , 10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938755645</text:p>
          </table:table-cell>
          <table:table-cell/>
          <table:table-cell office:value-type="string" calcext:value-type="string">
            <text:p>alien@intercom.es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58-11-16" calcext:value-type="date">
            <text:p>16/11/58</text:p>
          </table:table-cell>
          <table:table-cell office:value-type="string" calcext:value-type="string">
            <text:p>Casado/a</text:p>
          </table:table-cell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Estudiante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euskara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57" calcext:value-type="float">
            <text:p>1,57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Ternura</text:p>
          </table:table-cell>
          <table:table-cell table:number-columns-repeated="99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mores</text:p>
          </table:table-cell>
          <table:table-cell office:value-type="string" calcext:value-type="string">
            <text:p>PASCUAL ALOY</text:p>
          </table:table-cell>
          <table:table-cell office:value-type="string" calcext:value-type="string">
            <text:p>ESTHER</text:p>
          </table:table-cell>
          <table:table-cell office:value-type="string" calcext:value-type="string">
            <text:p>JACINT VERDAGUER , 43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936520547</text:p>
          </table:table-cell>
          <table:table-cell/>
          <table:table-cell office:value-type="string" calcext:value-type="string">
            <text:p>amores@hotmail.com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67-03-20" calcext:value-type="date">
            <text:p>20/03/67</text:p>
          </table:table-cell>
          <table:table-cell office:value-type="string" calcext:value-type="string">
            <text:p>Divorciado/a</text:p>
          </table:table-cell>
          <table:table-cell office:value-type="float" office:value="0" calcext:value-type="float">
            <text:p>0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office:value-type="string" calcext:value-type="string">
            <text:p>Diplomado/a</text:p>
          </table:table-cell>
          <table:table-cell office:value-type="string" calcext:value-type="string">
            <text:p>catalán</text:p>
          </table:table-cell>
          <table:table-cell office:value-type="float" office:value="2500" calcext:value-type="float">
            <text:p>25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57" calcext:value-type="float">
            <text:p>1,57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Otr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Romanticismo</text:p>
          </table:table-cell>
          <table:table-cell office:value-type="string" calcext:value-type="string">
            <text:p>Sinceridad</text:p>
          </table:table-cell>
          <table:table-cell table:number-columns-repeated="99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abel</text:p>
          </table:table-cell>
          <table:table-cell office:value-type="string" calcext:value-type="string">
            <text:p>VALLÉS GIRVENT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NOU , 9, 2N.</text:p>
          </table:table-cell>
          <table:table-cell office:value-type="string" calcext:value-type="string">
            <text:p>Tarragona</text:p>
          </table:table-cell>
          <table:table-cell office:value-type="string" calcext:value-type="string">
            <text:p>936565656</text:p>
          </table:table-cell>
          <table:table-cell office:value-type="string" calcext:value-type="string">
            <text:p>645121212</text:p>
          </table:table-cell>
          <table:table-cell office:value-type="string" calcext:value-type="string">
            <text:p>anabel@altecom.es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66-09-17" calcext:value-type="date">
            <text:p>17/09/66</text:p>
          </table:table-cell>
          <table:table-cell office:value-type="string" calcext:value-type="string">
            <text:p>Casado/a</text:p>
          </table:table-cell>
          <table:table-cell office:value-type="float" office:value="1" calcext:value-type="float">
            <text:p>1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Conductor/a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catalán</text:p>
          </table:table-cell>
          <table:table-cell office:value-type="float" office:value="0" calcext:value-type="float">
            <text:p>0</text:p>
          </table:table-cell>
          <table:table-cell office:value-type="float" office:value="17500" calcext:value-type="float">
            <text:p>17500</text:p>
          </table:table-cell>
          <table:table-cell office:value-type="float" office:value="70" calcext:value-type="float">
            <text:p>70</text:p>
          </table:table-cell>
          <table:table-cell office:value-type="float" office:value="1.72" calcext:value-type="float">
            <text:p>1,72</text:p>
          </table:table-cell>
          <table:table-cell office:value-type="string" calcext:value-type="string">
            <text:p>Pelirrojo</text:p>
          </table:table-cell>
          <table:table-cell office:value-type="string" calcext:value-type="string">
            <text:p>Verdes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Romanticismo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Realismo</text:p>
          </table:table-cell>
          <table:table-cell table:number-columns-repeated="99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ntiga</text:p>
          </table:table-cell>
          <table:table-cell office:value-type="string" calcext:value-type="string">
            <text:p>RAYA GARCIA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JACINT VERDAGUER , 52, 3R, 1A.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6752156</text:p>
          </table:table-cell>
          <table:table-cell/>
          <table:table-cell office:value-type="string" calcext:value-type="string">
            <text:p>antiga@minorisa.es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67-10-10" calcext:value-type="date">
            <text:p>10/10/67</text:p>
          </table:table-cell>
          <table:table-cell office:value-type="string" calcext:value-type="string">
            <text:p>Casado/a</text:p>
          </table:table-cell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Oficial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catalán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.81" calcext:value-type="float">
            <text:p>1,81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Azul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Los días lluviosos</text:p>
          </table:table-cell>
          <table:table-cell table:number-columns-repeated="99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llador</text:p>
          </table:table-cell>
          <table:table-cell office:value-type="string" calcext:value-type="string">
            <text:p>ANDREU CRUZ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JOAN MIRÓ , 10</text:p>
          </table:table-cell>
          <table:table-cell office:value-type="string" calcext:value-type="string">
            <text:p>Tarragona</text:p>
          </table:table-cell>
          <table:table-cell office:value-type="string" calcext:value-type="string">
            <text:p>938300025</text:p>
          </table:table-cell>
          <table:table-cell office:value-type="string" calcext:value-type="string">
            <text:p>648221111</text:p>
          </table:table-cell>
          <table:table-cell office:value-type="string" calcext:value-type="string">
            <text:p>ballador@hotmail.com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0-05-29" calcext:value-type="date">
            <text:p>29/05/60</text:p>
          </table:table-cell>
          <table:table-cell office:value-type="string" calcext:value-type="string">
            <text:p>Otros</text:p>
          </table:table-cell>
          <table:table-cell office:value-type="float" office:value="1" calcext:value-type="float">
            <text:p>1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catalán</text:p>
          </table:table-cell>
          <table:table-cell office:value-type="float" office:value="1200" calcext:value-type="float">
            <text:p>1200</text:p>
          </table:table-cell>
          <table:table-cell office:value-type="float" office:value="87800" calcext:value-type="float">
            <text:p>87800</text:p>
          </table:table-cell>
          <table:table-cell office:value-type="float" office:value="99" calcext:value-type="float">
            <text:p>99</text:p>
          </table:table-cell>
          <table:table-cell office:value-type="float" office:value="1.62" calcext:value-type="float">
            <text:p>1,62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Otro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Romanticismo</text:p>
          </table:table-cell>
          <table:table-cell office:value-type="string" calcext:value-type="string">
            <text:p>Alegría</text:p>
          </table:table-cell>
          <table:table-cell table:number-columns-repeated="99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lladora</text:p>
          </table:table-cell>
          <table:table-cell office:value-type="string" calcext:value-type="string">
            <text:p>BARALDÉS COMAS</text:p>
          </table:table-cell>
          <table:table-cell office:value-type="string" calcext:value-type="string">
            <text:p>MARIA ISABEL</text:p>
          </table:table-cell>
          <table:table-cell office:value-type="string" calcext:value-type="string">
            <text:p>JAUME GALOBART , 12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938385567</text:p>
          </table:table-cell>
          <table:table-cell office:value-type="string" calcext:value-type="string">
            <text:p>658444412</text:p>
          </table:table-cell>
          <table:table-cell office:value-type="string" calcext:value-type="string">
            <text:p>balladora@altecom.es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68-03-11" calcext:value-type="date">
            <text:p>11/03/68</text:p>
          </table:table-cell>
          <table:table-cell office:value-type="string" calcext:value-type="string">
            <text:p>Divorciado/a</text:p>
          </table:table-cell>
          <table:table-cell office:value-type="float" office:value="0" calcext:value-type="float">
            <text:p>0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Diseñador/a</text:p>
          </table:table-cell>
          <table:table-cell office:value-type="string" calcext:value-type="string">
            <text:p>Elementales</text:p>
          </table:table-cell>
          <table:table-cell office:value-type="string" calcext:value-type="string">
            <text:p>catalán</text:p>
          </table:table-cell>
          <table:table-cell office:value-type="float" office:value="800" calcext:value-type="float">
            <text:p>800</text:p>
          </table:table-cell>
          <table:table-cell office:value-type="float" office:value="71000" calcext:value-type="float">
            <text:p>71000</text:p>
          </table:table-cell>
          <table:table-cell office:value-type="float" office:value="87" calcext:value-type="float">
            <text:p>87</text:p>
          </table:table-cell>
          <table:table-cell office:value-type="float" office:value="1.56" calcext:value-type="float">
            <text:p>1,56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Otr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Inteligencia</text:p>
          </table:table-cell>
          <table:table-cell table:number-columns-repeated="99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rbilla</text:p>
          </table:table-cell>
          <table:table-cell office:value-type="string" calcext:value-type="string">
            <text:p>BERENGUERAS CULLERÉS</text:p>
          </table:table-cell>
          <table:table-cell office:value-type="string" calcext:value-type="string">
            <text:p>ADRIÀ</text:p>
          </table:table-cell>
          <table:table-cell office:value-type="string" calcext:value-type="string">
            <text:p>PINTOR SERT , 12, 1R., 1A.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937809812</text:p>
          </table:table-cell>
          <table:table-cell office:value-type="string" calcext:value-type="string">
            <text:p>654899994</text:p>
          </table:table-cell>
          <table:table-cell office:value-type="string" calcext:value-type="string">
            <text:p>barbilla@hotmail.com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4-09-23" calcext:value-type="date">
            <text:p>23/09/64</text:p>
          </table:table-cell>
          <table:table-cell office:value-type="string" calcext:value-type="string">
            <text:p>Soltero/a</text:p>
          </table:table-cell>
          <table:table-cell office:value-type="float" office:value="0" calcext:value-type="float">
            <text:p>0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Elementales</text:p>
          </table:table-cell>
          <table:table-cell office:value-type="string" calcext:value-type="string">
            <text:p>catalán</text:p>
          </table:table-cell>
          <table:table-cell office:value-type="float" office:value="300" calcext:value-type="float">
            <text:p>300</text:p>
          </table:table-cell>
          <table:table-cell office:value-type="float" office:value="34300" calcext:value-type="float">
            <text:p>34300</text:p>
          </table:table-cell>
          <table:table-cell office:value-type="float" office:value="92" calcext:value-type="float">
            <text:p>92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Marrones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Romanticismo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Romanticismo</text:p>
          </table:table-cell>
          <table:table-cell table:number-columns-repeated="99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ugo</text:p>
          </table:table-cell>
          <table:table-cell office:value-type="string" calcext:value-type="string">
            <text:p>LÓPEZ DE PABLO GARCIA UCEDA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BELLAVISTA , 30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936520741</text:p>
          </table:table-cell>
          <table:table-cell/>
          <table:table-cell office:value-type="string" calcext:value-type="string">
            <text:p>besugo@minorisa.es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6-01-13" calcext:value-type="date">
            <text:p>13/01/66</text:p>
          </table:table-cell>
          <table:table-cell office:value-type="string" calcext:value-type="string">
            <text:p>Divorciado/a</text:p>
          </table:table-cell>
          <table:table-cell office:value-type="float" office:value="0" calcext:value-type="float">
            <text:p>0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catalán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87" calcext:value-type="float">
            <text:p>1,87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Otr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Romanticismo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La gente gorda</text:p>
          </table:table-cell>
          <table:table-cell table:number-columns-repeated="99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ogart</text:p>
          </table:table-cell>
          <table:table-cell office:value-type="string" calcext:value-type="string">
            <text:p>ARNAU MORENO</text:p>
          </table:table-cell>
          <table:table-cell office:value-type="string" calcext:value-type="string">
            <text:p>ELIOT</text:p>
          </table:table-cell>
          <table:table-cell office:value-type="string" calcext:value-type="string">
            <text:p>MONTURIOL , 10, 1R.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938202456</text:p>
          </table:table-cell>
          <table:table-cell/>
          <table:table-cell office:value-type="string" calcext:value-type="string">
            <text:p>bogart@terra.es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57-09-02" calcext:value-type="date">
            <text:p>02/09/57</text:p>
          </table:table-cell>
          <table:table-cell office:value-type="string" calcext:value-type="string">
            <text:p>Soltero/a</text:p>
          </table:table-cell>
          <table:table-cell office:value-type="float" office:value="2" calcext:value-type="float">
            <text:p>2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Asesor/a fiscal</text:p>
          </table:table-cell>
          <table:table-cell office:value-type="string" calcext:value-type="string">
            <text:p>Elementales</text:p>
          </table:table-cell>
          <table:table-cell office:value-type="string" calcext:value-type="string">
            <text:p>castellano</text:p>
          </table:table-cell>
          <table:table-cell office:value-type="float" office:value="3100" calcext:value-type="float">
            <text:p>31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82" calcext:value-type="float">
            <text:p>1,82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Buen Humor</text:p>
          </table:table-cell>
          <table:table-cell table:number-columns-repeated="99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ond</text:p>
          </table:table-cell>
          <table:table-cell office:value-type="string" calcext:value-type="string">
            <text:p>RAYA GAVILAN</text:p>
          </table:table-cell>
          <table:table-cell office:value-type="string" calcext:value-type="string">
            <text:p>JORDI</text:p>
          </table:table-cell>
          <table:table-cell office:value-type="string" calcext:value-type="string">
            <text:p>JACINT VERDAGUER , 52, 2N., 4A.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938754554</text:p>
          </table:table-cell>
          <table:table-cell/>
          <table:table-cell office:value-type="string" calcext:value-type="string">
            <text:p>bond@terra.es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9-07-18" calcext:value-type="date">
            <text:p>18/07/69</text:p>
          </table:table-cell>
          <table:table-cell office:value-type="string" calcext:value-type="string">
            <text:p>Casado/a</text:p>
          </table:table-cell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Arquitecto/a</text:p>
          </table:table-cell>
          <table:table-cell office:value-type="string" calcext:value-type="string">
            <text:p>Licenciado/a</text:p>
          </table:table-cell>
          <table:table-cell office:value-type="string" calcext:value-type="string">
            <text:p>gallego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Otr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Romanticismo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Buen Humor</text:p>
          </table:table-cell>
          <table:table-cell table:number-columns-repeated="99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orreguero</text:p>
          </table:table-cell>
          <table:table-cell office:value-type="string" calcext:value-type="string">
            <text:p>ZAMBUDIO FIGULS</text:p>
          </table:table-cell>
          <table:table-cell office:value-type="string" calcext:value-type="string">
            <text:p>LLUÍS</text:p>
          </table:table-cell>
          <table:table-cell office:value-type="string" calcext:value-type="string">
            <text:p>CASA NOVA , 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936875544</text:p>
          </table:table-cell>
          <table:table-cell office:value-type="string" calcext:value-type="string">
            <text:p>625411320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date" office:date-value="1969-01-30" calcext:value-type="date">
            <text:p>30/01/69</text:p>
          </table:table-cell>
          <table:table-cell office:value-type="string" calcext:value-type="string">
            <text:p>Soltero/a</text:p>
          </table:table-cell>
          <table:table-cell office:value-type="float" office:value="1" calcext:value-type="float">
            <text:p>1</text:p>
          </table:table-cell>
          <table:table-cell table:formula="of:=TRUE()" office:value-type="boolean" office:boolean-value="true" calcext:value-type="boolean">
            <text:p>VERDADERO</text:p>
          </table:table-cell>
          <table:table-cell/>
          <table:table-cell office:value-type="string" calcext:value-type="string">
            <text:p>EGB</text:p>
          </table:table-cell>
          <table:table-cell office:value-type="string" calcext:value-type="string">
            <text:p>catalán</text:p>
          </table:table-cell>
          <table:table-cell office:value-type="float" office:value="1100" calcext:value-type="float">
            <text:p>1100</text:p>
          </table:table-cell>
          <table:table-cell office:value-type="float" office:value="113600" calcext:value-type="float">
            <text:p>113600</text:p>
          </table:table-cell>
          <table:table-cell office:value-type="float" office:value="104" calcext:value-type="float">
            <text:p>104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Verd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Sinceridad</text:p>
          </table:table-cell>
          <table:table-cell table:number-columns-repeated="99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abeza larga</text:p>
          </table:table-cell>
          <table:table-cell office:value-type="string" calcext:value-type="string">
            <text:p>BIDAULT CULLERÉS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DE LA CAÇA , 12, 1R., C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935880712</text:p>
          </table:table-cell>
          <table:table-cell office:value-type="string" calcext:value-type="string">
            <text:p>690522200</text:p>
          </table:table-cell>
          <table:table-cell office:value-type="string" calcext:value-type="string">
            <text:p>cabeza larga@cataloniamail.com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67-04-02" calcext:value-type="date">
            <text:p>02/04/67</text:p>
          </table:table-cell>
          <table:table-cell office:value-type="string" calcext:value-type="string">
            <text:p>Casado/a</text:p>
          </table:table-cell>
          <table:table-cell/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Contable</text:p>
          </table:table-cell>
          <table:table-cell office:value-type="string" calcext:value-type="string">
            <text:p>Licenciado/a</text:p>
          </table:table-cell>
          <table:table-cell office:value-type="string" calcext:value-type="string">
            <text:p>castellano</text:p>
          </table:table-cell>
          <table:table-cell office:value-type="float" office:value="500" calcext:value-type="float">
            <text:p>500</text:p>
          </table:table-cell>
          <table:table-cell office:value-type="float" office:value="10900" calcext:value-type="float">
            <text:p>10900</text:p>
          </table:table-cell>
          <table:table-cell office:value-type="float" office:value="74" calcext:value-type="float">
            <text:p>74</text:p>
          </table:table-cell>
          <table:table-cell office:value-type="float" office:value="1.87" calcext:value-type="float">
            <text:p>1,87</text:p>
          </table:table-cell>
          <table:table-cell office:value-type="string" calcext:value-type="string">
            <text:p>Pelirrojo</text:p>
          </table:table-cell>
          <table:table-cell office:value-type="string" calcext:value-type="string">
            <text:p>Negros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Inteligencia</text:p>
          </table:table-cell>
          <table:table-cell table:number-columns-repeated="99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aga-novias</text:p>
          </table:table-cell>
          <table:table-cell office:value-type="string" calcext:value-type="string">
            <text:p>BIOSCA FONTANET</text:p>
          </table:table-cell>
          <table:table-cell office:value-type="string" calcext:value-type="string">
            <text:p>JORDI</text:p>
          </table:table-cell>
          <table:table-cell office:value-type="string" calcext:value-type="string">
            <text:p>PINTOR SERT , 12, 2N., 1A.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936875255</text:p>
          </table:table-cell>
          <table:table-cell office:value-type="string" calcext:value-type="string">
            <text:p>647821111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date" office:date-value="1958-09-03" calcext:value-type="date">
            <text:p>03/09/58</text:p>
          </table:table-cell>
          <table:table-cell office:value-type="string" calcext:value-type="string">
            <text:p>Otros</text:p>
          </table:table-cell>
          <table:table-cell office:value-type="float" office:value="3" calcext:value-type="float">
            <text:p>3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Camarero/a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catalán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1.75" calcext:value-type="float">
            <text:p>1,75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Azul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Realismo</text:p>
          </table:table-cell>
          <table:table-cell table:number-columns-repeated="99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alandria</text:p>
          </table:table-cell>
          <table:table-cell office:value-type="string" calcext:value-type="string">
            <text:p>ZAFRA FIGULS</text:p>
          </table:table-cell>
          <table:table-cell office:value-type="string" calcext:value-type="string">
            <text:p>DOUNYA</text:p>
          </table:table-cell>
          <table:table-cell office:value-type="string" calcext:value-type="string">
            <text:p>CASA SARA , </text:p>
          </table:table-cell>
          <table:table-cell office:value-type="string" calcext:value-type="string">
            <text:p>Tarragona</text:p>
          </table:table-cell>
          <table:table-cell office:value-type="string" calcext:value-type="string">
            <text:p>936542775</text:p>
          </table:table-cell>
          <table:table-cell table:number-columns-repeated="3"/>
          <table:table-cell office:value-type="string" calcext:value-type="string">
            <text:p>Mujer</text:p>
          </table:table-cell>
          <table:table-cell office:value-type="date" office:date-value="1966-05-31" calcext:value-type="date">
            <text:p>31/05/66</text:p>
          </table:table-cell>
          <table:table-cell office:value-type="string" calcext:value-type="string">
            <text:p>Separado/a</text:p>
          </table:table-cell>
          <table:table-cell office:value-type="float" office:value="1" calcext:value-type="float">
            <text:p>1</text:p>
          </table:table-cell>
          <table:table-cell table:formula="of:=TRUE()" office:value-type="boolean" office:boolean-value="true" calcext:value-type="boolean">
            <text:p>VERDADERO</text:p>
          </table:table-cell>
          <table:table-cell/>
          <table:table-cell office:value-type="string" calcext:value-type="string">
            <text:p>EGB</text:p>
          </table:table-cell>
          <table:table-cell office:value-type="string" calcext:value-type="string">
            <text:p>castellano</text:p>
          </table:table-cell>
          <table:table-cell office:value-type="float" office:value="400" calcext:value-type="float">
            <text:p>400</text:p>
          </table:table-cell>
          <table:table-cell office:value-type="float" office:value="91400" calcext:value-type="float">
            <text:p>91400</text:p>
          </table:table-cell>
          <table:table-cell office:value-type="float" office:value="107" calcext:value-type="float">
            <text:p>107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Marrones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Romanticismo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La gente prepotente</text:p>
          </table:table-cell>
          <table:table-cell table:number-columns-repeated="99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ngur</text:p>
          </table:table-cell>
          <table:table-cell office:value-type="string" calcext:value-type="string">
            <text:p>ALEU ICART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ARTÈS , 1, 1R, 1A.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8773545</text:p>
          </table:table-cell>
          <table:table-cell/>
          <table:table-cell office:value-type="string" calcext:value-type="string">
            <text:p>cangur@intercom.es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7-09-21" calcext:value-type="date">
            <text:p>21/09/67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Elementales</text:p>
          </table:table-cell>
          <table:table-cell office:value-type="string" calcext:value-type="string">
            <text:p>catalán</text:p>
          </table:table-cell>
          <table:table-cell office:value-type="float" office:value="1100" calcext:value-type="float">
            <text:p>1100</text:p>
          </table:table-cell>
          <table:table-cell office:value-type="float" office:value="102800" calcext:value-type="float">
            <text:p>102800</text:p>
          </table:table-cell>
          <table:table-cell office:value-type="float" office:value="79" calcext:value-type="float">
            <text:p>79</text:p>
          </table:table-cell>
          <table:table-cell office:value-type="float" office:value="1.86" calcext:value-type="float">
            <text:p>1,86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Azul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Excelente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Sencillez</text:p>
          </table:table-cell>
          <table:table-cell table:number-columns-repeated="99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antinflas</text:p>
          </table:table-cell>
          <table:table-cell office:value-type="string" calcext:value-type="string">
            <text:p>BADIA TORNÉ</text:p>
          </table:table-cell>
          <table:table-cell office:value-type="string" calcext:value-type="string">
            <text:p>ANDREU</text:p>
          </table:table-cell>
          <table:table-cell office:value-type="string" calcext:value-type="string">
            <text:p>GENERAL PRIM , 11, 2N.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938200022</text:p>
          </table:table-cell>
          <table:table-cell table:number-columns-repeated="3"/>
          <table:table-cell office:value-type="string" calcext:value-type="string">
            <text:p>Hombre</text:p>
          </table:table-cell>
          <table:table-cell office:value-type="date" office:date-value="1963-02-23" calcext:value-type="date">
            <text:p>23/02/63</text:p>
          </table:table-cell>
          <table:table-cell office:value-type="string" calcext:value-type="string">
            <text:p>Separado/a</text:p>
          </table:table-cell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Diplomado/a</text:p>
          </table:table-cell>
          <table:table-cell office:value-type="string" calcext:value-type="string">
            <text:p>euskara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.79" calcext:value-type="float">
            <text:p>1,79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Verd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Sinceridad</text:p>
          </table:table-cell>
          <table:table-cell table:number-columns-repeated="2" office:value-type="string" calcext:value-type="string">
            <text:p>Romanticismo</text:p>
          </table:table-cell>
          <table:table-cell office:value-type="string" calcext:value-type="string">
            <text:p>Sencillez</text:p>
          </table:table-cell>
          <table:table-cell table:number-columns-repeated="99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nto</text:p>
          </table:table-cell>
          <table:table-cell office:value-type="string" calcext:value-type="string">
            <text:p>MORALES GESE</text:p>
          </table:table-cell>
          <table:table-cell office:value-type="string" calcext:value-type="string">
            <text:p>RAMON</text:p>
          </table:table-cell>
          <table:table-cell office:value-type="string" calcext:value-type="string">
            <text:p>CAU DE LA GUINEU , 4</text:p>
          </table:table-cell>
          <table:table-cell office:value-type="string" calcext:value-type="string">
            <text:p>Tarragona</text:p>
          </table:table-cell>
          <table:table-cell office:value-type="string" calcext:value-type="string">
            <text:p>936512545</text:p>
          </table:table-cell>
          <table:table-cell table:number-columns-repeated="3"/>
          <table:table-cell office:value-type="string" calcext:value-type="string">
            <text:p>Hombre</text:p>
          </table:table-cell>
          <table:table-cell office:value-type="date" office:date-value="1958-01-26" calcext:value-type="date">
            <text:p>26/01/58</text:p>
          </table:table-cell>
          <table:table-cell office:value-type="string" calcext:value-type="string">
            <text:p>Casado/a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Abogado/a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catalán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81" calcext:value-type="float">
            <text:p>1,81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Verd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Sinceridad</text:p>
          </table:table-cell>
          <table:table-cell table:number-columns-repeated="99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parranas</text:p>
          </table:table-cell>
          <table:table-cell office:value-type="string" calcext:value-type="string">
            <text:p>BLANCO FONTANET</text:p>
          </table:table-cell>
          <table:table-cell office:value-type="string" calcext:value-type="string">
            <text:p>DAVID-JESE</text:p>
          </table:table-cell>
          <table:table-cell office:value-type="string" calcext:value-type="string">
            <text:p>JOAN SANMARTÍ , 12, 2N., 2A.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937785655</text:p>
          </table:table-cell>
          <table:table-cell office:value-type="string" calcext:value-type="string">
            <text:p>632548744</text:p>
          </table:table-cell>
          <table:table-cell office:value-type="string" calcext:value-type="string">
            <text:p>caparranas@altecom.es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0-09-23" calcext:value-type="date">
            <text:p>23/09/60</text:p>
          </table:table-cell>
          <table:table-cell office:value-type="string" calcext:value-type="string">
            <text:p>Otros</text:p>
          </table:table-cell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office:value-type="string" calcext:value-type="string">
            <text:p>Elementales</text:p>
          </table:table-cell>
          <table:table-cell office:value-type="string" calcext:value-type="string">
            <text:p>castellano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.57" calcext:value-type="float">
            <text:p>1,57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Romanticism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Buen Humor</text:p>
          </table:table-cell>
          <table:table-cell table:number-columns-repeated="99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ra corta</text:p>
          </table:table-cell>
          <table:table-cell office:value-type="string" calcext:value-type="string">
            <text:p>ALVAREZ FERNÁNDEZ</text:p>
          </table:table-cell>
          <table:table-cell office:value-type="string" calcext:value-type="string">
            <text:p>ARAN</text:p>
          </table:table-cell>
          <table:table-cell office:value-type="string" calcext:value-type="string">
            <text:p>PROL. PADRÓ , 1, 3R. 1A.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938300385</text:p>
          </table:table-cell>
          <table:table-cell office:value-type="string" calcext:value-type="string">
            <text:p>632986321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date" office:date-value="1964-09-27" calcext:value-type="date">
            <text:p>27/09/64</text:p>
          </table:table-cell>
          <table:table-cell office:value-type="string" calcext:value-type="string">
            <text:p>Soltero/a</text:p>
          </table:table-cell>
          <table:table-cell office:value-type="float" office:value="2" calcext:value-type="float">
            <text:p>2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Taxista</text:p>
          </table:table-cell>
          <table:table-cell office:value-type="string" calcext:value-type="string">
            <text:p>Elementales</text:p>
          </table:table-cell>
          <table:table-cell office:value-type="string" calcext:value-type="string">
            <text:p>castellano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Marrones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Ternura</text:p>
          </table:table-cell>
          <table:table-cell table:number-columns-repeated="99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ariñosa</text:p>
          </table:table-cell>
          <table:table-cell office:value-type="string" calcext:value-type="string">
            <text:p>GARCIA ALMOGUERA</text:p>
          </table:table-cell>
          <table:table-cell office:value-type="string" calcext:value-type="string">
            <text:p>GEMMA</text:p>
          </table:table-cell>
          <table:table-cell office:value-type="string" calcext:value-type="string">
            <text:p>SALLENT , 22, 2N.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6520471</text:p>
          </table:table-cell>
          <table:table-cell office:value-type="string" calcext:value-type="string">
            <text:p>647111021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date" office:date-value="1962-03-22" calcext:value-type="date">
            <text:p>22/03/62</text:p>
          </table:table-cell>
          <table:table-cell office:value-type="string" calcext:value-type="string">
            <text:p>Soltero/a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/>
          <table:table-cell office:value-type="string" calcext:value-type="string">
            <text:p>Bachillerato</text:p>
          </table:table-cell>
          <table:table-cell office:value-type="string" calcext:value-type="string">
            <text:p>catalán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Pelirrojo</text:p>
          </table:table-cell>
          <table:table-cell office:value-type="string" calcext:value-type="string">
            <text:p>Azul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table:number-columns-repeated="2" office:value-type="string" calcext:value-type="string">
            <text:p>TV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Los políticos</text:p>
          </table:table-cell>
          <table:table-cell table:number-columns-repeated="99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arretero</text:p>
          </table:table-cell>
          <table:table-cell office:value-type="string" calcext:value-type="string">
            <text:p>LIBORI FIGUERAS</text:p>
          </table:table-cell>
          <table:table-cell office:value-type="string" calcext:value-type="string">
            <text:p>IVAN</text:p>
          </table:table-cell>
          <table:table-cell office:value-type="string" calcext:value-type="string">
            <text:p>JOAN MIRÓ , 3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936012445</text:p>
          </table:table-cell>
          <table:table-cell office:value-type="string" calcext:value-type="string">
            <text:p>625481111</text:p>
          </table:table-cell>
          <table:table-cell office:value-type="string" calcext:value-type="string">
            <text:p>carretero@intercom.es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5-07-23" calcext:value-type="date">
            <text:p>23/07/65</text:p>
          </table:table-cell>
          <table:table-cell office:value-type="string" calcext:value-type="string">
            <text:p>Divorciado/a</text:p>
          </table:table-cell>
          <table:table-cell office:value-type="float" office:value="0" calcext:value-type="float">
            <text:p>0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office:value-type="string" calcext:value-type="string">
            <text:p>EGB</text:p>
          </table:table-cell>
          <table:table-cell office:value-type="string" calcext:value-type="string">
            <text:p>castellano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1.56" calcext:value-type="float">
            <text:p>1,56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Otro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Ternura</text:p>
          </table:table-cell>
          <table:table-cell table:number-columns-repeated="99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ela</text:p>
          </table:table-cell>
          <table:table-cell office:value-type="string" calcext:value-type="string">
            <text:p>BIDAULT PUEYO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LUÍS CASTELLS , 12, 2N.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4500611</text:p>
          </table:table-cell>
          <table:table-cell/>
          <table:table-cell office:value-type="string" calcext:value-type="string">
            <text:p>cela@altecom.es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9-05-13" calcext:value-type="date">
            <text:p>13/05/69</text:p>
          </table:table-cell>
          <table:table-cell office:value-type="string" calcext:value-type="string">
            <text:p>Divorciado/a</text:p>
          </table:table-cell>
          <table:table-cell/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Oficial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francés</text:p>
          </table:table-cell>
          <table:table-cell office:value-type="float" office:value="500" calcext:value-type="float">
            <text:p>500</text:p>
          </table:table-cell>
          <table:table-cell office:value-type="float" office:value="120300" calcext:value-type="float">
            <text:p>120300</text:p>
          </table:table-cell>
          <table:table-cell office:value-type="float" office:value="102" calcext:value-type="float">
            <text:p>102</text:p>
          </table:table-cell>
          <table:table-cell office:value-type="float" office:value="1.57" calcext:value-type="float">
            <text:p>1,57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Otr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Fortaleza</text:p>
          </table:table-cell>
          <table:table-cell table:number-columns-repeated="99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co</text:p>
          </table:table-cell>
          <table:table-cell office:value-type="string" calcext:value-type="string">
            <text:p>BENITEZ JOSE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SANT VALENTÍ , 12, 1R.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937885544</text:p>
          </table:table-cell>
          <table:table-cell/>
          <table:table-cell office:value-type="string" calcext:value-type="string">
            <text:p>coco@hotmail.com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6-05-17" calcext:value-type="date">
            <text:p>17/05/66</text:p>
          </table:table-cell>
          <table:table-cell office:value-type="string" calcext:value-type="string">
            <text:p>Divorciado/a</text:p>
          </table:table-cell>
          <table:table-cell office:value-type="float" office:value="2" calcext:value-type="float">
            <text:p>2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Asesor/a fiscal</text:p>
          </table:table-cell>
          <table:table-cell office:value-type="string" calcext:value-type="string">
            <text:p>Elementales</text:p>
          </table:table-cell>
          <table:table-cell office:value-type="string" calcext:value-type="string">
            <text:p>catalán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Azules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Alegría</text:p>
          </table:table-cell>
          <table:table-cell table:number-columns-repeated="2" office:value-type="string" calcext:value-type="string">
            <text:p>Sinceridad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Viajar en avión</text:p>
          </table:table-cell>
          <table:table-cell table:number-columns-repeated="99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nejo</text:p>
          </table:table-cell>
          <table:table-cell office:value-type="string" calcext:value-type="string">
            <text:p>PASCUAL FLORES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ÀNGEL GUIMERÀ , 43, 2N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936512105</text:p>
          </table:table-cell>
          <table:table-cell/>
          <table:table-cell office:value-type="string" calcext:value-type="string">
            <text:p>conejo@minorisa.es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59-08-02" calcext:value-type="date">
            <text:p>02/08/59</text:p>
          </table:table-cell>
          <table:table-cell office:value-type="string" calcext:value-type="string">
            <text:p>Separado/a</text:p>
          </table:table-cell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office:value-type="string" calcext:value-type="string">
            <text:p>Elementales</text:p>
          </table:table-cell>
          <table:table-cell office:value-type="string" calcext:value-type="string">
            <text:p>castellano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.75" calcext:value-type="float">
            <text:p>1,75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Verd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Sinceridad</text:p>
          </table:table-cell>
          <table:table-cell table:number-columns-repeated="99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rcel</text:p>
          </table:table-cell>
          <table:table-cell office:value-type="string" calcext:value-type="string">
            <text:p>AYALA TORNÉ</text:p>
          </table:table-cell>
          <table:table-cell office:value-type="string" calcext:value-type="string">
            <text:p>JESUS</text:p>
          </table:table-cell>
          <table:table-cell office:value-type="string" calcext:value-type="string">
            <text:p>JAUME GALOBART , 11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938202200</text:p>
          </table:table-cell>
          <table:table-cell/>
          <table:table-cell office:value-type="string" calcext:value-type="string">
            <text:p>corcel@altecom.es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59-01-04" calcext:value-type="date">
            <text:p>04/01/59</text:p>
          </table:table-cell>
          <table:table-cell office:value-type="string" calcext:value-type="string">
            <text:p>Separado/a</text:p>
          </table:table-cell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Dependiente/a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catalá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.82" calcext:value-type="float">
            <text:p>1,82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on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Sinceridad</text:p>
          </table:table-cell>
          <table:table-cell table:number-columns-repeated="99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uca</text:p>
          </table:table-cell>
          <table:table-cell office:value-type="string" calcext:value-type="string">
            <text:p>LISTAN FIGUERAS</text:p>
          </table:table-cell>
          <table:table-cell office:value-type="string" calcext:value-type="string">
            <text:p>GEMMA</text:p>
          </table:table-cell>
          <table:table-cell office:value-type="string" calcext:value-type="string">
            <text:p>AVINGUDA TRES , 3, 1R., 1A.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939965585</text:p>
          </table:table-cell>
          <table:table-cell table:number-columns-repeated="3"/>
          <table:table-cell office:value-type="string" calcext:value-type="string">
            <text:p>Mujer</text:p>
          </table:table-cell>
          <table:table-cell office:value-type="date" office:date-value="1968-11-29" calcext:value-type="date">
            <text:p>29/11/68</text:p>
          </table:table-cell>
          <table:table-cell office:value-type="string" calcext:value-type="string">
            <text:p>Divorciado/a</text:p>
          </table:table-cell>
          <table:table-cell office:value-type="float" office:value="0" calcext:value-type="float">
            <text:p>0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Arquitecto/a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catalán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.81" calcext:value-type="float">
            <text:p>1,81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Inteligencia</text:p>
          </table:table-cell>
          <table:table-cell table:number-columns-repeated="99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urie</text:p>
          </table:table-cell>
          <table:table-cell office:value-type="string" calcext:value-type="string">
            <text:p>RASERO GAVILAN</text:p>
          </table:table-cell>
          <table:table-cell office:value-type="string" calcext:value-type="string">
            <text:p>SILVIA</text:p>
          </table:table-cell>
          <table:table-cell office:value-type="string" calcext:value-type="string">
            <text:p>JACINT VERDAGUER , 52, 2N., 1A.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6541235</text:p>
          </table:table-cell>
          <table:table-cell office:value-type="string" calcext:value-type="string">
            <text:p>648555214</text:p>
          </table:table-cell>
          <table:table-cell office:value-type="string" calcext:value-type="string">
            <text:p>curie@minorisa.es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64-06-14" calcext:value-type="date">
            <text:p>14/06/64</text:p>
          </table:table-cell>
          <table:table-cell office:value-type="string" calcext:value-type="string">
            <text:p>Soltero/a</text:p>
          </table:table-cell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office:value-type="string" calcext:value-type="string">
            <text:p>Elementales</text:p>
          </table:table-cell>
          <table:table-cell office:value-type="string" calcext:value-type="string">
            <text:p>catalá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.62" calcext:value-type="float">
            <text:p>1,62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on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Los huevos fritos</text:p>
          </table:table-cell>
          <table:table-cell table:number-columns-repeated="99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Dalí</text:p>
          </table:table-cell>
          <table:table-cell office:value-type="string" calcext:value-type="string">
            <text:p>ARNALOT PUIG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DIPUTACIÓ , 10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938204054</text:p>
          </table:table-cell>
          <table:table-cell office:value-type="string" calcext:value-type="string">
            <text:p>621114452</text:p>
          </table:table-cell>
          <table:table-cell office:value-type="string" calcext:value-type="string">
            <text:p>dalí@wandoo.es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9-06-20" calcext:value-type="date">
            <text:p>20/06/69</text:p>
          </table:table-cell>
          <table:table-cell office:value-type="string" calcext:value-type="string">
            <text:p>Soltero/a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Profesor/a</text:p>
          </table:table-cell>
          <table:table-cell office:value-type="string" calcext:value-type="string">
            <text:p>Doctor/a</text:p>
          </table:table-cell>
          <table:table-cell office:value-type="string" calcext:value-type="string">
            <text:p>catalán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.71" calcext:value-type="float">
            <text:p>1,71</text:p>
          </table:table-cell>
          <table:table-cell office:value-type="string" calcext:value-type="string">
            <text:p>Pelirrojo</text:p>
          </table:table-cell>
          <table:table-cell office:value-type="string" calcext:value-type="string">
            <text:p>Verdes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Buen Humor</text:p>
          </table:table-cell>
          <table:table-cell table:number-columns-repeated="99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Diamant</text:p>
          </table:table-cell>
          <table:table-cell office:value-type="string" calcext:value-type="string">
            <text:p>MOLINER GARRIDO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VIC , 39, 1R., 2A.</text:p>
          </table:table-cell>
          <table:table-cell office:value-type="string" calcext:value-type="string">
            <text:p>Tarragona</text:p>
          </table:table-cell>
          <table:table-cell office:value-type="string" calcext:value-type="string">
            <text:p>936584541</text:p>
          </table:table-cell>
          <table:table-cell table:number-columns-repeated="3"/>
          <table:table-cell office:value-type="string" calcext:value-type="string">
            <text:p>Mujer</text:p>
          </table:table-cell>
          <table:table-cell office:value-type="date" office:date-value="1966-11-21" calcext:value-type="date">
            <text:p>21/11/66</text:p>
          </table:table-cell>
          <table:table-cell office:value-type="string" calcext:value-type="string">
            <text:p>Casado/a</text:p>
          </table:table-cell>
          <table:table-cell office:value-type="float" office:value="1" calcext:value-type="float">
            <text:p>1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Camarero/a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catalán</text:p>
          </table:table-cell>
          <table:table-cell office:value-type="float" office:value="2400" calcext:value-type="float">
            <text:p>2400</text:p>
          </table:table-cell>
          <table:table-cell office:value-type="float" office:value="15100" calcext:value-type="float">
            <text:p>15100</text:p>
          </table:table-cell>
          <table:table-cell office:value-type="float" office:value="106" calcext:value-type="float">
            <text:p>106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Pelirrojo</text:p>
          </table:table-cell>
          <table:table-cell office:value-type="string" calcext:value-type="string">
            <text:p>Azul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Barcelona</text:p>
          </table:table-cell>
          <table:table-cell table:number-columns-repeated="99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olça</text:p>
          </table:table-cell>
          <table:table-cell office:value-type="string" calcext:value-type="string">
            <text:p>GALOBART GARCIA</text:p>
          </table:table-cell>
          <table:table-cell office:value-type="string" calcext:value-type="string">
            <text:p>BERTA</text:p>
          </table:table-cell>
          <table:table-cell office:value-type="string" calcext:value-type="string">
            <text:p>GERMAN DURAN , 21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934111475</text:p>
          </table:table-cell>
          <table:table-cell/>
          <table:table-cell office:value-type="string" calcext:value-type="string">
            <text:p>dolça@cidet.com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59-05-17" calcext:value-type="date">
            <text:p>17/05/59</text:p>
          </table:table-cell>
          <table:table-cell office:value-type="string" calcext:value-type="string">
            <text:p>Separado/a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Contable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castellano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.71" calcext:value-type="float">
            <text:p>1,71</text:p>
          </table:table-cell>
          <table:table-cell office:value-type="string" calcext:value-type="string">
            <text:p>Pelirrojo</text:p>
          </table:table-cell>
          <table:table-cell office:value-type="string" calcext:value-type="string">
            <text:p>Negros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Serenidad</text:p>
          </table:table-cell>
          <table:table-cell table:number-columns-repeated="99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orada</text:p>
          </table:table-cell>
          <table:table-cell office:value-type="string" calcext:value-type="string">
            <text:p>LÓPEZ GARRIGASSAIT</text:p>
          </table:table-cell>
          <table:table-cell office:value-type="string" calcext:value-type="string">
            <text:p>BERTA</text:p>
          </table:table-cell>
          <table:table-cell office:value-type="string" calcext:value-type="string">
            <text:p>BELLAVISTA , 30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935687444</text:p>
          </table:table-cell>
          <table:table-cell/>
          <table:table-cell office:value-type="string" calcext:value-type="string">
            <text:p>dorada@intercom.es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65-07-11" calcext:value-type="date">
            <text:p>11/07/65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Administrativo/a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castellano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Verd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Los coches</text:p>
          </table:table-cell>
          <table:table-cell table:number-columns-repeated="99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lisa</text:p>
          </table:table-cell>
          <table:table-cell office:value-type="string" calcext:value-type="string">
            <text:p>SÁNCHEZ GÓMEZ</text:p>
          </table:table-cell>
          <table:table-cell office:value-type="string" calcext:value-type="string">
            <text:p>MIREIA</text:p>
          </table:table-cell>
          <table:table-cell office:value-type="string" calcext:value-type="string">
            <text:p>NOU , 7, 2N.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936658711</text:p>
          </table:table-cell>
          <table:table-cell office:value-type="string" calcext:value-type="string">
            <text:p>645874112</text:p>
          </table:table-cell>
          <table:table-cell office:value-type="string" calcext:value-type="string">
            <text:p>elisa@altecom.es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62-12-09" calcext:value-type="date">
            <text:p>09/12/62</text:p>
          </table:table-cell>
          <table:table-cell office:value-type="string" calcext:value-type="string">
            <text:p>Soltero/a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Administrativo/a</text:p>
          </table:table-cell>
          <table:table-cell office:value-type="string" calcext:value-type="string">
            <text:p>Elementales</text:p>
          </table:table-cell>
          <table:table-cell office:value-type="string" calcext:value-type="string">
            <text:p>castellano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87" calcext:value-type="float">
            <text:p>1,87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Otro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Excelente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Los políticos</text:p>
          </table:table-cell>
          <table:table-cell table:number-columns-repeated="99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ncarna</text:p>
          </table:table-cell>
          <table:table-cell office:value-type="string" calcext:value-type="string">
            <text:p>ALAVEDRA SUNYÉ</text:p>
          </table:table-cell>
          <table:table-cell office:value-type="string" calcext:value-type="string">
            <text:p>GEMMA</text:p>
          </table:table-cell>
          <table:table-cell office:value-type="string" calcext:value-type="string">
            <text:p>MANELIC , 1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8773941</text:p>
          </table:table-cell>
          <table:table-cell office:value-type="string" calcext:value-type="string">
            <text:p>632125482</text:p>
          </table:table-cell>
          <table:table-cell office:value-type="string" calcext:value-type="string">
            <text:p>encarna@hotmail.com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66-03-22" calcext:value-type="date">
            <text:p>22/03/66</text:p>
          </table:table-cell>
          <table:table-cell office:value-type="string" calcext:value-type="string">
            <text:p>Casado/a</text:p>
          </table:table-cell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Dependiente/a</text:p>
          </table:table-cell>
          <table:table-cell office:value-type="string" calcext:value-type="string">
            <text:p>Elementales</text:p>
          </table:table-cell>
          <table:table-cell office:value-type="string" calcext:value-type="string">
            <text:p>catalán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89" calcext:value-type="float">
            <text:p>1,89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Negro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Fortaleza</text:p>
          </table:table-cell>
          <table:table-cell table:number-columns-repeated="99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entesa</text:p>
          </table:table-cell>
          <table:table-cell office:value-type="string" calcext:value-type="string">
            <text:p>ALIGUÉ BONVEHÍ</text:p>
          </table:table-cell>
          <table:table-cell office:value-type="string" calcext:value-type="string">
            <text:p>MARIA ISABEL</text:p>
          </table:table-cell>
          <table:table-cell office:value-type="string" calcext:value-type="string">
            <text:p>DE LA PESCA , 1, 1R., 1A.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938305295</text:p>
          </table:table-cell>
          <table:table-cell/>
          <table:table-cell office:value-type="string" calcext:value-type="string">
            <text:p>entesa@altecom.es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67-02-22" calcext:value-type="date">
            <text:p>22/02/67</text:p>
          </table:table-cell>
          <table:table-cell office:value-type="string" calcext:value-type="string">
            <text:p>Casado/a</text:p>
          </table:table-cell>
          <table:table-cell office:value-type="float" office:value="0" calcext:value-type="float">
            <text:p>0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Asesor/a fiscal</text:p>
          </table:table-cell>
          <table:table-cell office:value-type="string" calcext:value-type="string">
            <text:p>Bachillerato</text:p>
          </table:table-cell>
          <table:table-cell office:value-type="string" calcext:value-type="string">
            <text:p>castellano</text:p>
          </table:table-cell>
          <table:table-cell office:value-type="float" office:value="0" calcext:value-type="float">
            <text:p>0</text:p>
          </table:table-cell>
          <table:table-cell office:value-type="float" office:value="62600" calcext:value-type="float">
            <text:p>62600</text:p>
          </table:table-cell>
          <table:table-cell office:value-type="float" office:value="68" calcext:value-type="float">
            <text:p>68</text:p>
          </table:table-cell>
          <table:table-cell office:value-type="float" office:value="1.83" calcext:value-type="float">
            <text:p>1,83</text:p>
          </table:table-cell>
          <table:table-cell office:value-type="string" calcext:value-type="string">
            <text:p>Pelirrojo</text:p>
          </table:table-cell>
          <table:table-cell office:value-type="string" calcext:value-type="string">
            <text:p>Otr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Fortaleza</text:p>
          </table:table-cell>
          <table:table-cell table:number-columns-repeated="99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ntierravivos</text:p>
          </table:table-cell>
          <table:table-cell office:value-type="string" calcext:value-type="string">
            <text:p>MAS FRANCH</text:p>
          </table:table-cell>
          <table:table-cell office:value-type="string" calcext:value-type="string">
            <text:p>TONI</text:p>
          </table:table-cell>
          <table:table-cell office:value-type="string" calcext:value-type="string">
            <text:p>PIRINEUS , 34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936524446</text:p>
          </table:table-cell>
          <table:table-cell office:value-type="string" calcext:value-type="string">
            <text:p>621445221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date" office:date-value="1969-07-24" calcext:value-type="date">
            <text:p>24/07/69</text:p>
          </table:table-cell>
          <table:table-cell office:value-type="string" calcext:value-type="string">
            <text:p>Divorciado/a</text:p>
          </table:table-cell>
          <table:table-cell office:value-type="float" office:value="1" calcext:value-type="float">
            <text:p>1</text:p>
          </table:table-cell>
          <table:table-cell table:formula="of:=TRUE()" office:value-type="boolean" office:boolean-value="true" calcext:value-type="boolean">
            <text:p>VERDADERO</text:p>
          </table:table-cell>
          <table:table-cell/>
          <table:table-cell office:value-type="string" calcext:value-type="string">
            <text:p>EGB</text:p>
          </table:table-cell>
          <table:table-cell office:value-type="string" calcext:value-type="string">
            <text:p>catalán</text:p>
          </table:table-cell>
          <table:table-cell office:value-type="float" office:value="0" calcext:value-type="float">
            <text:p>0</text:p>
          </table:table-cell>
          <table:table-cell office:value-type="float" office:value="54700" calcext:value-type="float">
            <text:p>54700</text:p>
          </table:table-cell>
          <table:table-cell office:value-type="float" office:value="54" calcext:value-type="float">
            <text:p>54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Marron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Realismo</text:p>
          </table:table-cell>
          <table:table-cell table:number-columns-repeated="99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sportista</text:p>
          </table:table-cell>
          <table:table-cell office:value-type="string" calcext:value-type="string">
            <text:p>ALOY COMPTE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PROL. JACINT VERDAGUER , 1, 2N., 2A.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938305551</text:p>
          </table:table-cell>
          <table:table-cell table:number-columns-repeated="3"/>
          <table:table-cell office:value-type="string" calcext:value-type="string">
            <text:p>Hombre</text:p>
          </table:table-cell>
          <table:table-cell office:value-type="date" office:date-value="1958-08-23" calcext:value-type="date">
            <text:p>23/08/58</text:p>
          </table:table-cell>
          <table:table-cell office:value-type="string" calcext:value-type="string">
            <text:p>Divorciado/a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/>
          <table:table-cell office:value-type="string" calcext:value-type="string">
            <text:p>FP</text:p>
          </table:table-cell>
          <table:table-cell office:value-type="string" calcext:value-type="string">
            <text:p>catalán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.78" calcext:value-type="float">
            <text:p>1,78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Otr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Serenidad</text:p>
          </table:table-cell>
          <table:table-cell table:number-columns-repeated="99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ASENSIO VEGA</text:p>
          </table:table-cell>
          <table:table-cell office:value-type="string" calcext:value-type="string">
            <text:p>JOAN MARTÍ</text:p>
          </table:table-cell>
          <table:table-cell office:value-type="string" calcext:value-type="string">
            <text:p>MALLORCA , 11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938206097</text:p>
          </table:table-cell>
          <table:table-cell/>
          <table:table-cell office:value-type="string" calcext:value-type="string">
            <text:p>et@altecom.es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57-12-16" calcext:value-type="date">
            <text:p>16/12/57</text:p>
          </table:table-cell>
          <table:table-cell office:value-type="string" calcext:value-type="string">
            <text:p>Otros</text:p>
          </table:table-cell>
          <table:table-cell office:value-type="float" office:value="2" calcext:value-type="float">
            <text:p>2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Taxista</text:p>
          </table:table-cell>
          <table:table-cell office:value-type="string" calcext:value-type="string">
            <text:p>Bachillerato</text:p>
          </table:table-cell>
          <table:table-cell office:value-type="string" calcext:value-type="string">
            <text:p>catalán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.72" calcext:value-type="float">
            <text:p>1,72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Negros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Regular</text:p>
          </table:table-cell>
          <table:table-cell table:number-columns-repeated="2" office:value-type="string" calcext:value-type="string">
            <text:p>Música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Serenidad</text:p>
          </table:table-cell>
          <table:table-cell table:number-columns-repeated="99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uropa</text:p>
          </table:table-cell>
          <table:table-cell office:value-type="string" calcext:value-type="string">
            <text:p>BIDAULT PÉREZ</text:p>
          </table:table-cell>
          <table:table-cell office:value-type="string" calcext:value-type="string">
            <text:p>INGRID</text:p>
          </table:table-cell>
          <table:table-cell office:value-type="string" calcext:value-type="string">
            <text:p>SANT BENET , 12, 2N.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934500644</text:p>
          </table:table-cell>
          <table:table-cell table:number-columns-repeated="3"/>
          <table:table-cell office:value-type="string" calcext:value-type="string">
            <text:p>Mujer</text:p>
          </table:table-cell>
          <table:table-cell office:value-type="date" office:date-value="1967-03-20" calcext:value-type="date">
            <text:p>20/03/67</text:p>
          </table:table-cell>
          <table:table-cell office:value-type="string" calcext:value-type="string">
            <text:p>Casado/a</text:p>
          </table:table-cell>
          <table:table-cell office:value-type="float" office:value="0" calcext:value-type="float">
            <text:p>0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office:value-type="string" calcext:value-type="string">
            <text:p>Licenciado/a</text:p>
          </table:table-cell>
          <table:table-cell office:value-type="string" calcext:value-type="string">
            <text:p>catalán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.89" calcext:value-type="float">
            <text:p>1,89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Marron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Romanticismo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Inteligencia</text:p>
          </table:table-cell>
          <table:table-cell table:number-columns-repeated="99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xpert</text:p>
          </table:table-cell>
          <table:table-cell office:value-type="string" calcext:value-type="string">
            <text:p>ALOY CODINACHS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PROL. PADRÓ , 1, 2N., 2A.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938305594</text:p>
          </table:table-cell>
          <table:table-cell table:number-columns-repeated="3"/>
          <table:table-cell office:value-type="string" calcext:value-type="string">
            <text:p>Hombre</text:p>
          </table:table-cell>
          <table:table-cell office:value-type="date" office:date-value="1959-04-13" calcext:value-type="date">
            <text:p>13/04/59</text:p>
          </table:table-cell>
          <table:table-cell office:value-type="string" calcext:value-type="string">
            <text:p>Otros</text:p>
          </table:table-cell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presentante</text:p>
          </table:table-cell>
          <table:table-cell office:value-type="string" calcext:value-type="string">
            <text:p>Licenciado/a</text:p>
          </table:table-cell>
          <table:table-cell office:value-type="string" calcext:value-type="string">
            <text:p>castellano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.66" calcext:value-type="float">
            <text:p>1,66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Negros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Romanticismo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Los huevos fritos</text:p>
          </table:table-cell>
          <table:table-cell table:number-columns-repeated="99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xperta</text:p>
          </table:table-cell>
          <table:table-cell office:value-type="string" calcext:value-type="string">
            <text:p>ALTIMIRAS ARMENTEROS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ARTÈS , 1, 2N., 2A.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8300422</text:p>
          </table:table-cell>
          <table:table-cell/>
          <table:table-cell office:value-type="string" calcext:value-type="string">
            <text:p>experta@wandoo.es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60-01-23" calcext:value-type="date">
            <text:p>23/01/60</text:p>
          </table:table-cell>
          <table:table-cell office:value-type="string" calcext:value-type="string">
            <text:p>Separado/a</text:p>
          </table:table-cell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Camarero/a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castellano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Verd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Romanticismo</text:p>
          </table:table-cell>
          <table:table-cell office:value-type="string" calcext:value-type="string">
            <text:p>Inteligencia</text:p>
          </table:table-cell>
          <table:table-cell table:number-columns-repeated="99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50</text:p>
          </table:table-cell>
          <table:table-cell office:value-type="string" calcext:value-type="string">
            <text:p>BELMONTE SÁNCHEZ</text:p>
          </table:table-cell>
          <table:table-cell office:value-type="string" calcext:value-type="string">
            <text:p>JORDI</text:p>
          </table:table-cell>
          <table:table-cell office:value-type="string" calcext:value-type="string">
            <text:p>JOAN XXIII , 12, 1R, 2A.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938350511</text:p>
          </table:table-cell>
          <table:table-cell office:value-type="string" calcext:value-type="string">
            <text:p>621455662</text:p>
          </table:table-cell>
          <table:table-cell office:value-type="string" calcext:value-type="string">
            <text:p>f5@wandoo.es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6-07-16" calcext:value-type="date">
            <text:p>16/07/66</text:p>
          </table:table-cell>
          <table:table-cell office:value-type="string" calcext:value-type="string">
            <text:p>Otros</text:p>
          </table:table-cell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Enfermero/a</text:p>
          </table:table-cell>
          <table:table-cell office:value-type="string" calcext:value-type="string">
            <text:p>Diplomado/a</text:p>
          </table:table-cell>
          <table:table-cell office:value-type="string" calcext:value-type="string">
            <text:p>catalán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.74" calcext:value-type="float">
            <text:p>1,74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Azul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table:number-columns-repeated="2" office:value-type="string" calcext:value-type="string">
            <text:p>Música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Barcelona</text:p>
          </table:table-cell>
          <table:table-cell table:number-columns-repeated="99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aja Ancha</text:p>
          </table:table-cell>
          <table:table-cell office:value-type="string" calcext:value-type="string">
            <text:p>BAJONA GARCIA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BERTRAND I SERRA , 11, 3R.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938727589</text:p>
          </table:table-cell>
          <table:table-cell table:number-columns-repeated="3"/>
          <table:table-cell office:value-type="string" calcext:value-type="string">
            <text:p>Hombre</text:p>
          </table:table-cell>
          <table:table-cell office:value-type="date" office:date-value="1968-02-25" calcext:value-type="date">
            <text:p>25/02/68</text:p>
          </table:table-cell>
          <table:table-cell office:value-type="string" calcext:value-type="string">
            <text:p>Otros</text:p>
          </table:table-cell>
          <table:table-cell office:value-type="float" office:value="2" calcext:value-type="float">
            <text:p>2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office:value-type="string" calcext:value-type="string">
            <text:p>Elementales</text:p>
          </table:table-cell>
          <table:table-cell office:value-type="string" calcext:value-type="string">
            <text:p>catalán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Verd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Los niños</text:p>
          </table:table-cell>
          <table:table-cell table:number-columns-repeated="99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ara</text:p>
          </table:table-cell>
          <table:table-cell office:value-type="string" calcext:value-type="string">
            <text:p>AGUILAR RODRIGUEZ</text:p>
          </table:table-cell>
          <table:table-cell office:value-type="string" calcext:value-type="string">
            <text:p>JORDINA</text:p>
          </table:table-cell>
          <table:table-cell office:value-type="string" calcext:value-type="string">
            <text:p>LA SARDANA , 1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8208488</text:p>
          </table:table-cell>
          <table:table-cell table:number-columns-repeated="3"/>
          <table:table-cell office:value-type="string" calcext:value-type="string">
            <text:p>Mujer</text:p>
          </table:table-cell>
          <table:table-cell office:value-type="date" office:date-value="1962-08-17" calcext:value-type="date">
            <text:p>17/08/62</text:p>
          </table:table-cell>
          <table:table-cell office:value-type="string" calcext:value-type="string">
            <text:p>Casado/a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Contable</text:p>
          </table:table-cell>
          <table:table-cell office:value-type="string" calcext:value-type="string">
            <text:p>Bachillerato</text:p>
          </table:table-cell>
          <table:table-cell office:value-type="string" calcext:value-type="string">
            <text:p>catalán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Marron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Los coches</text:p>
          </table:table-cell>
          <table:table-cell table:number-columns-repeated="99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ina</text:p>
          </table:table-cell>
          <table:table-cell office:value-type="string" calcext:value-type="string">
            <text:p>BARRIGA SOTO</text:p>
          </table:table-cell>
          <table:table-cell office:value-type="string" calcext:value-type="string">
            <text:p>MARIA JOSÉ</text:p>
          </table:table-cell>
          <table:table-cell office:value-type="string" calcext:value-type="string">
            <text:p>GALILEU , 12</text:p>
          </table:table-cell>
          <table:table-cell office:value-type="string" calcext:value-type="string">
            <text:p>Tarragona</text:p>
          </table:table-cell>
          <table:table-cell office:value-type="string" calcext:value-type="string">
            <text:p>938320587</text:p>
          </table:table-cell>
          <table:table-cell/>
          <table:table-cell office:value-type="string" calcext:value-type="string">
            <text:p>fina@hotmail.com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61-07-16" calcext:value-type="date">
            <text:p>16/07/61</text:p>
          </table:table-cell>
          <table:table-cell office:value-type="string" calcext:value-type="string">
            <text:p>Otros</text:p>
          </table:table-cell>
          <table:table-cell office:value-type="float" office:value="2" calcext:value-type="float">
            <text:p>2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office:value-type="string" calcext:value-type="string">
            <text:p>Elementales</text:p>
          </table:table-cell>
          <table:table-cell office:value-type="string" calcext:value-type="string">
            <text:p>inglés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87" calcext:value-type="float">
            <text:p>1,87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Negros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Inteligencia</text:p>
          </table:table-cell>
          <table:table-cell table:number-columns-repeated="99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uego</text:p>
          </table:table-cell>
          <table:table-cell office:value-type="string" calcext:value-type="string">
            <text:p>AVILA MASJUAN</text:p>
          </table:table-cell>
          <table:table-cell office:value-type="string" calcext:value-type="string">
            <text:p>RAQUEL</text:p>
          </table:table-cell>
          <table:table-cell office:value-type="string" calcext:value-type="string">
            <text:p>SANT VALENTÍ , 11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938203095</text:p>
          </table:table-cell>
          <table:table-cell office:value-type="string" calcext:value-type="string">
            <text:p>658954422</text:p>
          </table:table-cell>
          <table:table-cell office:value-type="string" calcext:value-type="string">
            <text:p>fuego@altecom.es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64-01-23" calcext:value-type="date">
            <text:p>23/01/64</text:p>
          </table:table-cell>
          <table:table-cell office:value-type="string" calcext:value-type="string">
            <text:p>Separado/a</text:p>
          </table:table-cell>
          <table:table-cell office:value-type="float" office:value="0" calcext:value-type="float">
            <text:p>0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Elementales</text:p>
          </table:table-cell>
          <table:table-cell office:value-type="string" calcext:value-type="string">
            <text:p>castellano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.78" calcext:value-type="float">
            <text:p>1,78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Otr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Sinceridad</text:p>
          </table:table-cell>
          <table:table-cell table:number-columns-repeated="99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algo</text:p>
          </table:table-cell>
          <table:table-cell office:value-type="string" calcext:value-type="string">
            <text:p>PARRAMON FLORES</text:p>
          </table:table-cell>
          <table:table-cell office:value-type="string" calcext:value-type="string">
            <text:p>ENRIC</text:p>
          </table:table-cell>
          <table:table-cell office:value-type="string" calcext:value-type="string">
            <text:p>JOAN XXIII , 4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4555455</text:p>
          </table:table-cell>
          <table:table-cell table:number-columns-repeated="3"/>
          <table:table-cell office:value-type="string" calcext:value-type="string">
            <text:p>Hombre</text:p>
          </table:table-cell>
          <table:table-cell office:value-type="date" office:date-value="1963-08-29" calcext:value-type="date">
            <text:p>29/08/63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Dependiente/a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castellano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.86" calcext:value-type="float">
            <text:p>1,86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Otro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Ternura</text:p>
          </table:table-cell>
          <table:table-cell table:number-columns-repeated="99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arota</text:p>
          </table:table-cell>
          <table:table-cell office:value-type="string" calcext:value-type="string">
            <text:p>AGUILAR RAMOS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DE LA PAU , 1</text:p>
          </table:table-cell>
          <table:table-cell office:value-type="string" calcext:value-type="string">
            <text:p>Tarragona</text:p>
          </table:table-cell>
          <table:table-cell office:value-type="string" calcext:value-type="string">
            <text:p>938208502</text:p>
          </table:table-cell>
          <table:table-cell/>
          <table:table-cell office:value-type="string" calcext:value-type="string">
            <text:p>garota@hotmail.com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61-02-19" calcext:value-type="date">
            <text:p>19/02/61</text:p>
          </table:table-cell>
          <table:table-cell office:value-type="string" calcext:value-type="string">
            <text:p>Separado/a</text:p>
          </table:table-cell>
          <table:table-cell office:value-type="float" office:value="2" calcext:value-type="float">
            <text:p>2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castellano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Otr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Sencillez</text:p>
          </table:table-cell>
          <table:table-cell table:number-columns-repeated="2" office:value-type="string" calcext:value-type="string">
            <text:p>Romanticismo</text:p>
          </table:table-cell>
          <table:table-cell office:value-type="string" calcext:value-type="string">
            <text:p>Sencillez</text:p>
          </table:table-cell>
          <table:table-cell table:number-columns-repeated="99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ata</text:p>
          </table:table-cell>
          <table:table-cell office:value-type="string" calcext:value-type="string">
            <text:p>AYALA ALSINA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SANT ANTONI MARIA CLARET , 11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938205245</text:p>
          </table:table-cell>
          <table:table-cell table:number-columns-repeated="3"/>
          <table:table-cell office:value-type="string" calcext:value-type="string">
            <text:p>Mujer</text:p>
          </table:table-cell>
          <table:table-cell office:value-type="date" office:date-value="1959-04-20" calcext:value-type="date">
            <text:p>20/04/59</text:p>
          </table:table-cell>
          <table:table-cell office:value-type="string" calcext:value-type="string">
            <text:p>Casado/a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Administrativo/a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catalán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Verdes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Sencillez</text:p>
          </table:table-cell>
          <table:table-cell table:number-columns-repeated="99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ateta</text:p>
          </table:table-cell>
          <table:table-cell office:value-type="string" calcext:value-type="string">
            <text:p>ALVAREZ TROYANO</text:p>
          </table:table-cell>
          <table:table-cell office:value-type="string" calcext:value-type="string">
            <text:p>MARIA NOELIA</text:p>
          </table:table-cell>
          <table:table-cell office:value-type="string" calcext:value-type="string">
            <text:p>AVINGUDA TRES , 1, 3R., 1A.</text:p>
          </table:table-cell>
          <table:table-cell office:value-type="string" calcext:value-type="string">
            <text:p>Tarragona</text:p>
          </table:table-cell>
          <table:table-cell office:value-type="string" calcext:value-type="string">
            <text:p>938300374</text:p>
          </table:table-cell>
          <table:table-cell/>
          <table:table-cell office:value-type="string" calcext:value-type="string">
            <text:p>gateta@cataloniamail.com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64-10-20" calcext:value-type="date">
            <text:p>20/10/64</text:p>
          </table:table-cell>
          <table:table-cell office:value-type="string" calcext:value-type="string">
            <text:p>Divorciado/a</text:p>
          </table:table-cell>
          <table:table-cell office:value-type="float" office:value="0" calcext:value-type="float">
            <text:p>0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Enfermero/a</text:p>
          </table:table-cell>
          <table:table-cell office:value-type="string" calcext:value-type="string">
            <text:p>Bachillerato</text:p>
          </table:table-cell>
          <table:table-cell office:value-type="string" calcext:value-type="string">
            <text:p>castellano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56" calcext:value-type="float">
            <text:p>1,56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Azul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Sinceridad</text:p>
          </table:table-cell>
          <table:table-cell table:number-columns-repeated="99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ioconda</text:p>
          </table:table-cell>
          <table:table-cell office:value-type="string" calcext:value-type="string">
            <text:p>ALINS GONZÁLEZ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PROL. PADRÓ , 1, 2N., 1A.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8305576</text:p>
          </table:table-cell>
          <table:table-cell office:value-type="string" calcext:value-type="string">
            <text:p>652148555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date" office:date-value="1960-03-27" calcext:value-type="date">
            <text:p>27/03/60</text:p>
          </table:table-cell>
          <table:table-cell office:value-type="string" calcext:value-type="string">
            <text:p>Soltero/a</text:p>
          </table:table-cell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office:value-type="string" calcext:value-type="string">
            <text:p>Bachillerato</text:p>
          </table:table-cell>
          <table:table-cell office:value-type="string" calcext:value-type="string">
            <text:p>castellano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Realismo</text:p>
          </table:table-cell>
          <table:table-cell table:number-columns-repeated="99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roucho</text:p>
          </table:table-cell>
          <table:table-cell office:value-type="string" calcext:value-type="string">
            <text:p>ACUÑA TORT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SANT JOAN , 0, C, 3R. A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938208614</text:p>
          </table:table-cell>
          <table:table-cell/>
          <table:table-cell office:value-type="string" calcext:value-type="string">
            <text:p>groucho@intercom.es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0-09-09" calcext:value-type="date">
            <text:p>09/09/60</text:p>
          </table:table-cell>
          <table:table-cell office:value-type="string" calcext:value-type="string">
            <text:p>Divorciado/a</text:p>
          </table:table-cell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office:value-type="string" calcext:value-type="string">
            <text:p>Licenciado/a</text:p>
          </table:table-cell>
          <table:table-cell office:value-type="string" calcext:value-type="string">
            <text:p>catalán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.82" calcext:value-type="float">
            <text:p>1,82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Negro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Viajar en avión</text:p>
          </table:table-cell>
          <table:table-cell table:number-columns-repeated="99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arpo</text:p>
          </table:table-cell>
          <table:table-cell office:value-type="string" calcext:value-type="string">
            <text:p>ALGUÉ TRANCHO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ROL. JACINT VERDAGUER , 1, 1R., 1A.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938770077</text:p>
          </table:table-cell>
          <table:table-cell/>
          <table:table-cell office:value-type="string" calcext:value-type="string">
            <text:p>harpo@hotmail.com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6-11-03" calcext:value-type="date">
            <text:p>03/11/66</text:p>
          </table:table-cell>
          <table:table-cell office:value-type="string" calcext:value-type="string">
            <text:p>Soltero/a</text:p>
          </table:table-cell>
          <table:table-cell office:value-type="float" office:value="1" calcext:value-type="float">
            <text:p>1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Funcionario/a</text:p>
          </table:table-cell>
          <table:table-cell office:value-type="string" calcext:value-type="string">
            <text:p>Diplomado/a</text:p>
          </table:table-cell>
          <table:table-cell office:value-type="string" calcext:value-type="string">
            <text:p>inglés</text:p>
          </table:table-cell>
          <table:table-cell office:value-type="float" office:value="3000" calcext:value-type="float">
            <text:p>3000</text:p>
          </table:table-cell>
          <table:table-cell office:value-type="float" office:value="62000" calcext:value-type="float">
            <text:p>62000</text:p>
          </table:table-cell>
          <table:table-cell office:value-type="float" office:value="82" calcext:value-type="float">
            <text:p>82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Marron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Viajar en avión</text:p>
          </table:table-cell>
          <table:table-cell table:number-columns-repeated="99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ispa</text:p>
          </table:table-cell>
          <table:table-cell office:value-type="string" calcext:value-type="string">
            <text:p>BADIA CASTILLO</text:p>
          </table:table-cell>
          <table:table-cell office:value-type="string" calcext:value-type="string">
            <text:p>CRISTIAN</text:p>
          </table:table-cell>
          <table:table-cell office:value-type="string" calcext:value-type="string">
            <text:p>JOAN XXIII , 11, 1R., 1A.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938200713</text:p>
          </table:table-cell>
          <table:table-cell/>
          <table:table-cell office:value-type="string" calcext:value-type="string">
            <text:p>hispa@cataloniamail.com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0-02-23" calcext:value-type="date">
            <text:p>23/02/60</text:p>
          </table:table-cell>
          <table:table-cell office:value-type="string" calcext:value-type="string">
            <text:p>Soltero/a</text:p>
          </table:table-cell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Oficial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catalán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Marrones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Sinceridad</text:p>
          </table:table-cell>
          <table:table-cell table:number-columns-repeated="99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ojalatero</text:p>
          </table:table-cell>
          <table:table-cell office:value-type="string" calcext:value-type="string">
            <text:p>BENITEZ FLORES</text:p>
          </table:table-cell>
          <table:table-cell office:value-type="string" calcext:value-type="string">
            <text:p>JULIO ALBERTO</text:p>
          </table:table-cell>
          <table:table-cell office:value-type="string" calcext:value-type="string">
            <text:p>LLUÍS CASTELLS , 12, 1R.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8270685</text:p>
          </table:table-cell>
          <table:table-cell office:value-type="string" calcext:value-type="string">
            <text:p>625477881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date" office:date-value="1962-10-20" calcext:value-type="date">
            <text:p>20/10/62</text:p>
          </table:table-cell>
          <table:table-cell office:value-type="string" calcext:value-type="string">
            <text:p>Soltero/a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presentante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castellano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Alegría</text:p>
          </table:table-cell>
          <table:table-cell table:number-columns-repeated="99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Huevo</text:p>
          </table:table-cell>
          <table:table-cell office:value-type="string" calcext:value-type="string">
            <text:p>TORRUELLA GARCIA</text:p>
          </table:table-cell>
          <table:table-cell office:value-type="string" calcext:value-type="string">
            <text:p>SERGI</text:p>
          </table:table-cell>
          <table:table-cell office:value-type="string" calcext:value-type="string">
            <text:p>PADRÓ , 83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936021048</text:p>
          </table:table-cell>
          <table:table-cell/>
          <table:table-cell office:value-type="string" calcext:value-type="string">
            <text:p>huevo@terra.es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9-05-26" calcext:value-type="date">
            <text:p>26/05/69</text:p>
          </table:table-cell>
          <table:table-cell office:value-type="string" calcext:value-type="string">
            <text:p>Casado/a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Estudiante</text:p>
          </table:table-cell>
          <table:table-cell office:value-type="string" calcext:value-type="string">
            <text:p>Diplomado/a</text:p>
          </table:table-cell>
          <table:table-cell office:value-type="string" calcext:value-type="string">
            <text:p>catalán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79" calcext:value-type="float">
            <text:p>1,79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s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Fortaleza</text:p>
          </table:table-cell>
          <table:table-cell table:number-columns-repeated="99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ames Dean</text:p>
          </table:table-cell>
          <table:table-cell office:value-type="string" calcext:value-type="string">
            <text:p>ALBERICH RODRIGUEZ</text:p>
          </table:table-cell>
          <table:table-cell office:value-type="string" calcext:value-type="string">
            <text:p>ALEIX</text:p>
          </table:table-cell>
          <table:table-cell office:value-type="string" calcext:value-type="string">
            <text:p>SANT ISCLE , 1</text:p>
          </table:table-cell>
          <table:table-cell office:value-type="string" calcext:value-type="string">
            <text:p>Tarragona</text:p>
          </table:table-cell>
          <table:table-cell office:value-type="string" calcext:value-type="string">
            <text:p>938773933</text:p>
          </table:table-cell>
          <table:table-cell office:value-type="string" calcext:value-type="string">
            <text:p>648555552</text:p>
          </table:table-cell>
          <table:table-cell office:value-type="string" calcext:value-type="string">
            <text:p>james dean@intercom.es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6-05-12" calcext:value-type="date">
            <text:p>12/05/66</text:p>
          </table:table-cell>
          <table:table-cell office:value-type="string" calcext:value-type="string">
            <text:p>Divorciado/a</text:p>
          </table:table-cell>
          <table:table-cell office:value-type="float" office:value="2" calcext:value-type="float">
            <text:p>2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office:value-type="string" calcext:value-type="string">
            <text:p>Doctor/a</text:p>
          </table:table-cell>
          <table:table-cell office:value-type="string" calcext:value-type="string">
            <text:p>gallego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Negro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Los entierros</text:p>
          </table:table-cell>
          <table:table-cell table:number-columns-repeated="99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éssica</text:p>
          </table:table-cell>
          <table:table-cell office:value-type="string" calcext:value-type="string">
            <text:p>ARMENCOT PUIG</text:p>
          </table:table-cell>
          <table:table-cell office:value-type="string" calcext:value-type="string">
            <text:p>VERÒNICA</text:p>
          </table:table-cell>
          <table:table-cell office:value-type="string" calcext:value-type="string">
            <text:p>MONTSERRAT , 10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938206766</text:p>
          </table:table-cell>
          <table:table-cell office:value-type="string" calcext:value-type="string">
            <text:p>690254111</text:p>
          </table:table-cell>
          <table:table-cell office:value-type="string" calcext:value-type="string">
            <text:p>jéssica@hotmail.com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60-08-30" calcext:value-type="date">
            <text:p>30/08/60</text:p>
          </table:table-cell>
          <table:table-cell office:value-type="string" calcext:value-type="string">
            <text:p>Soltero/a</text:p>
          </table:table-cell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Camarero/a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catalán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.84" calcext:value-type="float">
            <text:p>1,84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Azules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Romanticismo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Las ciudades</text:p>
          </table:table-cell>
          <table:table-cell table:number-columns-repeated="99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ALIGUÉ RIVERA</text:p>
          </table:table-cell>
          <table:table-cell office:value-type="string" calcext:value-type="string">
            <text:p>MARIONA</text:p>
          </table:table-cell>
          <table:table-cell office:value-type="string" calcext:value-type="string">
            <text:p>PROL. JACINT VERDAGUER , 1, 1R., 2A.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938305223</text:p>
          </table:table-cell>
          <table:table-cell table:number-columns-repeated="3"/>
          <table:table-cell office:value-type="string" calcext:value-type="string">
            <text:p>Mujer</text:p>
          </table:table-cell>
          <table:table-cell office:value-type="date" office:date-value="1962-06-02" calcext:value-type="date">
            <text:p>02/06/62</text:p>
          </table:table-cell>
          <table:table-cell office:value-type="string" calcext:value-type="string">
            <text:p>Soltero/a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Oficial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euskara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81" calcext:value-type="float">
            <text:p>1,81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Azul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Los perros</text:p>
          </table:table-cell>
          <table:table-cell table:number-columns-repeated="99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ulio</text:p>
          </table:table-cell>
          <table:table-cell office:value-type="string" calcext:value-type="string">
            <text:p>BARRIGA RIU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TRABUCAIRES , 12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938325565</text:p>
          </table:table-cell>
          <table:table-cell table:number-columns-repeated="3"/>
          <table:table-cell office:value-type="string" calcext:value-type="string">
            <text:p>Hombre</text:p>
          </table:table-cell>
          <table:table-cell office:value-type="date" office:date-value="1959-08-02" calcext:value-type="date">
            <text:p>02/08/59</text:p>
          </table:table-cell>
          <table:table-cell office:value-type="string" calcext:value-type="string">
            <text:p>Divorciado/a</text:p>
          </table:table-cell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Bachillerato</text:p>
          </table:table-cell>
          <table:table-cell office:value-type="string" calcext:value-type="string">
            <text:p>catalán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81" calcext:value-type="float">
            <text:p>1,81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Negro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Realismo</text:p>
          </table:table-cell>
          <table:table-cell table:number-columns-repeated="99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ali</text:p>
          </table:table-cell>
          <table:table-cell office:value-type="string" calcext:value-type="string">
            <text:p>PORTELLA GISPETS</text:p>
          </table:table-cell>
          <table:table-cell office:value-type="string" calcext:value-type="string">
            <text:p>GEMMA</text:p>
          </table:table-cell>
          <table:table-cell office:value-type="string" calcext:value-type="string">
            <text:p>JACINT VERDAGUER , 49, 4T., 2A.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936565448</text:p>
          </table:table-cell>
          <table:table-cell office:value-type="string" calcext:value-type="string">
            <text:p>632587441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date" office:date-value="1966-09-06" calcext:value-type="date">
            <text:p>06/09/66</text:p>
          </table:table-cell>
          <table:table-cell office:value-type="string" calcext:value-type="string">
            <text:p>Soltero/a</text:p>
          </table:table-cell>
          <table:table-cell office:value-type="float" office:value="1" calcext:value-type="float">
            <text:p>1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Diseñador/a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castellano</text:p>
          </table:table-cell>
          <table:table-cell office:value-type="float" office:value="1500" calcext:value-type="float">
            <text:p>1500</text:p>
          </table:table-cell>
          <table:table-cell office:value-type="float" office:value="18100" calcext:value-type="float">
            <text:p>18100</text:p>
          </table:table-cell>
          <table:table-cell office:value-type="float" office:value="98" calcext:value-type="float">
            <text:p>98</text:p>
          </table:table-cell>
          <table:table-cell office:value-type="float" office:value="1.56" calcext:value-type="float">
            <text:p>1,56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Marron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Sinceridad</text:p>
          </table:table-cell>
          <table:table-cell table:number-columns-repeated="99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ibero</text:p>
          </table:table-cell>
          <table:table-cell office:value-type="string" calcext:value-type="string">
            <text:p>AGUILERA BAENA</text:p>
          </table:table-cell>
          <table:table-cell office:value-type="string" calcext:value-type="string">
            <text:p>RICARD</text:p>
          </table:table-cell>
          <table:table-cell office:value-type="string" calcext:value-type="string">
            <text:p>MANELIC , 1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938208360</text:p>
          </table:table-cell>
          <table:table-cell table:number-columns-repeated="3"/>
          <table:table-cell office:value-type="string" calcext:value-type="string">
            <text:p>Hombre</text:p>
          </table:table-cell>
          <table:table-cell office:value-type="date" office:date-value="1963-02-20" calcext:value-type="date">
            <text:p>20/02/63</text:p>
          </table:table-cell>
          <table:table-cell office:value-type="string" calcext:value-type="string">
            <text:p>Otros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/>
          <table:table-cell office:value-type="string" calcext:value-type="string">
            <text:p>Diplomado/a</text:p>
          </table:table-cell>
          <table:table-cell office:value-type="string" calcext:value-type="string">
            <text:p>francés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74" calcext:value-type="float">
            <text:p>1,74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Realismo</text:p>
          </table:table-cell>
          <table:table-cell table:number-columns-repeated="99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lus</text:p>
          </table:table-cell>
          <table:table-cell office:value-type="string" calcext:value-type="string">
            <text:p>RODRIGUEZ GARCÍA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VERGE DE FÀTIMA , 6, BX., 2A.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936549889</text:p>
          </table:table-cell>
          <table:table-cell office:value-type="string" calcext:value-type="string">
            <text:p>602412052</text:p>
          </table:table-cell>
          <table:table-cell office:value-type="string" calcext:value-type="string">
            <text:p>llus@hotmail.com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2-07-20" calcext:value-type="date">
            <text:p>20/07/62</text:p>
          </table:table-cell>
          <table:table-cell office:value-type="string" calcext:value-type="string">
            <text:p>Otros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Dependiente/a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inglé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Otro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Buen Humor</text:p>
          </table:table-cell>
          <table:table-cell table:number-columns-repeated="2" office:value-type="string" calcext:value-type="string">
            <text:p>Sinceridad</text:p>
          </table:table-cell>
          <table:table-cell office:value-type="string" calcext:value-type="string">
            <text:p>Fortaleza</text:p>
          </table:table-cell>
          <table:table-cell table:number-columns-repeated="99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oli</text:p>
          </table:table-cell>
          <table:table-cell office:value-type="string" calcext:value-type="string">
            <text:p>AGUILAR SUNYÉ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ANT JOAN , 0, D, 3R. A</text:p>
          </table:table-cell>
          <table:table-cell office:value-type="string" calcext:value-type="string">
            <text:p>Tarragona</text:p>
          </table:table-cell>
          <table:table-cell office:value-type="string" calcext:value-type="string">
            <text:p>938208677</text:p>
          </table:table-cell>
          <table:table-cell table:number-columns-repeated="3"/>
          <table:table-cell office:value-type="string" calcext:value-type="string">
            <text:p>Mujer</text:p>
          </table:table-cell>
          <table:table-cell office:value-type="date" office:date-value="1960-11-27" calcext:value-type="date">
            <text:p>27/11/60</text:p>
          </table:table-cell>
          <table:table-cell office:value-type="string" calcext:value-type="string">
            <text:p>Casado/a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/>
          <table:table-cell office:value-type="string" calcext:value-type="string">
            <text:p>Elementales</text:p>
          </table:table-cell>
          <table:table-cell office:value-type="string" calcext:value-type="string">
            <text:p>castellan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Verd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Los hospitales</text:p>
          </table:table-cell>
          <table:table-cell table:number-columns-repeated="99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donna</text:p>
          </table:table-cell>
          <table:table-cell office:value-type="string" calcext:value-type="string">
            <text:p>BARRIGA TARDÀ</text:p>
          </table:table-cell>
          <table:table-cell office:value-type="string" calcext:value-type="string">
            <text:p>NATÀLIA</text:p>
          </table:table-cell>
          <table:table-cell office:value-type="string" calcext:value-type="string">
            <text:p>GALILEU , 12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938325558</text:p>
          </table:table-cell>
          <table:table-cell/>
          <table:table-cell office:value-type="string" calcext:value-type="string">
            <text:p>madonna@wandoo.es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59-11-18" calcext:value-type="date">
            <text:p>18/11/59</text:p>
          </table:table-cell>
          <table:table-cell office:value-type="string" calcext:value-type="string">
            <text:p>Otros</text:p>
          </table:table-cell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Delineante</text:p>
          </table:table-cell>
          <table:table-cell office:value-type="string" calcext:value-type="string">
            <text:p>Bachillerato</text:p>
          </table:table-cell>
          <table:table-cell office:value-type="string" calcext:value-type="string">
            <text:p>castellano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.86" calcext:value-type="float">
            <text:p>1,86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Otro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Romanticismo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Los hospitales</text:p>
          </table:table-cell>
          <table:table-cell table:number-columns-repeated="99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ta Hari</text:p>
          </table:table-cell>
          <table:table-cell office:value-type="string" calcext:value-type="string">
            <text:p>BARCONS LARA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ESPORTS , 1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8360281</text:p>
          </table:table-cell>
          <table:table-cell/>
          <table:table-cell office:value-type="string" calcext:value-type="string">
            <text:p>mata hari@intercom.es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68-10-25" calcext:value-type="date">
            <text:p>25/10/68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catalán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1.88" calcext:value-type="float">
            <text:p>1,88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Otr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Fortaleza</text:p>
          </table:table-cell>
          <table:table-cell table:number-columns-repeated="99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Melanie</text:p>
          </table:table-cell>
          <table:table-cell office:value-type="string" calcext:value-type="string">
            <text:p>AGUILERA TATJÉ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JOSEP BOIXADERAS , 1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938208380</text:p>
          </table:table-cell>
          <table:table-cell office:value-type="string" calcext:value-type="string">
            <text:p>625411014</text:p>
          </table:table-cell>
          <table:table-cell office:value-type="string" calcext:value-type="string">
            <text:p>melanie@minorisa.es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63-02-10" calcext:value-type="date">
            <text:p>10/02/63</text:p>
          </table:table-cell>
          <table:table-cell office:value-type="string" calcext:value-type="string">
            <text:p>Otros</text:p>
          </table:table-cell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office:value-type="string" calcext:value-type="string">
            <text:p>EGB</text:p>
          </table:table-cell>
          <table:table-cell office:value-type="string" calcext:value-type="string">
            <text:p>castellano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.89" calcext:value-type="float">
            <text:p>1,89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Azul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Fortaleza</text:p>
          </table:table-cell>
          <table:table-cell table:number-columns-repeated="99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elquíades</text:p>
          </table:table-cell>
          <table:table-cell office:value-type="string" calcext:value-type="string">
            <text:p>ALEU PRAT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CERVANTES , 1, 1R.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938770878</text:p>
          </table:table-cell>
          <table:table-cell/>
          <table:table-cell office:value-type="string" calcext:value-type="string">
            <text:p>melquíades@hotmail.com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9-02-02" calcext:value-type="date">
            <text:p>02/02/69</text:p>
          </table:table-cell>
          <table:table-cell office:value-type="string" calcext:value-type="string">
            <text:p>Otros</text:p>
          </table:table-cell>
          <table:table-cell office:value-type="float" office:value="2" calcext:value-type="float">
            <text:p>2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office:value-type="string" calcext:value-type="string">
            <text:p>EGB</text:p>
          </table:table-cell>
          <table:table-cell office:value-type="string" calcext:value-type="string">
            <text:p>catalán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.83" calcext:value-type="float">
            <text:p>1,83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Azul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Romanticismo</text:p>
          </table:table-cell>
          <table:table-cell office:value-type="string" calcext:value-type="string">
            <text:p>Sinceridad</text:p>
          </table:table-cell>
          <table:table-cell table:number-columns-repeated="99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erche</text:p>
          </table:table-cell>
          <table:table-cell office:value-type="string" calcext:value-type="string">
            <text:p>VALLÉS GIRVENT</text:p>
          </table:table-cell>
          <table:table-cell office:value-type="string" calcext:value-type="string">
            <text:p>ALEXIA</text:p>
          </table:table-cell>
          <table:table-cell office:value-type="string" calcext:value-type="string">
            <text:p>CERVANTES , 9, 1R.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936874511</text:p>
          </table:table-cell>
          <table:table-cell office:value-type="string" calcext:value-type="string">
            <text:p>654822414</text:p>
          </table:table-cell>
          <table:table-cell office:value-type="string" calcext:value-type="string">
            <text:p>merche@terra.es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64-03-16" calcext:value-type="date">
            <text:p>16/03/64</text:p>
          </table:table-cell>
          <table:table-cell office:value-type="string" calcext:value-type="string">
            <text:p>Soltero/a</text:p>
          </table:table-cell>
          <table:table-cell office:value-type="float" office:value="0" calcext:value-type="float">
            <text:p>0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Contable</text:p>
          </table:table-cell>
          <table:table-cell office:value-type="string" calcext:value-type="string">
            <text:p>Diplomado/a</text:p>
          </table:table-cell>
          <table:table-cell office:value-type="string" calcext:value-type="string">
            <text:p>catalán</text:p>
          </table:table-cell>
          <table:table-cell office:value-type="float" office:value="600" calcext:value-type="float">
            <text:p>600</text:p>
          </table:table-cell>
          <table:table-cell office:value-type="float" office:value="39700" calcext:value-type="float">
            <text:p>39700</text:p>
          </table:table-cell>
          <table:table-cell office:value-type="float" office:value="53" calcext:value-type="float">
            <text:p>53</text:p>
          </table:table-cell>
          <table:table-cell office:value-type="float" office:value="1.67" calcext:value-type="float">
            <text:p>1,67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Azul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Los perros</text:p>
          </table:table-cell>
          <table:table-cell table:number-columns-repeated="99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idas</text:p>
          </table:table-cell>
          <table:table-cell office:value-type="string" calcext:value-type="string">
            <text:p>MOLINA GARRIDO</text:p>
          </table:table-cell>
          <table:table-cell office:value-type="string" calcext:value-type="string">
            <text:p>FERRAN</text:p>
          </table:table-cell>
          <table:table-cell office:value-type="string" calcext:value-type="string">
            <text:p>JOAN XXIII , 39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936548745</text:p>
          </table:table-cell>
          <table:table-cell office:value-type="string" calcext:value-type="string">
            <text:p>698774444</text:p>
          </table:table-cell>
          <table:table-cell office:value-type="string" calcext:value-type="string">
            <text:p>midas@cataloniamail.com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4-06-21" calcext:value-type="date">
            <text:p>21/06/64</text:p>
          </table:table-cell>
          <table:table-cell office:value-type="string" calcext:value-type="string">
            <text:p>Soltero/a</text:p>
          </table:table-cell>
          <table:table-cell office:value-type="float" office:value="0" calcext:value-type="float">
            <text:p>0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Dependiente/a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castellano</text:p>
          </table:table-cell>
          <table:table-cell office:value-type="float" office:value="500" calcext:value-type="float">
            <text:p>500</text:p>
          </table:table-cell>
          <table:table-cell office:value-type="float" office:value="36100" calcext:value-type="float">
            <text:p>36100</text:p>
          </table:table-cell>
          <table:table-cell office:value-type="float" office:value="59" calcext:value-type="float">
            <text:p>59</text:p>
          </table:table-cell>
          <table:table-cell office:value-type="float" office:value="1.81" calcext:value-type="float">
            <text:p>1,81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Otro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Excelente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Los perros</text:p>
          </table:table-cell>
          <table:table-cell table:number-columns-repeated="99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ona lisa</text:p>
          </table:table-cell>
          <table:table-cell office:value-type="string" calcext:value-type="string">
            <text:p>ARISSA HERMOSO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DOCTOR BARNARD , 10</text:p>
          </table:table-cell>
          <table:table-cell office:value-type="string" calcext:value-type="string">
            <text:p>Tarragona</text:p>
          </table:table-cell>
          <table:table-cell office:value-type="string" calcext:value-type="string">
            <text:p>938755512</text:p>
          </table:table-cell>
          <table:table-cell office:value-type="string" calcext:value-type="string">
            <text:p>602111254</text:p>
          </table:table-cell>
          <table:table-cell office:value-type="string" calcext:value-type="string">
            <text:p>mona lisa@minorisa.es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57-11-19" calcext:value-type="date">
            <text:p>19/11/57</text:p>
          </table:table-cell>
          <table:table-cell office:value-type="string" calcext:value-type="string">
            <text:p>Soltero/a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/>
          <table:table-cell office:value-type="string" calcext:value-type="string">
            <text:p>Bachillerato</text:p>
          </table:table-cell>
          <table:table-cell office:value-type="string" calcext:value-type="string">
            <text:p>catalán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.74" calcext:value-type="float">
            <text:p>1,74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Azul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Sencillez</text:p>
          </table:table-cell>
          <table:table-cell table:number-columns-repeated="99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Moro</text:p>
          </table:table-cell>
          <table:table-cell office:value-type="string" calcext:value-type="string">
            <text:p>BARALDÉS PARDO</text:p>
          </table:table-cell>
          <table:table-cell office:value-type="string" calcext:value-type="string">
            <text:p>JOSÉ ANTONIO</text:p>
          </table:table-cell>
          <table:table-cell office:value-type="string" calcext:value-type="string">
            <text:p>ESPORTS , 12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8722096</text:p>
          </table:table-cell>
          <table:table-cell/>
          <table:table-cell office:value-type="string" calcext:value-type="string">
            <text:p>moro@minorisa.es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6-11-30" calcext:value-type="date">
            <text:p>30/11/66</text:p>
          </table:table-cell>
          <table:table-cell office:value-type="string" calcext:value-type="string">
            <text:p>Separado/a</text:p>
          </table:table-cell>
          <table:table-cell office:value-type="float" office:value="0" calcext:value-type="float">
            <text:p>0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Asesor/a fiscal</text:p>
          </table:table-cell>
          <table:table-cell office:value-type="string" calcext:value-type="string">
            <text:p>Elementales</text:p>
          </table:table-cell>
          <table:table-cell office:value-type="string" calcext:value-type="string">
            <text:p>catalán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Otro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Romanticismo</text:p>
          </table:table-cell>
          <table:table-cell office:value-type="string" calcext:value-type="string">
            <text:p>Alegría</text:p>
          </table:table-cell>
          <table:table-cell table:number-columns-repeated="99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Mozart</text:p>
          </table:table-cell>
          <table:table-cell office:value-type="string" calcext:value-type="string">
            <text:p>SUAREZ GARZÓN</text:p>
          </table:table-cell>
          <table:table-cell office:value-type="string" calcext:value-type="string">
            <text:p>JORDI</text:p>
          </table:table-cell>
          <table:table-cell office:value-type="string" calcext:value-type="string">
            <text:p>DE LA PAU , 8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934512544</text:p>
          </table:table-cell>
          <table:table-cell/>
          <table:table-cell office:value-type="string" calcext:value-type="string">
            <text:p>mozart@wandoo.es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0-09-03" calcext:value-type="date">
            <text:p>03/09/60</text:p>
          </table:table-cell>
          <table:table-cell office:value-type="string" calcext:value-type="string">
            <text:p>Soltero/a</text:p>
          </table:table-cell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Taxista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catalán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.85" calcext:value-type="float">
            <text:p>1,85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Negro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Romanticismo</text:p>
          </table:table-cell>
          <table:table-cell table:number-columns-repeated="99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Nadadora</text:p>
          </table:table-cell>
          <table:table-cell office:value-type="string" calcext:value-type="string">
            <text:p>ARPA MORENO</text:p>
          </table:table-cell>
          <table:table-cell office:value-type="string" calcext:value-type="string">
            <text:p>BEGONYA</text:p>
          </table:table-cell>
          <table:table-cell office:value-type="string" calcext:value-type="string">
            <text:p>SANT VALENTÍ , 11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938205011</text:p>
          </table:table-cell>
          <table:table-cell table:number-columns-repeated="3"/>
          <table:table-cell office:value-type="string" calcext:value-type="string">
            <text:p>Mujer</text:p>
          </table:table-cell>
          <table:table-cell office:value-type="date" office:date-value="1964-10-28" calcext:value-type="date">
            <text:p>28/10/64</text:p>
          </table:table-cell>
          <table:table-cell office:value-type="string" calcext:value-type="string">
            <text:p>Otros</text:p>
          </table:table-cell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Dependiente/a</text:p>
          </table:table-cell>
          <table:table-cell office:value-type="string" calcext:value-type="string">
            <text:p>Elementales</text:p>
          </table:table-cell>
          <table:table-cell office:value-type="string" calcext:value-type="string">
            <text:p>gallego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1.8" calcext:value-type="float">
            <text:p>1,8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Verdes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Romanticismo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Fortaleza</text:p>
          </table:table-cell>
          <table:table-cell table:number-columns-repeated="99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alga</text:p>
          </table:table-cell>
          <table:table-cell office:value-type="string" calcext:value-type="string">
            <text:p>ALOY FARRANDO</text:p>
          </table:table-cell>
          <table:table-cell office:value-type="string" calcext:value-type="string">
            <text:p>INGRID</text:p>
          </table:table-cell>
          <table:table-cell office:value-type="string" calcext:value-type="string">
            <text:p>PROL. PADRÓ , 1, 2N., 2A.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8300864</text:p>
          </table:table-cell>
          <table:table-cell table:number-columns-repeated="3"/>
          <table:table-cell office:value-type="string" calcext:value-type="string">
            <text:p>Mujer</text:p>
          </table:table-cell>
          <table:table-cell office:value-type="date" office:date-value="1959-04-14" calcext:value-type="date">
            <text:p>14/04/59</text:p>
          </table:table-cell>
          <table:table-cell office:value-type="string" calcext:value-type="string">
            <text:p>Separado/a</text:p>
          </table:table-cell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presentante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gallego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.82" calcext:value-type="float">
            <text:p>1,82</text:p>
          </table:table-cell>
          <table:table-cell office:value-type="string" calcext:value-type="string">
            <text:p>Pelirrojo</text:p>
          </table:table-cell>
          <table:table-cell office:value-type="string" calcext:value-type="string">
            <text:p>Otr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Inteligencia</text:p>
          </table:table-cell>
          <table:table-cell table:number-columns-repeated="99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Napoleon</text:p>
          </table:table-cell>
          <table:table-cell office:value-type="string" calcext:value-type="string">
            <text:p>LUQUE GARRIGASAIT</text:p>
          </table:table-cell>
          <table:table-cell office:value-type="string" calcext:value-type="string">
            <text:p>MIQUEL</text:p>
          </table:table-cell>
          <table:table-cell office:value-type="string" calcext:value-type="string">
            <text:p>VIC , 30 (TORROELLA)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933256844</text:p>
          </table:table-cell>
          <table:table-cell office:value-type="string" calcext:value-type="string">
            <text:p>625401445</text:p>
          </table:table-cell>
          <table:table-cell office:value-type="string" calcext:value-type="string">
            <text:p>napoleon@cidet.com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7-09-20" calcext:value-type="date">
            <text:p>20/09/67</text:p>
          </table:table-cell>
          <table:table-cell office:value-type="string" calcext:value-type="string">
            <text:p>Divorciado/a</text:p>
          </table:table-cell>
          <table:table-cell office:value-type="float" office:value="0" calcext:value-type="float">
            <text:p>0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Taxista</text:p>
          </table:table-cell>
          <table:table-cell office:value-type="string" calcext:value-type="string">
            <text:p>Licenciado/a</text:p>
          </table:table-cell>
          <table:table-cell office:value-type="string" calcext:value-type="string">
            <text:p>catalán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Azul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Realismo</text:p>
          </table:table-cell>
          <table:table-cell table:number-columns-repeated="99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Orondo</text:p>
          </table:table-cell>
          <table:table-cell office:value-type="string" calcext:value-type="string">
            <text:p>RIDÓ GÓMEZ</text:p>
          </table:table-cell>
          <table:table-cell office:value-type="string" calcext:value-type="string">
            <text:p>AGUSTÍ</text:p>
          </table:table-cell>
          <table:table-cell office:value-type="string" calcext:value-type="string">
            <text:p>SANT ISCLE , 6</text:p>
          </table:table-cell>
          <table:table-cell office:value-type="string" calcext:value-type="string">
            <text:p>Tarragona</text:p>
          </table:table-cell>
          <table:table-cell office:value-type="string" calcext:value-type="string">
            <text:p>936528779</text:p>
          </table:table-cell>
          <table:table-cell/>
          <table:table-cell office:value-type="string" calcext:value-type="string">
            <text:p>orondo@altecom.es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6-05-24" calcext:value-type="date">
            <text:p>24/05/66</text:p>
          </table:table-cell>
          <table:table-cell office:value-type="string" calcext:value-type="string">
            <text:p>Casado/a</text:p>
          </table:table-cell>
          <table:table-cell office:value-type="float" office:value="2" calcext:value-type="float">
            <text:p>2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Contable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castellano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Pelirrojo</text:p>
          </table:table-cell>
          <table:table-cell office:value-type="string" calcext:value-type="string">
            <text:p>Negro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Los fumadores</text:p>
          </table:table-cell>
          <table:table-cell table:number-columns-repeated="99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apagayo</text:p>
          </table:table-cell>
          <table:table-cell office:value-type="string" calcext:value-type="string">
            <text:p>SANTAMARIA FLOTATS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JAUME BALMES , 70, 3R, 1A.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931021886</text:p>
          </table:table-cell>
          <table:table-cell/>
          <table:table-cell office:value-type="string" calcext:value-type="string">
            <text:p>papagayo@altecom.es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7-05-31" calcext:value-type="date">
            <text:p>31/05/67</text:p>
          </table:table-cell>
          <table:table-cell office:value-type="string" calcext:value-type="string">
            <text:p>Soltero/a</text:p>
          </table:table-cell>
          <table:table-cell/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Profesor/a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catalán</text:p>
          </table:table-cell>
          <table:table-cell office:value-type="float" office:value="400" calcext:value-type="float">
            <text:p>400</text:p>
          </table:table-cell>
          <table:table-cell office:value-type="float" office:value="95000" calcext:value-type="float">
            <text:p>95000</text:p>
          </table:table-cell>
          <table:table-cell office:value-type="float" office:value="89" calcext:value-type="float">
            <text:p>89</text:p>
          </table:table-cell>
          <table:table-cell office:value-type="float" office:value="1.84" calcext:value-type="float">
            <text:p>1,84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Otr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Romanticismo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Los niños</text:p>
          </table:table-cell>
          <table:table-cell table:number-columns-repeated="99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aseante</text:p>
          </table:table-cell>
          <table:table-cell office:value-type="string" calcext:value-type="string">
            <text:p>HERMS GÓMEZ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GERMAN DURAN , 27, 3R., 1A.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936201457</text:p>
          </table:table-cell>
          <table:table-cell office:value-type="string" calcext:value-type="string">
            <text:p>658955442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date" office:date-value="1958-10-21" calcext:value-type="date">
            <text:p>21/10/58</text:p>
          </table:table-cell>
          <table:table-cell office:value-type="string" calcext:value-type="string">
            <text:p>Divorciado/a</text:p>
          </table:table-cell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Camarero/a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francé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.71" calcext:value-type="float">
            <text:p>1,71</text:p>
          </table:table-cell>
          <table:table-cell office:value-type="string" calcext:value-type="string">
            <text:p>Pelirrojo</text:p>
          </table:table-cell>
          <table:table-cell office:value-type="string" calcext:value-type="string">
            <text:p>Otro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Romanticismo</text:p>
          </table:table-cell>
          <table:table-cell table:number-columns-repeated="99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asión</text:p>
          </table:table-cell>
          <table:table-cell office:value-type="string" calcext:value-type="string">
            <text:p>ARTIGAS MATURANO</text:p>
          </table:table-cell>
          <table:table-cell office:value-type="string" calcext:value-type="string">
            <text:p>MÒNICA</text:p>
          </table:table-cell>
          <table:table-cell office:value-type="string" calcext:value-type="string">
            <text:p>SANT JOAN , 11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938207515</text:p>
          </table:table-cell>
          <table:table-cell/>
          <table:table-cell office:value-type="string" calcext:value-type="string">
            <text:p>pasión@altecom.es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59-10-03" calcext:value-type="date">
            <text:p>03/10/59</text:p>
          </table:table-cell>
          <table:table-cell office:value-type="string" calcext:value-type="string">
            <text:p>Separado/a</text:p>
          </table:table-cell>
          <table:table-cell office:value-type="float" office:value="3" calcext:value-type="float">
            <text:p>3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Funcionario/a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catalán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86" calcext:value-type="float">
            <text:p>1,86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Otr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Los entierros</text:p>
          </table:table-cell>
          <table:table-cell table:number-columns-repeated="99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AGUILAR MASANA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PUIG , 1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938208558</text:p>
          </table:table-cell>
          <table:table-cell table:number-columns-repeated="3"/>
          <table:table-cell office:value-type="string" calcext:value-type="string">
            <text:p>Hombre</text:p>
          </table:table-cell>
          <table:table-cell office:value-type="date" office:date-value="1961-05-23" calcext:value-type="date">
            <text:p>23/05/61</text:p>
          </table:table-cell>
          <table:table-cell office:value-type="string" calcext:value-type="string">
            <text:p>Casado/a</text:p>
          </table:table-cell>
          <table:table-cell office:value-type="float" office:value="2" calcext:value-type="float">
            <text:p>2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Arquitecto/a</text:p>
          </table:table-cell>
          <table:table-cell office:value-type="string" calcext:value-type="string">
            <text:p>Elementales</text:p>
          </table:table-cell>
          <table:table-cell office:value-type="string" calcext:value-type="string">
            <text:p>castellano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.84" calcext:value-type="float">
            <text:p>1,84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Marrones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Ternura</text:p>
          </table:table-cell>
          <table:table-cell table:number-columns-repeated="99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elusa</text:p>
          </table:table-cell>
          <table:table-cell office:value-type="string" calcext:value-type="string">
            <text:p>ALTIMIRAS SERAROLS</text:p>
          </table:table-cell>
          <table:table-cell office:value-type="string" calcext:value-type="string">
            <text:p>GEMMA</text:p>
          </table:table-cell>
          <table:table-cell office:value-type="string" calcext:value-type="string">
            <text:p>PROL. JACINT VERDAGUER , 1, 2N., 2A.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938300496</text:p>
          </table:table-cell>
          <table:table-cell/>
          <table:table-cell office:value-type="string" calcext:value-type="string">
            <text:p>pelusa@hotmail.com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61-01-16" calcext:value-type="date">
            <text:p>16/01/61</text:p>
          </table:table-cell>
          <table:table-cell office:value-type="string" calcext:value-type="string">
            <text:p>Casado/a</text:p>
          </table:table-cell>
          <table:table-cell office:value-type="float" office:value="4" calcext:value-type="float">
            <text:p>4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Funcionario/a</text:p>
          </table:table-cell>
          <table:table-cell office:value-type="string" calcext:value-type="string">
            <text:p>Bachillerato</text:p>
          </table:table-cell>
          <table:table-cell office:value-type="string" calcext:value-type="string">
            <text:p>catalán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76" calcext:value-type="float">
            <text:p>1,76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Azul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Los dibujos animados</text:p>
          </table:table-cell>
          <table:table-cell table:number-columns-repeated="99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erla</text:p>
          </table:table-cell>
          <table:table-cell office:value-type="string" calcext:value-type="string">
            <text:p>TORRESCASANA GARCI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RAMON I CAJAL , 81, 2N.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930120545</text:p>
          </table:table-cell>
          <table:table-cell office:value-type="string" calcext:value-type="string">
            <text:p>625458445</text:p>
          </table:table-cell>
          <table:table-cell office:value-type="string" calcext:value-type="string">
            <text:p>perla@cataloniamail.com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57-10-29" calcext:value-type="date">
            <text:p>29/10/57</text:p>
          </table:table-cell>
          <table:table-cell office:value-type="string" calcext:value-type="string">
            <text:p>Divorciado/a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Asesor/a fiscal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catalán</text:p>
          </table:table-cell>
          <table:table-cell office:value-type="float" office:value="4000" calcext:value-type="float">
            <text:p>40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.77" calcext:value-type="float">
            <text:p>1,77</text:p>
          </table:table-cell>
          <table:table-cell office:value-type="string" calcext:value-type="string">
            <text:p>Pelirrojo</text:p>
          </table:table-cell>
          <table:table-cell office:value-type="string" calcext:value-type="string">
            <text:p>Negros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Excelente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Los niños</text:p>
          </table:table-cell>
          <table:table-cell table:number-columns-repeated="99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icasso</text:p>
          </table:table-cell>
          <table:table-cell office:value-type="string" calcext:value-type="string">
            <text:p>ARIZA PUIGBÓ</text:p>
          </table:table-cell>
          <table:table-cell office:value-type="string" calcext:value-type="string">
            <text:p>ORIOL</text:p>
          </table:table-cell>
          <table:table-cell office:value-type="string" calcext:value-type="string">
            <text:p>MORAGUES , 10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938207095</text:p>
          </table:table-cell>
          <table:table-cell table:number-columns-repeated="2"/>
          <table:table-cell office:value-type="string" calcext:value-type="string">
            <text:p>Ex-presidiario</text:p>
          </table:table-cell>
          <table:table-cell office:value-type="string" calcext:value-type="string">
            <text:p>Hombre</text:p>
          </table:table-cell>
          <table:table-cell office:value-type="date" office:date-value="1967-12-05" calcext:value-type="date">
            <text:p>05/12/67</text:p>
          </table:table-cell>
          <table:table-cell office:value-type="string" calcext:value-type="string">
            <text:p>Casado/a</text:p>
          </table:table-cell>
          <table:table-cell office:value-type="float" office:value="1" calcext:value-type="float">
            <text:p>1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Dependiente/a</text:p>
          </table:table-cell>
          <table:table-cell office:value-type="string" calcext:value-type="string">
            <text:p>Elementales</text:p>
          </table:table-cell>
          <table:table-cell office:value-type="string" calcext:value-type="string">
            <text:p>catalán</text:p>
          </table:table-cell>
          <table:table-cell office:value-type="float" office:value="900" calcext:value-type="float">
            <text:p>900</text:p>
          </table:table-cell>
          <table:table-cell office:value-type="float" office:value="76400" calcext:value-type="float">
            <text:p>76400</text:p>
          </table:table-cell>
          <table:table-cell office:value-type="float" office:value="79" calcext:value-type="float">
            <text:p>79</text:p>
          </table:table-cell>
          <table:table-cell office:value-type="float" office:value="1.7" calcext:value-type="float">
            <text:p>1,7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Los entierros</text:p>
          </table:table-cell>
          <table:table-cell table:number-columns-repeated="99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oma</text:p>
          </table:table-cell>
          <table:table-cell office:value-type="string" calcext:value-type="string">
            <text:p>ALVAREZ ARMENTEROS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PROL. PADRÓ , 1, 3R., 2A.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8300214</text:p>
          </table:table-cell>
          <table:table-cell table:number-columns-repeated="3"/>
          <table:table-cell office:value-type="string" calcext:value-type="string">
            <text:p>Mujer</text:p>
          </table:table-cell>
          <table:table-cell office:value-type="date" office:date-value="1965-10-30" calcext:value-type="date">
            <text:p>30/10/65</text:p>
          </table:table-cell>
          <table:table-cell office:value-type="string" calcext:value-type="string">
            <text:p>Separado/a</text:p>
          </table:table-cell>
          <table:table-cell office:value-type="float" office:value="0" calcext:value-type="float">
            <text:p>0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Conductor/a</text:p>
          </table:table-cell>
          <table:table-cell office:value-type="string" calcext:value-type="string">
            <text:p>Bachillerato</text:p>
          </table:table-cell>
          <table:table-cell office:value-type="string" calcext:value-type="string">
            <text:p>catalá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82" calcext:value-type="float">
            <text:p>1,82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on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Romanticismo</text:p>
          </table:table-cell>
          <table:table-cell table:number-columns-repeated="2" office:value-type="string" calcext:value-type="string">
            <text:p>Sinceridad</text:p>
          </table:table-cell>
          <table:table-cell office:value-type="string" calcext:value-type="string">
            <text:p>Inteligencia</text:p>
          </table:table-cell>
          <table:table-cell table:number-columns-repeated="99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sicosis</text:p>
          </table:table-cell>
          <table:table-cell office:value-type="string" calcext:value-type="string">
            <text:p>BARALDÉS TARRAGÓ</text:p>
          </table:table-cell>
          <table:table-cell office:value-type="string" calcext:value-type="string">
            <text:p>DAMIÀ</text:p>
          </table:table-cell>
          <table:table-cell office:value-type="string" calcext:value-type="string">
            <text:p>FRANCESC DE VITÒRIA , 11, 4T 2A</text:p>
          </table:table-cell>
          <table:table-cell office:value-type="string" calcext:value-type="string">
            <text:p>Tarragona</text:p>
          </table:table-cell>
          <table:table-cell office:value-type="string" calcext:value-type="string">
            <text:p>938727244</text:p>
          </table:table-cell>
          <table:table-cell office:value-type="string" calcext:value-type="string">
            <text:p>625410101</text:p>
          </table:table-cell>
          <table:table-cell office:value-type="string" calcext:value-type="string">
            <text:p>psicosis@intercom.es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9-05-19" calcext:value-type="date">
            <text:p>19/05/69</text:p>
          </table:table-cell>
          <table:table-cell office:value-type="string" calcext:value-type="string">
            <text:p>Divorciado/a</text:p>
          </table:table-cell>
          <table:table-cell/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Camarero/a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catalán</text:p>
          </table:table-cell>
          <table:table-cell office:value-type="float" office:value="1600" calcext:value-type="float">
            <text:p>1600</text:p>
          </table:table-cell>
          <table:table-cell office:value-type="float" office:value="103400" calcext:value-type="float">
            <text:p>103400</text:p>
          </table:table-cell>
          <table:table-cell office:value-type="float" office:value="101" calcext:value-type="float">
            <text:p>101</text:p>
          </table:table-cell>
          <table:table-cell office:value-type="float" office:value="1.64" calcext:value-type="float">
            <text:p>1,64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Negro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Sinceridad</text:p>
          </table:table-cell>
          <table:table-cell table:number-columns-repeated="99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Quince centimos</text:p>
          </table:table-cell>
          <table:table-cell office:value-type="string" calcext:value-type="string">
            <text:p>GARCIA GARCÍA</text:p>
          </table:table-cell>
          <table:table-cell office:value-type="string" calcext:value-type="string">
            <text:p>VALENTÍ</text:p>
          </table:table-cell>
          <table:table-cell office:value-type="string" calcext:value-type="string">
            <text:p>ALBÉNIZ , 22, 2N.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6565874</text:p>
          </table:table-cell>
          <table:table-cell table:number-columns-repeated="2"/>
          <table:table-cell office:value-type="string" calcext:value-type="string">
            <text:p>Mucha discreción</text:p>
          </table:table-cell>
          <table:table-cell office:value-type="string" calcext:value-type="string">
            <text:p>Hombre</text:p>
          </table:table-cell>
          <table:table-cell office:value-type="date" office:date-value="1964-07-14" calcext:value-type="date">
            <text:p>14/07/64</text:p>
          </table:table-cell>
          <table:table-cell office:value-type="string" calcext:value-type="string">
            <text:p>Separado/a</text:p>
          </table:table-cell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Camarero/a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castellano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Azul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Sinceridad</text:p>
          </table:table-cell>
          <table:table-cell table:number-columns-repeated="99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Rebeca</text:p>
          </table:table-cell>
          <table:table-cell office:value-type="string" calcext:value-type="string">
            <text:p>AROCA GÓMEZ</text:p>
          </table:table-cell>
          <table:table-cell office:value-type="string" calcext:value-type="string">
            <text:p>AINA</text:p>
          </table:table-cell>
          <table:table-cell office:value-type="string" calcext:value-type="string">
            <text:p>TRES ROURES , 10, 4T 2A</text:p>
          </table:table-cell>
          <table:table-cell office:value-type="string" calcext:value-type="string">
            <text:p>Tarragona</text:p>
          </table:table-cell>
          <table:table-cell office:value-type="string" calcext:value-type="string">
            <text:p>938205782</text:p>
          </table:table-cell>
          <table:table-cell office:value-type="string" calcext:value-type="string">
            <text:p>632514125</text:p>
          </table:table-cell>
          <table:table-cell office:value-type="string" calcext:value-type="string">
            <text:p>rebeca@cataloniamail.com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64-01-29" calcext:value-type="date">
            <text:p>29/01/64</text:p>
          </table:table-cell>
          <table:table-cell office:value-type="string" calcext:value-type="string">
            <text:p>Separado/a</text:p>
          </table:table-cell>
          <table:table-cell office:value-type="float" office:value="0" calcext:value-type="float">
            <text:p>0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office:value-type="string" calcext:value-type="string">
            <text:p>FP</text:p>
          </table:table-cell>
          <table:table-cell office:value-type="string" calcext:value-type="string">
            <text:p>catalán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1.75" calcext:value-type="float">
            <text:p>1,75</text:p>
          </table:table-cell>
          <table:table-cell office:value-type="string" calcext:value-type="string">
            <text:p>Pelirrojo</text:p>
          </table:table-cell>
          <table:table-cell office:value-type="string" calcext:value-type="string">
            <text:p>Otro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Romanticismo</text:p>
          </table:table-cell>
          <table:table-cell office:value-type="string" calcext:value-type="string">
            <text:p>Ternura</text:p>
          </table:table-cell>
          <table:table-cell table:number-columns-repeated="99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ebelde</text:p>
          </table:table-cell>
          <table:table-cell office:value-type="string" calcext:value-type="string">
            <text:p>ALONSO RODRIGUEZ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ROL. PADRÓ , 1, 2N., 1A.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938305551</text:p>
          </table:table-cell>
          <table:table-cell/>
          <table:table-cell office:value-type="string" calcext:value-type="string">
            <text:p>rebelde@intercom.es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58-03-23" calcext:value-type="date">
            <text:p>23/03/58</text:p>
          </table:table-cell>
          <table:table-cell office:value-type="string" calcext:value-type="string">
            <text:p>Divorciado/a</text:p>
          </table:table-cell>
          <table:table-cell office:value-type="float" office:value="2" calcext:value-type="float">
            <text:p>2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office:value-type="string" calcext:value-type="string">
            <text:p>Licenciado/a</text:p>
          </table:table-cell>
          <table:table-cell office:value-type="string" calcext:value-type="string">
            <text:p>francés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1.73" calcext:value-type="float">
            <text:p>1,73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Verd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Romanticismo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Ternura</text:p>
          </table:table-cell>
          <table:table-cell table:number-columns-repeated="99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Recio</text:p>
          </table:table-cell>
          <table:table-cell office:value-type="string" calcext:value-type="string">
            <text:p>CANO GÓMEZ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LBÉNIZ , 13, 2N., 1A.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936577225</text:p>
          </table:table-cell>
          <table:table-cell table:number-columns-repeated="3"/>
          <table:table-cell office:value-type="string" calcext:value-type="string">
            <text:p>Hombre</text:p>
          </table:table-cell>
          <table:table-cell office:value-type="date" office:date-value="1966-11-04" calcext:value-type="date">
            <text:p>04/11/66</text:p>
          </table:table-cell>
          <table:table-cell office:value-type="string" calcext:value-type="string">
            <text:p>Otros</text:p>
          </table:table-cell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Asesor/a fiscal</text:p>
          </table:table-cell>
          <table:table-cell office:value-type="string" calcext:value-type="string">
            <text:p>Doctor/a</text:p>
          </table:table-cell>
          <table:table-cell office:value-type="string" calcext:value-type="string">
            <text:p>castellano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72" calcext:value-type="float">
            <text:p>1,72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Verdes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Ternura</text:p>
          </table:table-cell>
          <table:table-cell table:number-columns-repeated="99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Recital</text:p>
          </table:table-cell>
          <table:table-cell office:value-type="string" calcext:value-type="string">
            <text:p>ALCAIDE MOLINA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FONT DEL GAT , 1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938773647</text:p>
          </table:table-cell>
          <table:table-cell office:value-type="string" calcext:value-type="string">
            <text:p>632544145</text:p>
          </table:table-cell>
          <table:table-cell/>
          <table:table-cell office:value-type="string" calcext:value-type="string">
            <text:p>Persona Pública</text:p>
          </table:table-cell>
          <table:table-cell office:value-type="string" calcext:value-type="string">
            <text:p>Mujer</text:p>
          </table:table-cell>
          <table:table-cell office:value-type="date" office:date-value="1967-07-17" calcext:value-type="date">
            <text:p>17/07/67</text:p>
          </table:table-cell>
          <table:table-cell office:value-type="string" calcext:value-type="string">
            <text:p>Separado/a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Camarero/a</text:p>
          </table:table-cell>
          <table:table-cell office:value-type="string" calcext:value-type="string">
            <text:p>Elementales</text:p>
          </table:table-cell>
          <table:table-cell office:value-type="string" calcext:value-type="string">
            <text:p>catalán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.72" calcext:value-type="float">
            <text:p>1,72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Marron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Romanticismo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Ternura</text:p>
          </table:table-cell>
          <table:table-cell table:number-columns-repeated="99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ene</text:p>
          </table:table-cell>
          <table:table-cell office:value-type="string" calcext:value-type="string">
            <text:p>AGUILERA PRAT</text:p>
          </table:table-cell>
          <table:table-cell office:value-type="string" calcext:value-type="string">
            <text:p>MIREIA</text:p>
          </table:table-cell>
          <table:table-cell office:value-type="string" calcext:value-type="string">
            <text:p>MONTCAU , 1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938208054</text:p>
          </table:table-cell>
          <table:table-cell/>
          <table:table-cell office:value-type="string" calcext:value-type="string">
            <text:p>rene@intercom.es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66-02-16" calcext:value-type="date">
            <text:p>16/02/66</text:p>
          </table:table-cell>
          <table:table-cell office:value-type="string" calcext:value-type="string">
            <text:p>Soltero/a</text:p>
          </table:table-cell>
          <table:table-cell office:value-type="float" office:value="1" calcext:value-type="float">
            <text:p>1</text:p>
          </table:table-cell>
          <table:table-cell table:formula="of:=TRUE()" office:value-type="boolean" office:boolean-value="true" calcext:value-type="boolean">
            <text:p>VERDADERO</text:p>
          </table:table-cell>
          <table:table-cell/>
          <table:table-cell office:value-type="string" calcext:value-type="string">
            <text:p>Elementales</text:p>
          </table:table-cell>
          <table:table-cell office:value-type="string" calcext:value-type="string">
            <text:p>catalán</text:p>
          </table:table-cell>
          <table:table-cell office:value-type="float" office:value="600" calcext:value-type="float">
            <text:p>600</text:p>
          </table:table-cell>
          <table:table-cell office:value-type="float" office:value="24100" calcext:value-type="float">
            <text:p>24100</text:p>
          </table:table-cell>
          <table:table-cell office:value-type="float" office:value="90" calcext:value-type="float">
            <text:p>90</text:p>
          </table:table-cell>
          <table:table-cell office:value-type="float" office:value="1.57" calcext:value-type="float">
            <text:p>1,57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on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Fortaleza</text:p>
          </table:table-cell>
          <table:table-cell table:number-columns-repeated="2" office:value-type="string" calcext:value-type="string">
            <text:p>Ternura</text:p>
          </table:table-cell>
          <table:table-cell table:number-columns-repeated="99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Repicó</text:p>
          </table:table-cell>
          <table:table-cell office:value-type="string" calcext:value-type="string">
            <text:p>ALAPONT ICART</text:p>
          </table:table-cell>
          <table:table-cell office:value-type="string" calcext:value-type="string">
            <text:p>ELOI</text:p>
          </table:table-cell>
          <table:table-cell office:value-type="string" calcext:value-type="string">
            <text:p>MONTURIOL , 1</text:p>
          </table:table-cell>
          <table:table-cell office:value-type="string" calcext:value-type="string">
            <text:p>Lleida</text:p>
          </table:table-cell>
          <table:table-cell office:value-type="string" calcext:value-type="string">
            <text:p>938208054</text:p>
          </table:table-cell>
          <table:table-cell office:value-type="string" calcext:value-type="string">
            <text:p>658789875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date" office:date-value="1966-03-09" calcext:value-type="date">
            <text:p>09/03/66</text:p>
          </table:table-cell>
          <table:table-cell office:value-type="string" calcext:value-type="string">
            <text:p>Soltero/a</text:p>
          </table:table-cell>
          <table:table-cell office:value-type="float" office:value="1" calcext:value-type="float">
            <text:p>1</text:p>
          </table:table-cell>
          <table:table-cell table:formula="of:=TRUE()" office:value-type="boolean" office:boolean-value="true" calcext:value-type="boolean">
            <text:p>VERDADERO</text:p>
          </table:table-cell>
          <table:table-cell/>
          <table:table-cell office:value-type="string" calcext:value-type="string">
            <text:p>EGB</text:p>
          </table:table-cell>
          <table:table-cell office:value-type="string" calcext:value-type="string">
            <text:p>catalán</text:p>
          </table:table-cell>
          <table:table-cell office:value-type="float" office:value="1300" calcext:value-type="float">
            <text:p>1300</text:p>
          </table:table-cell>
          <table:table-cell office:value-type="float" office:value="102200" calcext:value-type="float">
            <text:p>102200</text:p>
          </table:table-cell>
          <table:table-cell office:value-type="float" office:value="58" calcext:value-type="float">
            <text:p>58</text:p>
          </table:table-cell>
          <table:table-cell office:value-type="float" office:value="1.61" calcext:value-type="float">
            <text:p>1,61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Marron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Realismo</text:p>
          </table:table-cell>
          <table:table-cell table:number-columns-repeated="3" office:value-type="string" calcext:value-type="string">
            <text:p>Sinceridad</text:p>
          </table:table-cell>
          <table:table-cell table:number-columns-repeated="99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Rica</text:p>
          </table:table-cell>
          <table:table-cell office:value-type="string" calcext:value-type="string">
            <text:p>RIVERO FLORID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ILATORRADA , 6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930712563</text:p>
          </table:table-cell>
          <table:table-cell office:value-type="string" calcext:value-type="string">
            <text:p>654112144</text:p>
          </table:table-cell>
          <table:table-cell office:value-type="string" calcext:value-type="string">
            <text:p>rica@terra.es</text:p>
          </table:table-cell>
          <table:table-cell office:value-type="string" calcext:value-type="string">
            <text:p>La trae su madre</text:p>
          </table:table-cell>
          <table:table-cell office:value-type="string" calcext:value-type="string">
            <text:p>Mujer</text:p>
          </table:table-cell>
          <table:table-cell office:value-type="date" office:date-value="1969-03-23" calcext:value-type="date">
            <text:p>23/03/69</text:p>
          </table:table-cell>
          <table:table-cell office:value-type="string" calcext:value-type="string">
            <text:p>Casado/a</text:p>
          </table:table-cell>
          <table:table-cell office:value-type="float" office:value="0" calcext:value-type="float">
            <text:p>0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Diplomado/a</text:p>
          </table:table-cell>
          <table:table-cell office:value-type="string" calcext:value-type="string">
            <text:p>castellano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.84" calcext:value-type="float">
            <text:p>1,84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Marron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Romanticismo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Sinceridad</text:p>
          </table:table-cell>
          <table:table-cell table:number-columns-repeated="99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Rockera</text:p>
          </table:table-cell>
          <table:table-cell office:value-type="string" calcext:value-type="string">
            <text:p>AVILA MASJUAN</text:p>
          </table:table-cell>
          <table:table-cell office:value-type="string" calcext:value-type="string">
            <text:p>ALBA</text:p>
          </table:table-cell>
          <table:table-cell office:value-type="string" calcext:value-type="string">
            <text:p>JAUME GALOBART , 11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938204078</text:p>
          </table:table-cell>
          <table:table-cell/>
          <table:table-cell office:value-type="string" calcext:value-type="string">
            <text:p>rockera@terra.es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57-09-22" calcext:value-type="date">
            <text:p>22/09/57</text:p>
          </table:table-cell>
          <table:table-cell office:value-type="string" calcext:value-type="string">
            <text:p>Otros</text:p>
          </table:table-cell>
          <table:table-cell office:value-type="float" office:value="2" calcext:value-type="float">
            <text:p>2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Camarero/a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catalán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.57" calcext:value-type="float">
            <text:p>1,57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Negros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Alegría</text:p>
          </table:table-cell>
          <table:table-cell table:number-columns-repeated="99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GRANADOS ANDRÉS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SANT GENÍS , 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6871045</text:p>
          </table:table-cell>
          <table:table-cell table:number-columns-repeated="2"/>
          <table:table-cell office:value-type="string" calcext:value-type="string">
            <text:p>Mucha discreción</text:p>
          </table:table-cell>
          <table:table-cell office:value-type="string" calcext:value-type="string">
            <text:p>Mujer</text:p>
          </table:table-cell>
          <table:table-cell office:value-type="date" office:date-value="1961-11-15" calcext:value-type="date">
            <text:p>15/11/61</text:p>
          </table:table-cell>
          <table:table-cell office:value-type="string" calcext:value-type="string">
            <text:p>Divorciado/a</text:p>
          </table:table-cell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Camarero/a</text:p>
          </table:table-cell>
          <table:table-cell office:value-type="string" calcext:value-type="string">
            <text:p>Bachillerato</text:p>
          </table:table-cell>
          <table:table-cell office:value-type="string" calcext:value-type="string">
            <text:p>catalán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.61" calcext:value-type="float">
            <text:p>1,61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Marron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Sencillez</text:p>
          </table:table-cell>
          <table:table-cell table:number-columns-repeated="99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FERRER GASSET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VERGE DE FÀTIMA , 2, 3R., 1A.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938745211</text:p>
          </table:table-cell>
          <table:table-cell/>
          <table:table-cell office:value-type="string" calcext:value-type="string">
            <text:p>roman@wandoo.es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0-04-15" calcext:value-type="date">
            <text:p>15/04/60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castellano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.68" calcext:value-type="float">
            <text:p>1,68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Negros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Sinceridad</text:p>
          </table:table-cell>
          <table:table-cell table:number-columns-repeated="99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Romario</text:p>
          </table:table-cell>
          <table:table-cell office:value-type="string" calcext:value-type="string">
            <text:p>AMIGO MODREGO</text:p>
          </table:table-cell>
          <table:table-cell office:value-type="string" calcext:value-type="string">
            <text:p>LLUÍS</text:p>
          </table:table-cell>
          <table:table-cell office:value-type="string" calcext:value-type="string">
            <text:p>JAUME I , 10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938300065</text:p>
          </table:table-cell>
          <table:table-cell office:value-type="string" calcext:value-type="string">
            <text:p>654401401</text:p>
          </table:table-cell>
          <table:table-cell table:number-columns-repeated="2"/>
          <table:table-cell office:value-type="string" calcext:value-type="string">
            <text:p>Hombre</text:p>
          </table:table-cell>
          <table:table-cell office:value-type="date" office:date-value="1965-11-18" calcext:value-type="date">
            <text:p>18/11/65</text:p>
          </table:table-cell>
          <table:table-cell office:value-type="string" calcext:value-type="string">
            <text:p>Divorciado/a</text:p>
          </table:table-cell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gallego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.75" calcext:value-type="float">
            <text:p>1,75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Azul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Alegría</text:p>
          </table:table-cell>
          <table:table-cell table:number-columns-repeated="99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Romeo</text:p>
          </table:table-cell>
          <table:table-cell office:value-type="string" calcext:value-type="string">
            <text:p>ABDIN TATJÈ</text:p>
          </table:table-cell>
          <table:table-cell office:value-type="string" calcext:value-type="string">
            <text:p>CRISTIAN</text:p>
          </table:table-cell>
          <table:table-cell office:value-type="string" calcext:value-type="string">
            <text:p>SANT JOAN , 0, C, 1R., B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938208674</text:p>
          </table:table-cell>
          <table:table-cell/>
          <table:table-cell office:value-type="string" calcext:value-type="string">
            <text:p>romeo@intercom.es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59-12-08" calcext:value-type="date">
            <text:p>08/12/59</text:p>
          </table:table-cell>
          <table:table-cell office:value-type="string" calcext:value-type="string">
            <text:p>Casado/a</text:p>
          </table:table-cell>
          <table:table-cell office:value-type="float" office:value="0" calcext:value-type="float">
            <text:p>0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Asesor/a fiscal</text:p>
          </table:table-cell>
          <table:table-cell office:value-type="string" calcext:value-type="string">
            <text:p>Elementales</text:p>
          </table:table-cell>
          <table:table-cell office:value-type="string" calcext:value-type="string">
            <text:p>catalán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.63" calcext:value-type="float">
            <text:p>1,63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Marrones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Excelente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Romanticismo</text:p>
          </table:table-cell>
          <table:table-cell office:value-type="string" calcext:value-type="string">
            <text:p>Las mujeres</text:p>
          </table:table-cell>
          <table:table-cell table:number-columns-repeated="99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Romesco</text:p>
          </table:table-cell>
          <table:table-cell office:value-type="string" calcext:value-type="string">
            <text:p>CANELLAS GOMEZ</text:p>
          </table:table-cell>
          <table:table-cell office:value-type="string" calcext:value-type="string">
            <text:p>GUILLEM</text:p>
          </table:table-cell>
          <table:table-cell office:value-type="string" calcext:value-type="string">
            <text:p>JACINT VERDAGUER , 13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930214054</text:p>
          </table:table-cell>
          <table:table-cell table:number-columns-repeated="3"/>
          <table:table-cell office:value-type="string" calcext:value-type="string">
            <text:p>Hombre</text:p>
          </table:table-cell>
          <table:table-cell office:value-type="date" office:date-value="1967-03-30" calcext:value-type="date">
            <text:p>30/03/67</text:p>
          </table:table-cell>
          <table:table-cell office:value-type="string" calcext:value-type="string">
            <text:p>Separado/a</text:p>
          </table:table-cell>
          <table:table-cell office:value-type="float" office:value="0" calcext:value-type="float">
            <text:p>0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Administrativo/a</text:p>
          </table:table-cell>
          <table:table-cell office:value-type="string" calcext:value-type="string">
            <text:p>Elementales</text:p>
          </table:table-cell>
          <table:table-cell office:value-type="string" calcext:value-type="string">
            <text:p>catalán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.87" calcext:value-type="float">
            <text:p>1,87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Verd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Realismo</text:p>
          </table:table-cell>
          <table:table-cell table:number-columns-repeated="99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ONC</text:p>
          </table:table-cell>
          <table:table-cell office:value-type="string" calcext:value-type="string">
            <text:p>HIDALGO ALTIMIRAS</text:p>
          </table:table-cell>
          <table:table-cell office:value-type="string" calcext:value-type="string">
            <text:p>DIMAS</text:p>
          </table:table-cell>
          <table:table-cell office:value-type="string" calcext:value-type="string">
            <text:p>SANT BENET , 28, 2N., 2A.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6521404</text:p>
          </table:table-cell>
          <table:table-cell office:value-type="string" calcext:value-type="string">
            <text:p>602120214</text:p>
          </table:table-cell>
          <table:table-cell office:value-type="string" calcext:value-type="string">
            <text:p>ronc@cataloniamail.com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4-07-14" calcext:value-type="date">
            <text:p>14/07/64</text:p>
          </table:table-cell>
          <table:table-cell office:value-type="string" calcext:value-type="string">
            <text:p>Otros</text:p>
          </table:table-cell>
          <table:table-cell office:value-type="float" office:value="0" calcext:value-type="float">
            <text:p>0</text:p>
          </table:table-cell>
          <table:table-cell table:formula="of:=TRUE()" office:value-type="boolean" office:boolean-value="true" calcext:value-type="boolean">
            <text:p>VERDADERO</text:p>
          </table:table-cell>
          <table:table-cell/>
          <table:table-cell office:value-type="string" calcext:value-type="string">
            <text:p>Bachillerato</text:p>
          </table:table-cell>
          <table:table-cell office:value-type="string" calcext:value-type="string">
            <text:p>catalán</text:p>
          </table:table-cell>
          <table:table-cell office:value-type="float" office:value="1400" calcext:value-type="float">
            <text:p>1400</text:p>
          </table:table-cell>
          <table:table-cell office:value-type="float" office:value="66800" calcext:value-type="float">
            <text:p>66800</text:p>
          </table:table-cell>
          <table:table-cell office:value-type="float" office:value="89" calcext:value-type="float">
            <text:p>89</text:p>
          </table:table-cell>
          <table:table-cell office:value-type="float" office:value="1.61" calcext:value-type="float">
            <text:p>1,61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Marron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Inteligencia</text:p>
          </table:table-cell>
          <table:table-cell table:number-columns-repeated="99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abrosa</text:p>
          </table:table-cell>
          <table:table-cell office:value-type="string" calcext:value-type="string">
            <text:p>BASTARDAS FRANCH</text:p>
          </table:table-cell>
          <table:table-cell office:value-type="string" calcext:value-type="string">
            <text:p>ANA INÉS</text:p>
          </table:table-cell>
          <table:table-cell office:value-type="string" calcext:value-type="string">
            <text:p>FONERIA , 12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938350593</text:p>
          </table:table-cell>
          <table:table-cell/>
          <table:table-cell office:value-type="string" calcext:value-type="string">
            <text:p>sabrosa@hotmail.com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62-01-03" calcext:value-type="date">
            <text:p>03/01/62</text:p>
          </table:table-cell>
          <table:table-cell office:value-type="string" calcext:value-type="string">
            <text:p>Casado/a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Abogado/a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catalán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1.82" calcext:value-type="float">
            <text:p>1,82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on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Viajar en avión</text:p>
          </table:table-cell>
          <table:table-cell table:number-columns-repeated="99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alsa</text:p>
          </table:table-cell>
          <table:table-cell office:value-type="string" calcext:value-type="string">
            <text:p>ABADIAS MASANA</text:p>
          </table:table-cell>
          <table:table-cell office:value-type="string" calcext:value-type="string">
            <text:p>IVET</text:p>
          </table:table-cell>
          <table:table-cell office:value-type="string" calcext:value-type="string">
            <text:p>ALFONS XII , 9, 4T 1A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939962045</text:p>
          </table:table-cell>
          <table:table-cell office:value-type="string" calcext:value-type="string">
            <text:p>622101451</text:p>
          </table:table-cell>
          <table:table-cell office:value-type="string" calcext:value-type="string">
            <text:p>salsa@cataloniamail.com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59-05-22" calcext:value-type="date">
            <text:p>22/05/59</text:p>
          </table:table-cell>
          <table:table-cell office:value-type="string" calcext:value-type="string">
            <text:p>Casado/a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Camarero/a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catalán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.55" calcext:value-type="float">
            <text:p>1,55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Azul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Inteligencia</text:p>
          </table:table-cell>
          <table:table-cell table:number-columns-repeated="2" office:value-type="string" calcext:value-type="string">
            <text:p>Sinceridad</text:p>
          </table:table-cell>
          <table:table-cell office:value-type="string" calcext:value-type="string">
            <text:p>Viajar en avión</text:p>
          </table:table-cell>
          <table:table-cell table:number-columns-repeated="99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AREVALO SANCHEZ</text:p>
          </table:table-cell>
          <table:table-cell office:value-type="string" calcext:value-type="string">
            <text:p>JÚLIA</text:p>
          </table:table-cell>
          <table:table-cell office:value-type="string" calcext:value-type="string">
            <text:p>JAUME I , 10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938755603</text:p>
          </table:table-cell>
          <table:table-cell office:value-type="string" calcext:value-type="string">
            <text:p>654874412</text:p>
          </table:table-cell>
          <table:table-cell table:number-columns-repeated="2"/>
          <table:table-cell office:value-type="string" calcext:value-type="string">
            <text:p>Mujer</text:p>
          </table:table-cell>
          <table:table-cell office:value-type="date" office:date-value="1968-09-17" calcext:value-type="date">
            <text:p>17/09/68</text:p>
          </table:table-cell>
          <table:table-cell office:value-type="string" calcext:value-type="string">
            <text:p>Casado/a</text:p>
          </table:table-cell>
          <table:table-cell office:value-type="float" office:value="0" calcext:value-type="float">
            <text:p>0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catalán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Marrones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Serenidad</text:p>
          </table:table-cell>
          <table:table-cell table:number-columns-repeated="99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Sha</text:p>
          </table:table-cell>
          <table:table-cell office:value-type="string" calcext:value-type="string">
            <text:p>ALINS MULET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E LA PESCA , 1, 1R., 2A.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8305524</text:p>
          </table:table-cell>
          <table:table-cell office:value-type="string" calcext:value-type="string">
            <text:p>610025001</text:p>
          </table:table-cell>
          <table:table-cell/>
          <table:table-cell office:value-type="string" calcext:value-type="string">
            <text:p>Mucha discreción</text:p>
          </table:table-cell>
          <table:table-cell office:value-type="string" calcext:value-type="string">
            <text:p>Hombre</text:p>
          </table:table-cell>
          <table:table-cell office:value-type="date" office:date-value="1958-03-02" calcext:value-type="date">
            <text:p>02/03/58</text:p>
          </table:table-cell>
          <table:table-cell office:value-type="string" calcext:value-type="string">
            <text:p>Casado/a</text:p>
          </table:table-cell>
          <table:table-cell office:value-type="float" office:value="2" calcext:value-type="float">
            <text:p>2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Conductor/a</text:p>
          </table:table-cell>
          <table:table-cell office:value-type="string" calcext:value-type="string">
            <text:p>Elementales</text:p>
          </table:table-cell>
          <table:table-cell office:value-type="string" calcext:value-type="string">
            <text:p>castellano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6" calcext:value-type="float">
            <text:p>1,6</text:p>
          </table:table-cell>
          <table:table-cell office:value-type="string" calcext:value-type="string">
            <text:p>Rubio</text:p>
          </table:table-cell>
          <table:table-cell office:value-type="string" calcext:value-type="string">
            <text:p>Verd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Romanticismo</text:p>
          </table:table-cell>
          <table:table-cell table:number-columns-repeated="99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incer</text:p>
          </table:table-cell>
          <table:table-cell office:value-type="string" calcext:value-type="string">
            <text:p>GARCIA GONZÁLEZ</text:p>
          </table:table-cell>
          <table:table-cell office:value-type="string" calcext:value-type="string">
            <text:p>ABEL</text:p>
          </table:table-cell>
          <table:table-cell office:value-type="string" calcext:value-type="string">
            <text:p>PIRINEUS , 22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936571974</text:p>
          </table:table-cell>
          <table:table-cell/>
          <table:table-cell office:value-type="string" calcext:value-type="string">
            <text:p>sincer@altecom.es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7-07-30" calcext:value-type="date">
            <text:p>30/07/67</text:p>
          </table:table-cell>
          <table:table-cell office:value-type="string" calcext:value-type="string">
            <text:p>Soltero/a</text:p>
          </table:table-cell>
          <table:table-cell office:value-type="float" office:value="0" calcext:value-type="float">
            <text:p>0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Camarero/a</text:p>
          </table:table-cell>
          <table:table-cell office:value-type="string" calcext:value-type="string">
            <text:p>Licenciado/a</text:p>
          </table:table-cell>
          <table:table-cell office:value-type="string" calcext:value-type="string">
            <text:p>catalán</text:p>
          </table:table-cell>
          <table:table-cell office:value-type="float" office:value="1600" calcext:value-type="float">
            <text:p>1600</text:p>
          </table:table-cell>
          <table:table-cell office:value-type="float" office:value="8500" calcext:value-type="float">
            <text:p>8500</text:p>
          </table:table-cell>
          <table:table-cell office:value-type="float" office:value="83" calcext:value-type="float">
            <text:p>83</text:p>
          </table:table-cell>
          <table:table-cell office:value-type="float" office:value="1.89" calcext:value-type="float">
            <text:p>1,89</text:p>
          </table:table-cell>
          <table:table-cell office:value-type="string" calcext:value-type="string">
            <text:p>Pelirrojo</text:p>
          </table:table-cell>
          <table:table-cell office:value-type="string" calcext:value-type="string">
            <text:p>Azules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Romanticismo</text:p>
          </table:table-cell>
          <table:table-cell table:number-columns-repeated="99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incera</text:p>
          </table:table-cell>
          <table:table-cell office:value-type="string" calcext:value-type="string">
            <text:p>ALVAREZ PARCERISA</text:p>
          </table:table-cell>
          <table:table-cell office:value-type="string" calcext:value-type="string">
            <text:p>IRENE</text:p>
          </table:table-cell>
          <table:table-cell office:value-type="string" calcext:value-type="string">
            <text:p>PROL. JACINT VERDAGUER , 1, 3R., 2A.</text:p>
          </table:table-cell>
          <table:table-cell office:value-type="string" calcext:value-type="string">
            <text:p>Girona</text:p>
          </table:table-cell>
          <table:table-cell office:value-type="string" calcext:value-type="string">
            <text:p>938300036</text:p>
          </table:table-cell>
          <table:table-cell/>
          <table:table-cell office:value-type="string" calcext:value-type="string">
            <text:p>sincera@hotmail.com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65-07-20" calcext:value-type="date">
            <text:p>20/07/65</text:p>
          </table:table-cell>
          <table:table-cell office:value-type="string" calcext:value-type="string">
            <text:p>Divorciado/a</text:p>
          </table:table-cell>
          <table:table-cell office:value-type="float" office:value="1" calcext:value-type="float">
            <text:p>1</text:p>
          </table:table-cell>
          <table:table-cell table:formula="of:=TRUE()" office:value-type="boolean" office:boolean-value="true" calcext:value-type="boolean">
            <text:p>VERDADERO</text:p>
          </table:table-cell>
          <table:table-cell/>
          <table:table-cell office:value-type="string" calcext:value-type="string">
            <text:p>EGB</text:p>
          </table:table-cell>
          <table:table-cell office:value-type="string" calcext:value-type="string">
            <text:p>castellano</text:p>
          </table:table-cell>
          <table:table-cell office:value-type="float" office:value="300" calcext:value-type="float">
            <text:p>300</text:p>
          </table:table-cell>
          <table:table-cell office:value-type="float" office:value="68000" calcext:value-type="float">
            <text:p>68000</text:p>
          </table:table-cell>
          <table:table-cell office:value-type="float" office:value="98" calcext:value-type="float">
            <text:p>98</text:p>
          </table:table-cell>
          <table:table-cell office:value-type="float" office:value="1.66" calcext:value-type="float">
            <text:p>1,66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Azul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Los entierros</text:p>
          </table:table-cell>
          <table:table-cell table:number-columns-repeated="99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uau</text:p>
          </table:table-cell>
          <table:table-cell office:value-type="string" calcext:value-type="string">
            <text:p>CASAS ANDRÉS</text:p>
          </table:table-cell>
          <table:table-cell office:value-type="string" calcext:value-type="string">
            <text:p>ADRIÀ</text:p>
          </table:table-cell>
          <table:table-cell office:value-type="string" calcext:value-type="string">
            <text:p>JAUME GALOBART , 14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936505455</text:p>
          </table:table-cell>
          <table:table-cell/>
          <table:table-cell office:value-type="string" calcext:value-type="string">
            <text:p>suau@hotmail.com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59-09-01" calcext:value-type="date">
            <text:p>01/09/59</text:p>
          </table:table-cell>
          <table:table-cell office:value-type="string" calcext:value-type="string">
            <text:p>Separado/a</text:p>
          </table:table-cell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office:value-type="string" calcext:value-type="string">
            <text:p>Elementales</text:p>
          </table:table-cell>
          <table:table-cell office:value-type="string" calcext:value-type="string">
            <text:p>inglés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.84" calcext:value-type="float">
            <text:p>1,84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Negros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Alegría</text:p>
          </table:table-cell>
          <table:table-cell table:number-columns-repeated="99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MORALES GESE</text:p>
          </table:table-cell>
          <table:table-cell office:value-type="string" calcext:value-type="string">
            <text:p>JAIRO</text:p>
          </table:table-cell>
          <table:table-cell office:value-type="string" calcext:value-type="string">
            <text:p>SANT JOAN, EDIFICI D , 3R A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6587454</text:p>
          </table:table-cell>
          <table:table-cell office:value-type="string" calcext:value-type="string">
            <text:p>600541125</text:p>
          </table:table-cell>
          <table:table-cell office:value-type="string" calcext:value-type="string">
            <text:p>superman@altecom.es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3-05-15" calcext:value-type="date">
            <text:p>15/05/63</text:p>
          </table:table-cell>
          <table:table-cell office:value-type="string" calcext:value-type="string">
            <text:p>Separado/a</text:p>
          </table:table-cell>
          <table:table-cell office:value-type="float" office:value="0" calcext:value-type="float">
            <text:p>0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Funcionario/a</text:p>
          </table:table-cell>
          <table:table-cell office:value-type="string" calcext:value-type="string">
            <text:p>Bachillerato</text:p>
          </table:table-cell>
          <table:table-cell office:value-type="string" calcext:value-type="string">
            <text:p>catalán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1.78" calcext:value-type="float">
            <text:p>1,78</text:p>
          </table:table-cell>
          <table:table-cell office:value-type="string" calcext:value-type="string">
            <text:p>Pelirrojo</text:p>
          </table:table-cell>
          <table:table-cell office:value-type="string" calcext:value-type="string">
            <text:p>Negro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#N/A</text:p>
          </table:table-cell>
          <table:table-cell office:value-type="string" calcext:value-type="string">
            <text:p>Ternura</text:p>
          </table:table-cell>
          <table:table-cell office:value-type="string" calcext:value-type="string">
            <text:p>Romanticismo</text:p>
          </table:table-cell>
          <table:table-cell table:number-columns-repeated="2" office:value-type="string" calcext:value-type="string">
            <text:p>Inteligencia</text:p>
          </table:table-cell>
          <table:table-cell table:number-columns-repeated="99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uperwoman</text:p>
          </table:table-cell>
          <table:table-cell office:value-type="string" calcext:value-type="string">
            <text:p>BARALDÉS MARTORELL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VIC , 119, 3R., 2A.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938725845</text:p>
          </table:table-cell>
          <table:table-cell/>
          <table:table-cell office:value-type="string" calcext:value-type="string">
            <text:p>superwoman@wandoo.es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63-10-30" calcext:value-type="date">
            <text:p>30/10/63</text:p>
          </table:table-cell>
          <table:table-cell office:value-type="string" calcext:value-type="string">
            <text:p>Soltero/a</text:p>
          </table:table-cell>
          <table:table-cell office:value-type="float" office:value="0" calcext:value-type="float">
            <text:p>0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Conductor/a</text:p>
          </table:table-cell>
          <table:table-cell office:value-type="string" calcext:value-type="string">
            <text:p>Diplomado/a</text:p>
          </table:table-cell>
          <table:table-cell office:value-type="string" calcext:value-type="string">
            <text:p>catalán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.86" calcext:value-type="float">
            <text:p>1,86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Azul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Excelente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Alegría</text:p>
          </table:table-cell>
          <table:table-cell table:number-columns-repeated="2" office:value-type="string" calcext:value-type="string">
            <text:p>Buen Humor</text:p>
          </table:table-cell>
          <table:table-cell office:value-type="string" calcext:value-type="string">
            <text:p>Realismo</text:p>
          </table:table-cell>
          <table:table-cell table:number-columns-repeated="99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Tablon</text:p>
          </table:table-cell>
          <table:table-cell office:value-type="string" calcext:value-type="string">
            <text:p>AROCA GÓMEZ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CARLES BUÏGAS , 10, 1R., 1A.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938205730</text:p>
          </table:table-cell>
          <table:table-cell/>
          <table:table-cell office:value-type="string" calcext:value-type="string">
            <text:p>tablon@hotmail.com</text:p>
          </table:table-cell>
          <table:table-cell office:value-type="string" calcext:value-type="string">
            <text:p>Mucha discreción</text:p>
          </table:table-cell>
          <table:table-cell office:value-type="string" calcext:value-type="string">
            <text:p>Hombre</text:p>
          </table:table-cell>
          <table:table-cell office:value-type="date" office:date-value="1957-10-23" calcext:value-type="date">
            <text:p>23/10/57</text:p>
          </table:table-cell>
          <table:table-cell office:value-type="string" calcext:value-type="string">
            <text:p>Casado/a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cepcionista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gallego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.83" calcext:value-type="float">
            <text:p>1,83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Negro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Realismo</text:p>
          </table:table-cell>
          <table:table-cell office:value-type="string" calcext:value-type="string">
            <text:p>Serenidad</text:p>
          </table:table-cell>
          <table:table-cell table:number-columns-repeated="99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tendre</text:p>
          </table:table-cell>
          <table:table-cell office:value-type="string" calcext:value-type="string">
            <text:p>RUEDA ALVAREZ</text:p>
          </table:table-cell>
          <table:table-cell office:value-type="string" calcext:value-type="string">
            <text:p>ADRIÀ</text:p>
          </table:table-cell>
          <table:table-cell office:value-type="string" calcext:value-type="string">
            <text:p>JAUME BALMES , 67, 2N.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936828258</text:p>
          </table:table-cell>
          <table:table-cell/>
          <table:table-cell office:value-type="string" calcext:value-type="string">
            <text:p>tendre@terra.es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1-12-25" calcext:value-type="date">
            <text:p>25/12/61</text:p>
          </table:table-cell>
          <table:table-cell office:value-type="string" calcext:value-type="string">
            <text:p>Otros</text:p>
          </table:table-cell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office:value-type="string" calcext:value-type="string">
            <text:p>Elementales</text:p>
          </table:table-cell>
          <table:table-cell office:value-type="string" calcext:value-type="string">
            <text:p>catalán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.71" calcext:value-type="float">
            <text:p>1,71</text:p>
          </table:table-cell>
          <table:table-cell office:value-type="string" calcext:value-type="string">
            <text:p>Pelirrojo</text:p>
          </table:table-cell>
          <table:table-cell office:value-type="string" calcext:value-type="string">
            <text:p>Verd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Romanticismo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Serenidad</text:p>
          </table:table-cell>
          <table:table-cell table:number-columns-repeated="99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eta</text:p>
          </table:table-cell>
          <table:table-cell office:value-type="string" calcext:value-type="string">
            <text:p>ALVAREZ DOMENECH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PROL. PADRÓ , 1, 3R., 2A.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938300045</text:p>
          </table:table-cell>
          <table:table-cell/>
          <table:table-cell office:value-type="string" calcext:value-type="string">
            <text:p>teta@intercom.es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68-11-13" calcext:value-type="date">
            <text:p>13/11/68</text:p>
          </table:table-cell>
          <table:table-cell office:value-type="string" calcext:value-type="string">
            <text:p>Casado/a</text:p>
          </table:table-cell>
          <table:table-cell office:value-type="float" office:value="0" calcext:value-type="float">
            <text:p>0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Administrativo/a</text:p>
          </table:table-cell>
          <table:table-cell office:value-type="string" calcext:value-type="string">
            <text:p>Elementales</text:p>
          </table:table-cell>
          <table:table-cell office:value-type="string" calcext:value-type="string">
            <text:p>catalán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Otro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Deporte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Romanticismo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Sinceridad</text:p>
          </table:table-cell>
          <table:table-cell table:number-columns-repeated="99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omasa</text:p>
          </table:table-cell>
          <table:table-cell office:value-type="string" calcext:value-type="string">
            <text:p>BOIX GONZÁLEZ</text:p>
          </table:table-cell>
          <table:table-cell office:value-type="string" calcext:value-type="string">
            <text:p>CARLA</text:p>
          </table:table-cell>
          <table:table-cell office:value-type="string" calcext:value-type="string">
            <text:p>DE LA CAÇA , 12, 2N., C</text:p>
          </table:table-cell>
          <table:table-cell office:value-type="string" calcext:value-type="string">
            <text:p>Tarragona</text:p>
          </table:table-cell>
          <table:table-cell office:value-type="string" calcext:value-type="string">
            <text:p>936521452</text:p>
          </table:table-cell>
          <table:table-cell office:value-type="string" calcext:value-type="string">
            <text:p>624487554</text:p>
          </table:table-cell>
          <table:table-cell office:value-type="string" calcext:value-type="string">
            <text:p>tomasa@hotmail.com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63-05-29" calcext:value-type="date">
            <text:p>29/05/63</text:p>
          </table:table-cell>
          <table:table-cell office:value-type="string" calcext:value-type="string">
            <text:p>Casado/a</text:p>
          </table:table-cell>
          <table:table-cell office:value-type="float" office:value="0" calcext:value-type="float">
            <text:p>0</text:p>
          </table:table-cell>
          <table:table-cell table:formula="of:=FALSE()" office:value-type="boolean" office:boolean-value="false" calcext:value-type="boolean">
            <text:p>FALSO</text:p>
          </table:table-cell>
          <table:table-cell/>
          <table:table-cell office:value-type="string" calcext:value-type="string">
            <text:p>Licenciado/a</text:p>
          </table:table-cell>
          <table:table-cell office:value-type="string" calcext:value-type="string">
            <text:p>castellano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.55" calcext:value-type="float">
            <text:p>1,55</text:p>
          </table:table-cell>
          <table:table-cell office:value-type="string" calcext:value-type="string">
            <text:p>Castaño</text:p>
          </table:table-cell>
          <table:table-cell office:value-type="string" calcext:value-type="string">
            <text:p>Marron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Romanticismo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Los hospitales</text:p>
          </table:table-cell>
          <table:table-cell table:number-columns-repeated="99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ranquil</text:p>
          </table:table-cell>
          <table:table-cell office:value-type="string" calcext:value-type="string">
            <text:p>BARALDÉS MONRÓS</text:p>
          </table:table-cell>
          <table:table-cell office:value-type="string" calcext:value-type="string">
            <text:p>ADRIÀ</text:p>
          </table:table-cell>
          <table:table-cell office:value-type="string" calcext:value-type="string">
            <text:p>VIC , 119, 2N., 1A.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938725885</text:p>
          </table:table-cell>
          <table:table-cell table:number-columns-repeated="3"/>
          <table:table-cell office:value-type="string" calcext:value-type="string">
            <text:p>Hombre</text:p>
          </table:table-cell>
          <table:table-cell office:value-type="date" office:date-value="1968-01-12" calcext:value-type="date">
            <text:p>12/01/68</text:p>
          </table:table-cell>
          <table:table-cell office:value-type="string" calcext:value-type="string">
            <text:p>Divorciado/a</text:p>
          </table:table-cell>
          <table:table-cell office:value-type="float" office:value="0" calcext:value-type="float">
            <text:p>0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Funcionario/a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catalán</text:p>
          </table:table-cell>
          <table:table-cell office:value-type="float" office:value="1100" calcext:value-type="float">
            <text:p>1100</text:p>
          </table:table-cell>
          <table:table-cell office:value-type="float" office:value="90800" calcext:value-type="float">
            <text:p>90800</text:p>
          </table:table-cell>
          <table:table-cell office:value-type="float" office:value="62" calcext:value-type="float">
            <text:p>62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Marrones</text:p>
          </table:table-cell>
          <table:table-cell table:formula="of:=TRUE()" office:value-type="boolean" office:boolean-value="true" calcext:value-type="boolean">
            <text:p>VERDADER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Buen Humor</text:p>
          </table:table-cell>
          <table:table-cell office:value-type="string" calcext:value-type="string">
            <text:p>Inteligencia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Los hospitales</text:p>
          </table:table-cell>
          <table:table-cell table:number-columns-repeated="99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remenda</text:p>
          </table:table-cell>
          <table:table-cell office:value-type="string" calcext:value-type="string">
            <text:p>AGUILERA MERINO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MORAGUES , 1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938208303</text:p>
          </table:table-cell>
          <table:table-cell office:value-type="string" calcext:value-type="string">
            <text:p>621145584</text:p>
          </table:table-cell>
          <table:table-cell office:value-type="string" calcext:value-type="string">
            <text:p>tremenda@altecom.es</text:p>
          </table:table-cell>
          <table:table-cell/>
          <table:table-cell office:value-type="string" calcext:value-type="string">
            <text:p>Mujer</text:p>
          </table:table-cell>
          <table:table-cell office:value-type="date" office:date-value="1964-09-27" calcext:value-type="date">
            <text:p>27/09/64</text:p>
          </table:table-cell>
          <table:table-cell office:value-type="string" calcext:value-type="string">
            <text:p>Separado/a</text:p>
          </table:table-cell>
          <table:table-cell office:value-type="float" office:value="1" calcext:value-type="float">
            <text:p>1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Comercial</text:p>
          </table:table-cell>
          <table:table-cell office:value-type="string" calcext:value-type="string">
            <text:p>Bachillerato</text:p>
          </table:table-cell>
          <table:table-cell office:value-type="string" calcext:value-type="string">
            <text:p>catalá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.77" calcext:value-type="float">
            <text:p>1,77</text:p>
          </table:table-cell>
          <table:table-cell office:value-type="string" calcext:value-type="string">
            <text:p>Pelirrojo</text:p>
          </table:table-cell>
          <table:table-cell office:value-type="string" calcext:value-type="string">
            <text:p>Otro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Música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Sencillez</text:p>
          </table:table-cell>
          <table:table-cell table:number-columns-repeated="99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ripa</text:p>
          </table:table-cell>
          <table:table-cell office:value-type="string" calcext:value-type="string">
            <text:p>BAREA D'HAENE</text:p>
          </table:table-cell>
          <table:table-cell office:value-type="string" calcext:value-type="string">
            <text:p>MARC</text:p>
          </table:table-cell>
          <table:table-cell office:value-type="string" calcext:value-type="string">
            <text:p>TRABUCAIRES , 12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938360213</text:p>
          </table:table-cell>
          <table:table-cell/>
          <table:table-cell office:value-type="string" calcext:value-type="string">
            <text:p>tripa@intercom.es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58-05-07" calcext:value-type="date">
            <text:p>07/05/58</text:p>
          </table:table-cell>
          <table:table-cell office:value-type="string" calcext:value-type="string">
            <text:p>Casado/a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Administrativo/a</text:p>
          </table:table-cell>
          <table:table-cell office:value-type="string" calcext:value-type="string">
            <text:p>EGB</text:p>
          </table:table-cell>
          <table:table-cell office:value-type="string" calcext:value-type="string">
            <text:p>castellano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Pelirrojo</text:p>
          </table:table-cell>
          <table:table-cell office:value-type="string" calcext:value-type="string">
            <text:p>Marron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Fatal</text:p>
          </table:table-cell>
          <table:table-cell office:value-type="string" calcext:value-type="string">
            <text:p>Caminar</text:p>
          </table:table-cell>
          <table:table-cell office:value-type="string" calcext:value-type="string">
            <text:p>Cine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Serenidad</text:p>
          </table:table-cell>
          <table:table-cell office:value-type="string" calcext:value-type="string">
            <text:p>Sencillez</text:p>
          </table:table-cell>
          <table:table-cell office:value-type="string" calcext:value-type="string">
            <text:p>Buen Humor</text:p>
          </table:table-cell>
          <table:table-cell table:number-columns-repeated="99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Verruga</text:p>
          </table:table-cell>
          <table:table-cell office:value-type="string" calcext:value-type="string">
            <text:p>BARROSO D'HAENE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FONERIA , 12</text:p>
          </table:table-cell>
          <table:table-cell office:value-type="string" calcext:value-type="string">
            <text:p>Valencia</text:p>
          </table:table-cell>
          <table:table-cell office:value-type="string" calcext:value-type="string">
            <text:p>938320537</text:p>
          </table:table-cell>
          <table:table-cell/>
          <table:table-cell office:value-type="string" calcext:value-type="string">
            <text:p>verruga@hotmail.com</text:p>
          </table:table-cell>
          <table:table-cell/>
          <table:table-cell office:value-type="string" calcext:value-type="string">
            <text:p>Hombre</text:p>
          </table:table-cell>
          <table:table-cell office:value-type="date" office:date-value="1961-09-13" calcext:value-type="date">
            <text:p>13/09/61</text:p>
          </table:table-cell>
          <table:table-cell office:value-type="string" calcext:value-type="string">
            <text:p>Divorciado/a</text:p>
          </table:table-cell>
          <table:table-cell/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Administrativo/a</text:p>
          </table:table-cell>
          <table:table-cell office:value-type="string" calcext:value-type="string">
            <text:p>Elementales</text:p>
          </table:table-cell>
          <table:table-cell office:value-type="string" calcext:value-type="string">
            <text:p>catalán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Calvo</text:p>
          </table:table-cell>
          <table:table-cell office:value-type="string" calcext:value-type="string">
            <text:p>Verdes</text:p>
          </table:table-cell>
          <table:table-cell table:formula="of:=FALSE()" office:value-type="boolean" office:boolean-value="false" calcext:value-type="boolean">
            <text:p>FALSO</text:p>
          </table:table-cell>
          <table:table-cell office:value-type="string" calcext:value-type="string">
            <text:p>Buena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Lectura</text:p>
          </table:table-cell>
          <table:table-cell office:value-type="string" calcext:value-type="string">
            <text:p>Alegría</text:p>
          </table:table-cell>
          <table:table-cell office:value-type="string" calcext:value-type="string">
            <text:p>Romanticismo</text:p>
          </table:table-cell>
          <table:table-cell office:value-type="string" calcext:value-type="string">
            <text:p>Sinceridad</text:p>
          </table:table-cell>
          <table:table-cell office:value-type="string" calcext:value-type="string">
            <text:p>Ternura</text:p>
          </table:table-cell>
          <table:table-cell table:number-columns-repeated="992"/>
        </table:table-row>
      </table:table>
      <table:table table:name="NombreCompleto" table:style-name="ta1">
        <table:table-column table:style-name="co4" table:default-cell-style-name="Default"/>
        <table:table-row table:style-name="ro1">
          <table:table-cell table:style-name="ce8" office:value-type="string" calcext:value-type="string">
            <text:p>Nombre Completo</text:p>
          </table:table-cell>
        </table:table-row>
        <table:table-row table:style-name="ro1">
          <table:table-cell table:formula="of:=PROPER([Hoja1.$D2] &amp; &quot; &quot; &amp; [Hoja1.$C2])" office:value-type="string" office:string-value="Estefania Arocas Pasadas" calcext:value-type="string">
            <text:p>Estefania Arocas Pasadas</text:p>
          </table:table-cell>
        </table:table-row>
        <table:table-row table:style-name="ro1">
          <table:table-cell table:formula="of:=PROPER([Hoja1.$D3] &amp; &quot; &quot; &amp; [Hoja1.$C3])" office:value-type="string" office:string-value="Queralt Viso Gilabert" calcext:value-type="string">
            <text:p>Queralt Viso Gilabert</text:p>
          </table:table-cell>
        </table:table-row>
        <table:table-row table:style-name="ro1">
          <table:table-cell table:formula="of:=PROPER([Hoja1.$D4] &amp; &quot; &quot; &amp; [Hoja1.$C4])" office:value-type="string" office:string-value="Joan Ayala Ferreras" calcext:value-type="string">
            <text:p>Joan Ayala Ferreras</text:p>
          </table:table-cell>
        </table:table-row>
        <table:table-row table:style-name="ro1">
          <table:table-cell table:formula="of:=PROPER([Hoja1.$D5] &amp; &quot; &quot; &amp; [Hoja1.$C5])" office:value-type="string" office:string-value="Joan Baez Tejado" calcext:value-type="string">
            <text:p>Joan Baez Tejado</text:p>
          </table:table-cell>
        </table:table-row>
        <table:table-row table:style-name="ro1">
          <table:table-cell table:formula="of:=PROPER([Hoja1.$D6] &amp; &quot; &quot; &amp; [Hoja1.$C6])" office:value-type="string" office:string-value="Marc Bastardes Soto" calcext:value-type="string">
            <text:p>Marc Bastardes Soto</text:p>
          </table:table-cell>
        </table:table-row>
        <table:table-row table:style-name="ro1">
          <table:table-cell table:formula="of:=PROPER([Hoja1.$D7] &amp; &quot; &quot; &amp; [Hoja1.$C7])" office:value-type="string" office:string-value="Josep Anguera Vilafranca" calcext:value-type="string">
            <text:p>Josep Anguera Vilafranca</text:p>
          </table:table-cell>
        </table:table-row>
        <table:table-row table:style-name="ro1">
          <table:table-cell table:formula="of:=PROPER([Hoja1.$D8] &amp; &quot; &quot; &amp; [Hoja1.$C8])" office:value-type="string" office:string-value="Esther Pascual Aloy" calcext:value-type="string">
            <text:p>Esther Pascual Aloy</text:p>
          </table:table-cell>
        </table:table-row>
        <table:table-row table:style-name="ro1">
          <table:table-cell table:formula="of:=PROPER([Hoja1.$D9] &amp; &quot; &quot; &amp; [Hoja1.$C9])" office:value-type="string" office:string-value="Laura Vallés Girvent" calcext:value-type="string">
            <text:p>Laura Vallés Girvent</text:p>
          </table:table-cell>
        </table:table-row>
        <table:table-row table:style-name="ro1">
          <table:table-cell table:formula="of:=PROPER([Hoja1.$D10] &amp; &quot; &quot; &amp; [Hoja1.$C10])" office:value-type="string" office:string-value="Raquel Raya Garcia" calcext:value-type="string">
            <text:p>Raquel Raya Garcia</text:p>
          </table:table-cell>
        </table:table-row>
        <table:table-row table:style-name="ro1">
          <table:table-cell table:formula="of:=PROPER([Hoja1.$D11] &amp; &quot; &quot; &amp; [Hoja1.$C11])" office:value-type="string" office:string-value="Joan Andreu Cruz" calcext:value-type="string">
            <text:p>Joan Andreu Cruz</text:p>
          </table:table-cell>
        </table:table-row>
        <table:table-row table:style-name="ro1">
          <table:table-cell table:formula="of:=PROPER([Hoja1.$D12] &amp; &quot; &quot; &amp; [Hoja1.$C12])" office:value-type="string" office:string-value="Maria Isabel Baraldés Comas" calcext:value-type="string">
            <text:p>Maria Isabel Baraldés Comas</text:p>
          </table:table-cell>
        </table:table-row>
        <table:table-row table:style-name="ro1">
          <table:table-cell table:formula="of:=PROPER([Hoja1.$D13] &amp; &quot; &quot; &amp; [Hoja1.$C13])" office:value-type="string" office:string-value="Adrià Berengueras Cullerés" calcext:value-type="string">
            <text:p>Adrià Berengueras Cullerés</text:p>
          </table:table-cell>
        </table:table-row>
        <table:table-row table:style-name="ro1">
          <table:table-cell table:formula="of:=PROPER([Hoja1.$D14] &amp; &quot; &quot; &amp; [Hoja1.$C14])" office:value-type="string" office:string-value="Gerard López De Pablo Garcia Uceda" calcext:value-type="string">
            <text:p>Gerard López De Pablo Garcia Uceda</text:p>
          </table:table-cell>
        </table:table-row>
        <table:table-row table:style-name="ro1">
          <table:table-cell table:formula="of:=PROPER([Hoja1.$D15] &amp; &quot; &quot; &amp; [Hoja1.$C15])" office:value-type="string" office:string-value="Eliot Arnau Moreno" calcext:value-type="string">
            <text:p>Eliot Arnau Moreno</text:p>
          </table:table-cell>
        </table:table-row>
        <table:table-row table:style-name="ro1">
          <table:table-cell table:formula="of:=PROPER([Hoja1.$D16] &amp; &quot; &quot; &amp; [Hoja1.$C16])" office:value-type="string" office:string-value="Jordi Raya Gavilan" calcext:value-type="string">
            <text:p>Jordi Raya Gavilan</text:p>
          </table:table-cell>
        </table:table-row>
        <table:table-row table:style-name="ro1">
          <table:table-cell table:formula="of:=PROPER([Hoja1.$D17] &amp; &quot; &quot; &amp; [Hoja1.$C17])" office:value-type="string" office:string-value="Lluís Zambudio Figuls" calcext:value-type="string">
            <text:p>Lluís Zambudio Figuls</text:p>
          </table:table-cell>
        </table:table-row>
        <table:table-row table:style-name="ro1">
          <table:table-cell table:formula="of:=PROPER([Hoja1.$D18] &amp; &quot; &quot; &amp; [Hoja1.$C18])" office:value-type="string" office:string-value="Laura Bidault Cullerés" calcext:value-type="string">
            <text:p>Laura Bidault Cullerés</text:p>
          </table:table-cell>
        </table:table-row>
        <table:table-row table:style-name="ro1">
          <table:table-cell table:formula="of:=PROPER([Hoja1.$D19] &amp; &quot; &quot; &amp; [Hoja1.$C19])" office:value-type="string" office:string-value="Jordi Biosca Fontanet" calcext:value-type="string">
            <text:p>Jordi Biosca Fontanet</text:p>
          </table:table-cell>
        </table:table-row>
        <table:table-row table:style-name="ro1">
          <table:table-cell table:formula="of:=PROPER([Hoja1.$D20] &amp; &quot; &quot; &amp; [Hoja1.$C20])" office:value-type="string" office:string-value="Dounya Zafra Figuls" calcext:value-type="string">
            <text:p>Dounya Zafra Figuls</text:p>
          </table:table-cell>
        </table:table-row>
        <table:table-row table:style-name="ro1">
          <table:table-cell table:formula="of:=PROPER([Hoja1.$D21] &amp; &quot; &quot; &amp; [Hoja1.$C21])" office:value-type="string" office:string-value="Julio Aleu Icart" calcext:value-type="string">
            <text:p>Julio Aleu Icart</text:p>
          </table:table-cell>
        </table:table-row>
        <table:table-row table:style-name="ro1">
          <table:table-cell table:formula="of:=PROPER([Hoja1.$D22] &amp; &quot; &quot; &amp; [Hoja1.$C22])" office:value-type="string" office:string-value="Andreu Badia Torné" calcext:value-type="string">
            <text:p>Andreu Badia Torné</text:p>
          </table:table-cell>
        </table:table-row>
        <table:table-row table:style-name="ro1">
          <table:table-cell table:formula="of:=PROPER([Hoja1.$D23] &amp; &quot; &quot; &amp; [Hoja1.$C23])" office:value-type="string" office:string-value="Ramon Morales Gese" calcext:value-type="string">
            <text:p>Ramon Morales Gese</text:p>
          </table:table-cell>
        </table:table-row>
        <table:table-row table:style-name="ro1">
          <table:table-cell table:formula="of:=PROPER([Hoja1.$D24] &amp; &quot; &quot; &amp; [Hoja1.$C24])" office:value-type="string" office:string-value="David-Jese Blanco Fontanet" calcext:value-type="string">
            <text:p>David-Jese Blanco Fontanet</text:p>
          </table:table-cell>
        </table:table-row>
        <table:table-row table:style-name="ro1">
          <table:table-cell table:formula="of:=PROPER([Hoja1.$D25] &amp; &quot; &quot; &amp; [Hoja1.$C25])" office:value-type="string" office:string-value="Aran Alvarez Fernández" calcext:value-type="string">
            <text:p>Aran Alvarez Fernández</text:p>
          </table:table-cell>
        </table:table-row>
        <table:table-row table:style-name="ro1">
          <table:table-cell table:formula="of:=PROPER([Hoja1.$D26] &amp; &quot; &quot; &amp; [Hoja1.$C26])" office:value-type="string" office:string-value="Gemma Garcia Almoguera" calcext:value-type="string">
            <text:p>Gemma Garcia Almoguera</text:p>
          </table:table-cell>
        </table:table-row>
        <table:table-row table:style-name="ro1">
          <table:table-cell table:formula="of:=PROPER([Hoja1.$D27] &amp; &quot; &quot; &amp; [Hoja1.$C27])" office:value-type="string" office:string-value="Ivan Libori Figueras" calcext:value-type="string">
            <text:p>Ivan Libori Figueras</text:p>
          </table:table-cell>
        </table:table-row>
        <table:table-row table:style-name="ro1">
          <table:table-cell table:formula="of:=PROPER([Hoja1.$D28] &amp; &quot; &quot; &amp; [Hoja1.$C28])" office:value-type="string" office:string-value="David Bidault Pueyo" calcext:value-type="string">
            <text:p>David Bidault Pueyo</text:p>
          </table:table-cell>
        </table:table-row>
        <table:table-row table:style-name="ro1">
          <table:table-cell table:formula="of:=PROPER([Hoja1.$D29] &amp; &quot; &quot; &amp; [Hoja1.$C29])" office:value-type="string" office:string-value="Xavier Benitez Jose" calcext:value-type="string">
            <text:p>Xavier Benitez Jose</text:p>
          </table:table-cell>
        </table:table-row>
        <table:table-row table:style-name="ro1">
          <table:table-cell table:formula="of:=PROPER([Hoja1.$D30] &amp; &quot; &quot; &amp; [Hoja1.$C30])" office:value-type="string" office:string-value="Mario Pascual Flores" calcext:value-type="string">
            <text:p>Mario Pascual Flores</text:p>
          </table:table-cell>
        </table:table-row>
        <table:table-row table:style-name="ro1">
          <table:table-cell table:formula="of:=PROPER([Hoja1.$D31] &amp; &quot; &quot; &amp; [Hoja1.$C31])" office:value-type="string" office:string-value="Jesus Ayala Torné" calcext:value-type="string">
            <text:p>Jesus Ayala Torné</text:p>
          </table:table-cell>
        </table:table-row>
        <table:table-row table:style-name="ro1">
          <table:table-cell table:formula="of:=PROPER([Hoja1.$D32] &amp; &quot; &quot; &amp; [Hoja1.$C32])" office:value-type="string" office:string-value="Gemma Listan Figueras" calcext:value-type="string">
            <text:p>Gemma Listan Figueras</text:p>
          </table:table-cell>
        </table:table-row>
        <table:table-row table:style-name="ro1">
          <table:table-cell table:formula="of:=PROPER([Hoja1.$D33] &amp; &quot; &quot; &amp; [Hoja1.$C33])" office:value-type="string" office:string-value="Silvia Rasero Gavilan" calcext:value-type="string">
            <text:p>Silvia Rasero Gavilan</text:p>
          </table:table-cell>
        </table:table-row>
        <table:table-row table:style-name="ro1">
          <table:table-cell table:formula="of:=PROPER([Hoja1.$D34] &amp; &quot; &quot; &amp; [Hoja1.$C34])" office:value-type="string" office:string-value="Albert Arnalot Puig" calcext:value-type="string">
            <text:p>Albert Arnalot Puig</text:p>
          </table:table-cell>
        </table:table-row>
        <table:table-row table:style-name="ro1">
          <table:table-cell table:formula="of:=PROPER([Hoja1.$D35] &amp; &quot; &quot; &amp; [Hoja1.$C35])" office:value-type="string" office:string-value="Maria Moliner Garrido" calcext:value-type="string">
            <text:p>Maria Moliner Garrido</text:p>
          </table:table-cell>
        </table:table-row>
        <table:table-row table:style-name="ro1">
          <table:table-cell table:formula="of:=PROPER([Hoja1.$D36] &amp; &quot; &quot; &amp; [Hoja1.$C36])" office:value-type="string" office:string-value="Berta Galobart Garcia" calcext:value-type="string">
            <text:p>Berta Galobart Garcia</text:p>
          </table:table-cell>
        </table:table-row>
        <table:table-row table:style-name="ro1">
          <table:table-cell table:formula="of:=PROPER([Hoja1.$D37] &amp; &quot; &quot; &amp; [Hoja1.$C37])" office:value-type="string" office:string-value="Berta López Garrigassait" calcext:value-type="string">
            <text:p>Berta López Garrigassait</text:p>
          </table:table-cell>
        </table:table-row>
        <table:table-row table:style-name="ro1">
          <table:table-cell table:formula="of:=PROPER([Hoja1.$D38] &amp; &quot; &quot; &amp; [Hoja1.$C38])" office:value-type="string" office:string-value="Mireia Sánchez Gómez" calcext:value-type="string">
            <text:p>Mireia Sánchez Gómez</text:p>
          </table:table-cell>
        </table:table-row>
        <table:table-row table:style-name="ro1">
          <table:table-cell table:formula="of:=PROPER([Hoja1.$D39] &amp; &quot; &quot; &amp; [Hoja1.$C39])" office:value-type="string" office:string-value="Gemma Alavedra Sunyé" calcext:value-type="string">
            <text:p>Gemma Alavedra Sunyé</text:p>
          </table:table-cell>
        </table:table-row>
        <table:table-row table:style-name="ro1">
          <table:table-cell table:formula="of:=PROPER([Hoja1.$D40] &amp; &quot; &quot; &amp; [Hoja1.$C40])" office:value-type="string" office:string-value="Maria Isabel Aligué Bonvehí" calcext:value-type="string">
            <text:p>Maria Isabel Aligué Bonvehí</text:p>
          </table:table-cell>
        </table:table-row>
        <table:table-row table:style-name="ro1">
          <table:table-cell table:formula="of:=PROPER([Hoja1.$D41] &amp; &quot; &quot; &amp; [Hoja1.$C41])" office:value-type="string" office:string-value="Toni Mas Franch" calcext:value-type="string">
            <text:p>Toni Mas Franch</text:p>
          </table:table-cell>
        </table:table-row>
        <table:table-row table:style-name="ro1">
          <table:table-cell table:formula="of:=PROPER([Hoja1.$D42] &amp; &quot; &quot; &amp; [Hoja1.$C42])" office:value-type="string" office:string-value="Alejandro Aloy Compte" calcext:value-type="string">
            <text:p>Alejandro Aloy Compte</text:p>
          </table:table-cell>
        </table:table-row>
        <table:table-row table:style-name="ro1">
          <table:table-cell table:formula="of:=PROPER([Hoja1.$D43] &amp; &quot; &quot; &amp; [Hoja1.$C43])" office:value-type="string" office:string-value="Joan Martí Asensio Vega" calcext:value-type="string">
            <text:p>Joan Martí Asensio Vega</text:p>
          </table:table-cell>
        </table:table-row>
        <table:table-row table:style-name="ro1">
          <table:table-cell table:formula="of:=PROPER([Hoja1.$D44] &amp; &quot; &quot; &amp; [Hoja1.$C44])" office:value-type="string" office:string-value="Ingrid Bidault Pérez" calcext:value-type="string">
            <text:p>Ingrid Bidault Pérez</text:p>
          </table:table-cell>
        </table:table-row>
        <table:table-row table:style-name="ro1">
          <table:table-cell table:formula="of:=PROPER([Hoja1.$D45] &amp; &quot; &quot; &amp; [Hoja1.$C45])" office:value-type="string" office:string-value="Oliver Aloy Codinachs" calcext:value-type="string">
            <text:p>Oliver Aloy Codinachs</text:p>
          </table:table-cell>
        </table:table-row>
        <table:table-row table:style-name="ro1">
          <table:table-cell table:formula="of:=PROPER([Hoja1.$D46] &amp; &quot; &quot; &amp; [Hoja1.$C46])" office:value-type="string" office:string-value="Sandra Altimiras Armenteros" calcext:value-type="string">
            <text:p>Sandra Altimiras Armenteros</text:p>
          </table:table-cell>
        </table:table-row>
        <table:table-row table:style-name="ro1">
          <table:table-cell table:formula="of:=PROPER([Hoja1.$D47] &amp; &quot; &quot; &amp; [Hoja1.$C47])" office:value-type="string" office:string-value="Jordi Belmonte Sánchez" calcext:value-type="string">
            <text:p>Jordi Belmonte Sánchez</text:p>
          </table:table-cell>
        </table:table-row>
        <table:table-row table:style-name="ro1">
          <table:table-cell table:formula="of:=PROPER([Hoja1.$D48] &amp; &quot; &quot; &amp; [Hoja1.$C48])" office:value-type="string" office:string-value="Marc Bajona Garcia" calcext:value-type="string">
            <text:p>Marc Bajona Garcia</text:p>
          </table:table-cell>
        </table:table-row>
        <table:table-row table:style-name="ro1">
          <table:table-cell table:formula="of:=PROPER([Hoja1.$D49] &amp; &quot; &quot; &amp; [Hoja1.$C49])" office:value-type="string" office:string-value="Jordina Aguilar Rodriguez" calcext:value-type="string">
            <text:p>Jordina Aguilar Rodriguez</text:p>
          </table:table-cell>
        </table:table-row>
        <table:table-row table:style-name="ro1">
          <table:table-cell table:formula="of:=PROPER([Hoja1.$D50] &amp; &quot; &quot; &amp; [Hoja1.$C50])" office:value-type="string" office:string-value="Maria José Barriga Soto" calcext:value-type="string">
            <text:p>Maria José Barriga Soto</text:p>
          </table:table-cell>
        </table:table-row>
        <table:table-row table:style-name="ro1">
          <table:table-cell table:formula="of:=PROPER([Hoja1.$D51] &amp; &quot; &quot; &amp; [Hoja1.$C51])" office:value-type="string" office:string-value="Raquel Avila Masjuan" calcext:value-type="string">
            <text:p>Raquel Avila Masjuan</text:p>
          </table:table-cell>
        </table:table-row>
        <table:table-row table:style-name="ro1">
          <table:table-cell table:formula="of:=PROPER([Hoja1.$D52] &amp; &quot; &quot; &amp; [Hoja1.$C52])" office:value-type="string" office:string-value="Enric Parramon Flores" calcext:value-type="string">
            <text:p>Enric Parramon Flores</text:p>
          </table:table-cell>
        </table:table-row>
        <table:table-row table:style-name="ro1">
          <table:table-cell table:formula="of:=PROPER([Hoja1.$D53] &amp; &quot; &quot; &amp; [Hoja1.$C53])" office:value-type="string" office:string-value="Marta Aguilar Ramos" calcext:value-type="string">
            <text:p>Marta Aguilar Ramos</text:p>
          </table:table-cell>
        </table:table-row>
        <table:table-row table:style-name="ro1">
          <table:table-cell table:formula="of:=PROPER([Hoja1.$D54] &amp; &quot; &quot; &amp; [Hoja1.$C54])" office:value-type="string" office:string-value="Carla Ayala Alsina" calcext:value-type="string">
            <text:p>Carla Ayala Alsina</text:p>
          </table:table-cell>
        </table:table-row>
        <table:table-row table:style-name="ro1">
          <table:table-cell table:formula="of:=PROPER([Hoja1.$D55] &amp; &quot; &quot; &amp; [Hoja1.$C55])" office:value-type="string" office:string-value="Maria Noelia Alvarez Troyano" calcext:value-type="string">
            <text:p>Maria Noelia Alvarez Troyano</text:p>
          </table:table-cell>
        </table:table-row>
        <table:table-row table:style-name="ro1">
          <table:table-cell table:formula="of:=PROPER([Hoja1.$D56] &amp; &quot; &quot; &amp; [Hoja1.$C56])" office:value-type="string" office:string-value="Cristina Alins González" calcext:value-type="string">
            <text:p>Cristina Alins González</text:p>
          </table:table-cell>
        </table:table-row>
        <table:table-row table:style-name="ro1">
          <table:table-cell table:formula="of:=PROPER([Hoja1.$D57] &amp; &quot; &quot; &amp; [Hoja1.$C57])" office:value-type="string" office:string-value="Carlos Acuña Tort" calcext:value-type="string">
            <text:p>Carlos Acuña Tort</text:p>
          </table:table-cell>
        </table:table-row>
        <table:table-row table:style-name="ro1">
          <table:table-cell table:formula="of:=PROPER([Hoja1.$D58] &amp; &quot; &quot; &amp; [Hoja1.$C58])" office:value-type="string" office:string-value="David Algué Trancho" calcext:value-type="string">
            <text:p>David Algué Trancho</text:p>
          </table:table-cell>
        </table:table-row>
        <table:table-row table:style-name="ro1">
          <table:table-cell table:formula="of:=PROPER([Hoja1.$D59] &amp; &quot; &quot; &amp; [Hoja1.$C59])" office:value-type="string" office:string-value="Cristian Badia Castillo" calcext:value-type="string">
            <text:p>Cristian Badia Castillo</text:p>
          </table:table-cell>
        </table:table-row>
        <table:table-row table:style-name="ro1">
          <table:table-cell table:formula="of:=PROPER([Hoja1.$D60] &amp; &quot; &quot; &amp; [Hoja1.$C60])" office:value-type="string" office:string-value="Julio Alberto Benitez Flores" calcext:value-type="string">
            <text:p>Julio Alberto Benitez Flores</text:p>
          </table:table-cell>
        </table:table-row>
        <table:table-row table:style-name="ro1">
          <table:table-cell table:formula="of:=PROPER([Hoja1.$D61] &amp; &quot; &quot; &amp; [Hoja1.$C61])" office:value-type="string" office:string-value="Sergi Torruella Garcia" calcext:value-type="string">
            <text:p>Sergi Torruella Garcia</text:p>
          </table:table-cell>
        </table:table-row>
        <table:table-row table:style-name="ro1">
          <table:table-cell table:formula="of:=PROPER([Hoja1.$D62] &amp; &quot; &quot; &amp; [Hoja1.$C62])" office:value-type="string" office:string-value="Aleix Alberich Rodriguez" calcext:value-type="string">
            <text:p>Aleix Alberich Rodriguez</text:p>
          </table:table-cell>
        </table:table-row>
        <table:table-row table:style-name="ro1">
          <table:table-cell table:formula="of:=PROPER([Hoja1.$D63] &amp; &quot; &quot; &amp; [Hoja1.$C63])" office:value-type="string" office:string-value="Verònica Armencot Puig" calcext:value-type="string">
            <text:p>Verònica Armencot Puig</text:p>
          </table:table-cell>
        </table:table-row>
        <table:table-row table:style-name="ro1">
          <table:table-cell table:formula="of:=PROPER([Hoja1.$D64] &amp; &quot; &quot; &amp; [Hoja1.$C64])" office:value-type="string" office:string-value="Mariona Aligué Rivera" calcext:value-type="string">
            <text:p>Mariona Aligué Rivera</text:p>
          </table:table-cell>
        </table:table-row>
        <table:table-row table:style-name="ro1">
          <table:table-cell table:formula="of:=PROPER([Hoja1.$D65] &amp; &quot; &quot; &amp; [Hoja1.$C65])" office:value-type="string" office:string-value="Marc Barriga Riu" calcext:value-type="string">
            <text:p>Marc Barriga Riu</text:p>
          </table:table-cell>
        </table:table-row>
        <table:table-row table:style-name="ro1">
          <table:table-cell table:formula="of:=PROPER([Hoja1.$D66] &amp; &quot; &quot; &amp; [Hoja1.$C66])" office:value-type="string" office:string-value="Gemma Portella Gispets" calcext:value-type="string">
            <text:p>Gemma Portella Gispets</text:p>
          </table:table-cell>
        </table:table-row>
        <table:table-row table:style-name="ro1">
          <table:table-cell table:formula="of:=PROPER([Hoja1.$D67] &amp; &quot; &quot; &amp; [Hoja1.$C67])" office:value-type="string" office:string-value="Ricard Aguilera Baena" calcext:value-type="string">
            <text:p>Ricard Aguilera Baena</text:p>
          </table:table-cell>
        </table:table-row>
        <table:table-row table:style-name="ro1">
          <table:table-cell table:formula="of:=PROPER([Hoja1.$D68] &amp; &quot; &quot; &amp; [Hoja1.$C68])" office:value-type="string" office:string-value="Juan Rodriguez García" calcext:value-type="string">
            <text:p>Juan Rodriguez García</text:p>
          </table:table-cell>
        </table:table-row>
        <table:table-row table:style-name="ro1">
          <table:table-cell table:formula="of:=PROPER([Hoja1.$D69] &amp; &quot; &quot; &amp; [Hoja1.$C69])" office:value-type="string" office:string-value="Marta Aguilar Sunyé" calcext:value-type="string">
            <text:p>Marta Aguilar Sunyé</text:p>
          </table:table-cell>
        </table:table-row>
        <table:table-row table:style-name="ro1">
          <table:table-cell table:formula="of:=PROPER([Hoja1.$D70] &amp; &quot; &quot; &amp; [Hoja1.$C70])" office:value-type="string" office:string-value="Natàlia Barriga Tardà" calcext:value-type="string">
            <text:p>Natàlia Barriga Tardà</text:p>
          </table:table-cell>
        </table:table-row>
        <table:table-row table:style-name="ro1">
          <table:table-cell table:formula="of:=PROPER([Hoja1.$D71] &amp; &quot; &quot; &amp; [Hoja1.$C71])" office:value-type="string" office:string-value="Marta Barcons Lara" calcext:value-type="string">
            <text:p>Marta Barcons Lara</text:p>
          </table:table-cell>
        </table:table-row>
        <table:table-row table:style-name="ro1">
          <table:table-cell table:formula="of:=PROPER([Hoja1.$D72] &amp; &quot; &quot; &amp; [Hoja1.$C72])" office:value-type="string" office:string-value="Laura Aguilera Tatjé" calcext:value-type="string">
            <text:p>Laura Aguilera Tatjé</text:p>
          </table:table-cell>
        </table:table-row>
        <table:table-row table:style-name="ro1">
          <table:table-cell table:formula="of:=PROPER([Hoja1.$D73] &amp; &quot; &quot; &amp; [Hoja1.$C73])" office:value-type="string" office:string-value="Joan Aleu Prat" calcext:value-type="string">
            <text:p>Joan Aleu Prat</text:p>
          </table:table-cell>
        </table:table-row>
        <table:table-row table:style-name="ro1">
          <table:table-cell table:formula="of:=PROPER([Hoja1.$D74] &amp; &quot; &quot; &amp; [Hoja1.$C74])" office:value-type="string" office:string-value="Alexia Vallés Girvent" calcext:value-type="string">
            <text:p>Alexia Vallés Girvent</text:p>
          </table:table-cell>
        </table:table-row>
        <table:table-row table:style-name="ro1">
          <table:table-cell table:formula="of:=PROPER([Hoja1.$D75] &amp; &quot; &quot; &amp; [Hoja1.$C75])" office:value-type="string" office:string-value="Ferran Molina Garrido" calcext:value-type="string">
            <text:p>Ferran Molina Garrido</text:p>
          </table:table-cell>
        </table:table-row>
        <table:table-row table:style-name="ro1">
          <table:table-cell table:formula="of:=PROPER([Hoja1.$D76] &amp; &quot; &quot; &amp; [Hoja1.$C76])" office:value-type="string" office:string-value="Cristina Arissa Hermoso" calcext:value-type="string">
            <text:p>Cristina Arissa Hermoso</text:p>
          </table:table-cell>
        </table:table-row>
        <table:table-row table:style-name="ro1">
          <table:table-cell table:formula="of:=PROPER([Hoja1.$D77] &amp; &quot; &quot; &amp; [Hoja1.$C77])" office:value-type="string" office:string-value="José Antonio Baraldés Pardo" calcext:value-type="string">
            <text:p>José Antonio Baraldés Pardo</text:p>
          </table:table-cell>
        </table:table-row>
        <table:table-row table:style-name="ro1">
          <table:table-cell table:formula="of:=PROPER([Hoja1.$D78] &amp; &quot; &quot; &amp; [Hoja1.$C78])" office:value-type="string" office:string-value="Jordi Suarez Garzón" calcext:value-type="string">
            <text:p>Jordi Suarez Garzón</text:p>
          </table:table-cell>
        </table:table-row>
        <table:table-row table:style-name="ro1">
          <table:table-cell table:formula="of:=PROPER([Hoja1.$D79] &amp; &quot; &quot; &amp; [Hoja1.$C79])" office:value-type="string" office:string-value="Begonya Arpa Moreno" calcext:value-type="string">
            <text:p>Begonya Arpa Moreno</text:p>
          </table:table-cell>
        </table:table-row>
        <table:table-row table:style-name="ro1">
          <table:table-cell table:formula="of:=PROPER([Hoja1.$D80] &amp; &quot; &quot; &amp; [Hoja1.$C80])" office:value-type="string" office:string-value="Ingrid Aloy Farrando" calcext:value-type="string">
            <text:p>Ingrid Aloy Farrando</text:p>
          </table:table-cell>
        </table:table-row>
        <table:table-row table:style-name="ro1">
          <table:table-cell table:formula="of:=PROPER([Hoja1.$D81] &amp; &quot; &quot; &amp; [Hoja1.$C81])" office:value-type="string" office:string-value="Miquel Luque Garrigasait" calcext:value-type="string">
            <text:p>Miquel Luque Garrigasait</text:p>
          </table:table-cell>
        </table:table-row>
        <table:table-row table:style-name="ro1">
          <table:table-cell table:formula="of:=PROPER([Hoja1.$D82] &amp; &quot; &quot; &amp; [Hoja1.$C82])" office:value-type="string" office:string-value="Agustí Ridó Gómez" calcext:value-type="string">
            <text:p>Agustí Ridó Gómez</text:p>
          </table:table-cell>
        </table:table-row>
        <table:table-row table:style-name="ro1">
          <table:table-cell table:formula="of:=PROPER([Hoja1.$D83] &amp; &quot; &quot; &amp; [Hoja1.$C83])" office:value-type="string" office:string-value="Antoni Santamaria Flotats" calcext:value-type="string">
            <text:p>Antoni Santamaria Flotats</text:p>
          </table:table-cell>
        </table:table-row>
        <table:table-row table:style-name="ro1">
          <table:table-cell table:formula="of:=PROPER([Hoja1.$D84] &amp; &quot; &quot; &amp; [Hoja1.$C84])" office:value-type="string" office:string-value="Joan Herms Gómez" calcext:value-type="string">
            <text:p>Joan Herms Gómez</text:p>
          </table:table-cell>
        </table:table-row>
        <table:table-row table:style-name="ro1">
          <table:table-cell table:formula="of:=PROPER([Hoja1.$D85] &amp; &quot; &quot; &amp; [Hoja1.$C85])" office:value-type="string" office:string-value="Mònica Artigas Maturano" calcext:value-type="string">
            <text:p>Mònica Artigas Maturano</text:p>
          </table:table-cell>
        </table:table-row>
        <table:table-row table:style-name="ro1">
          <table:table-cell table:formula="of:=PROPER([Hoja1.$D86] &amp; &quot; &quot; &amp; [Hoja1.$C86])" office:value-type="string" office:string-value="Gerard Aguilar Masana" calcext:value-type="string">
            <text:p>Gerard Aguilar Masana</text:p>
          </table:table-cell>
        </table:table-row>
        <table:table-row table:style-name="ro1">
          <table:table-cell table:formula="of:=PROPER([Hoja1.$D87] &amp; &quot; &quot; &amp; [Hoja1.$C87])" office:value-type="string" office:string-value="Gemma Altimiras Serarols" calcext:value-type="string">
            <text:p>Gemma Altimiras Serarols</text:p>
          </table:table-cell>
        </table:table-row>
        <table:table-row table:style-name="ro1">
          <table:table-cell table:formula="of:=PROPER([Hoja1.$D88] &amp; &quot; &quot; &amp; [Hoja1.$C88])" office:value-type="string" office:string-value="Maria Torrescasana Garcia" calcext:value-type="string">
            <text:p>Maria Torrescasana Garcia</text:p>
          </table:table-cell>
        </table:table-row>
        <table:table-row table:style-name="ro1">
          <table:table-cell table:formula="of:=PROPER([Hoja1.$D89] &amp; &quot; &quot; &amp; [Hoja1.$C89])" office:value-type="string" office:string-value="Oriol Ariza Puigbó" calcext:value-type="string">
            <text:p>Oriol Ariza Puigbó</text:p>
          </table:table-cell>
        </table:table-row>
        <table:table-row table:style-name="ro1">
          <table:table-cell table:formula="of:=PROPER([Hoja1.$D90] &amp; &quot; &quot; &amp; [Hoja1.$C90])" office:value-type="string" office:string-value="Virginia Alvarez Armenteros" calcext:value-type="string">
            <text:p>Virginia Alvarez Armenteros</text:p>
          </table:table-cell>
        </table:table-row>
        <table:table-row table:style-name="ro1">
          <table:table-cell table:formula="of:=PROPER([Hoja1.$D91] &amp; &quot; &quot; &amp; [Hoja1.$C91])" office:value-type="string" office:string-value="Damià Baraldés Tarragó" calcext:value-type="string">
            <text:p>Damià Baraldés Tarragó</text:p>
          </table:table-cell>
        </table:table-row>
        <table:table-row table:style-name="ro1">
          <table:table-cell table:formula="of:=PROPER([Hoja1.$D92] &amp; &quot; &quot; &amp; [Hoja1.$C92])" office:value-type="string" office:string-value="Valentí Garcia García" calcext:value-type="string">
            <text:p>Valentí Garcia García</text:p>
          </table:table-cell>
        </table:table-row>
        <table:table-row table:style-name="ro1">
          <table:table-cell table:formula="of:=PROPER([Hoja1.$D93] &amp; &quot; &quot; &amp; [Hoja1.$C93])" office:value-type="string" office:string-value="Aina Aroca Gómez" calcext:value-type="string">
            <text:p>Aina Aroca Gómez</text:p>
          </table:table-cell>
        </table:table-row>
        <table:table-row table:style-name="ro1">
          <table:table-cell table:formula="of:=PROPER([Hoja1.$D94] &amp; &quot; &quot; &amp; [Hoja1.$C94])" office:value-type="string" office:string-value="David Alonso Rodriguez" calcext:value-type="string">
            <text:p>David Alonso Rodriguez</text:p>
          </table:table-cell>
        </table:table-row>
        <table:table-row table:style-name="ro1">
          <table:table-cell table:formula="of:=PROPER([Hoja1.$D95] &amp; &quot; &quot; &amp; [Hoja1.$C95])" office:value-type="string" office:string-value="Gerard Cano Gómez" calcext:value-type="string">
            <text:p>Gerard Cano Gómez</text:p>
          </table:table-cell>
        </table:table-row>
        <table:table-row table:style-name="ro1">
          <table:table-cell table:formula="of:=PROPER([Hoja1.$D96] &amp; &quot; &quot; &amp; [Hoja1.$C96])" office:value-type="string" office:string-value="Marta Alcaide Molina" calcext:value-type="string">
            <text:p>Marta Alcaide Molina</text:p>
          </table:table-cell>
        </table:table-row>
        <table:table-row table:style-name="ro1">
          <table:table-cell table:formula="of:=PROPER([Hoja1.$D97] &amp; &quot; &quot; &amp; [Hoja1.$C97])" office:value-type="string" office:string-value="Mireia Aguilera Prat" calcext:value-type="string">
            <text:p>Mireia Aguilera Prat</text:p>
          </table:table-cell>
        </table:table-row>
        <table:table-row table:style-name="ro1">
          <table:table-cell table:formula="of:=PROPER([Hoja1.$D98] &amp; &quot; &quot; &amp; [Hoja1.$C98])" office:value-type="string" office:string-value="Eloi Alapont Icart" calcext:value-type="string">
            <text:p>Eloi Alapont Icart</text:p>
          </table:table-cell>
        </table:table-row>
        <table:table-row table:style-name="ro1">
          <table:table-cell table:formula="of:=PROPER([Hoja1.$D99] &amp; &quot; &quot; &amp; [Hoja1.$C99])" office:value-type="string" office:string-value="Anna Rivero Florido" calcext:value-type="string">
            <text:p>Anna Rivero Florido</text:p>
          </table:table-cell>
        </table:table-row>
        <table:table-row table:style-name="ro1">
          <table:table-cell table:formula="of:=PROPER([Hoja1.$D100] &amp; &quot; &quot; &amp; [Hoja1.$C100])" office:value-type="string" office:string-value="Alba Avila Masjuan" calcext:value-type="string">
            <text:p>Alba Avila Masjuan</text:p>
          </table:table-cell>
        </table:table-row>
        <table:table-row table:style-name="ro1">
          <table:table-cell table:formula="of:=PROPER([Hoja1.$D101] &amp; &quot; &quot; &amp; [Hoja1.$C101])" office:value-type="string" office:string-value="Sandra Granados Andrés" calcext:value-type="string">
            <text:p>Sandra Granados Andrés</text:p>
          </table:table-cell>
        </table:table-row>
        <table:table-row table:style-name="ro1">
          <table:table-cell table:formula="of:=PROPER([Hoja1.$D102] &amp; &quot; &quot; &amp; [Hoja1.$C102])" office:value-type="string" office:string-value="Eric Ferrer Gasset" calcext:value-type="string">
            <text:p>Eric Ferrer Gasset</text:p>
          </table:table-cell>
        </table:table-row>
        <table:table-row table:style-name="ro1">
          <table:table-cell table:formula="of:=PROPER([Hoja1.$D103] &amp; &quot; &quot; &amp; [Hoja1.$C103])" office:value-type="string" office:string-value="Lluís Amigo Modrego" calcext:value-type="string">
            <text:p>Lluís Amigo Modrego</text:p>
          </table:table-cell>
        </table:table-row>
        <table:table-row table:style-name="ro1">
          <table:table-cell table:formula="of:=PROPER([Hoja1.$D104] &amp; &quot; &quot; &amp; [Hoja1.$C104])" office:value-type="string" office:string-value="Cristian Abdin Tatjè" calcext:value-type="string">
            <text:p>Cristian Abdin Tatjè</text:p>
          </table:table-cell>
        </table:table-row>
        <table:table-row table:style-name="ro1">
          <table:table-cell table:formula="of:=PROPER([Hoja1.$D105] &amp; &quot; &quot; &amp; [Hoja1.$C105])" office:value-type="string" office:string-value="Guillem Canellas Gomez" calcext:value-type="string">
            <text:p>Guillem Canellas Gomez</text:p>
          </table:table-cell>
        </table:table-row>
        <table:table-row table:style-name="ro1">
          <table:table-cell table:formula="of:=PROPER([Hoja1.$D106] &amp; &quot; &quot; &amp; [Hoja1.$C106])" office:value-type="string" office:string-value="Dimas Hidalgo Altimiras" calcext:value-type="string">
            <text:p>Dimas Hidalgo Altimiras</text:p>
          </table:table-cell>
        </table:table-row>
        <table:table-row table:style-name="ro1">
          <table:table-cell table:formula="of:=PROPER([Hoja1.$D107] &amp; &quot; &quot; &amp; [Hoja1.$C107])" office:value-type="string" office:string-value="Ana Inés Bastardas Franch" calcext:value-type="string">
            <text:p>Ana Inés Bastardas Franch</text:p>
          </table:table-cell>
        </table:table-row>
        <table:table-row table:style-name="ro1">
          <table:table-cell table:formula="of:=PROPER([Hoja1.$D108] &amp; &quot; &quot; &amp; [Hoja1.$C108])" office:value-type="string" office:string-value="Ivet Abadias Masana" calcext:value-type="string">
            <text:p>Ivet Abadias Masana</text:p>
          </table:table-cell>
        </table:table-row>
        <table:table-row table:style-name="ro1">
          <table:table-cell table:formula="of:=PROPER([Hoja1.$D109] &amp; &quot; &quot; &amp; [Hoja1.$C109])" office:value-type="string" office:string-value="Júlia Arevalo Sanchez" calcext:value-type="string">
            <text:p>Júlia Arevalo Sanchez</text:p>
          </table:table-cell>
        </table:table-row>
        <table:table-row table:style-name="ro1">
          <table:table-cell table:formula="of:=PROPER([Hoja1.$D110] &amp; &quot; &quot; &amp; [Hoja1.$C110])" office:value-type="string" office:string-value="Daniel Alins Mulet" calcext:value-type="string">
            <text:p>Daniel Alins Mulet</text:p>
          </table:table-cell>
        </table:table-row>
        <table:table-row table:style-name="ro1">
          <table:table-cell table:formula="of:=PROPER([Hoja1.$D111] &amp; &quot; &quot; &amp; [Hoja1.$C111])" office:value-type="string" office:string-value="Abel Garcia González" calcext:value-type="string">
            <text:p>Abel Garcia González</text:p>
          </table:table-cell>
        </table:table-row>
        <table:table-row table:style-name="ro1">
          <table:table-cell table:formula="of:=PROPER([Hoja1.$D112] &amp; &quot; &quot; &amp; [Hoja1.$C112])" office:value-type="string" office:string-value="Irene Alvarez Parcerisa" calcext:value-type="string">
            <text:p>Irene Alvarez Parcerisa</text:p>
          </table:table-cell>
        </table:table-row>
        <table:table-row table:style-name="ro1">
          <table:table-cell table:formula="of:=PROPER([Hoja1.$D113] &amp; &quot; &quot; &amp; [Hoja1.$C113])" office:value-type="string" office:string-value="Adrià Casas Andrés" calcext:value-type="string">
            <text:p>Adrià Casas Andrés</text:p>
          </table:table-cell>
        </table:table-row>
        <table:table-row table:style-name="ro1">
          <table:table-cell table:formula="of:=PROPER([Hoja1.$D114] &amp; &quot; &quot; &amp; [Hoja1.$C114])" office:value-type="string" office:string-value="Jairo Morales Gese" calcext:value-type="string">
            <text:p>Jairo Morales Gese</text:p>
          </table:table-cell>
        </table:table-row>
        <table:table-row table:style-name="ro1">
          <table:table-cell table:formula="of:=PROPER([Hoja1.$D115] &amp; &quot; &quot; &amp; [Hoja1.$C115])" office:value-type="string" office:string-value="Cristina Baraldés Martorell" calcext:value-type="string">
            <text:p>Cristina Baraldés Martorell</text:p>
          </table:table-cell>
        </table:table-row>
        <table:table-row table:style-name="ro1">
          <table:table-cell table:formula="of:=PROPER([Hoja1.$D116] &amp; &quot; &quot; &amp; [Hoja1.$C116])" office:value-type="string" office:string-value="David Aroca Gómez" calcext:value-type="string">
            <text:p>David Aroca Gómez</text:p>
          </table:table-cell>
        </table:table-row>
        <table:table-row table:style-name="ro1">
          <table:table-cell table:formula="of:=PROPER([Hoja1.$D117] &amp; &quot; &quot; &amp; [Hoja1.$C117])" office:value-type="string" office:string-value="Adrià Rueda Alvarez" calcext:value-type="string">
            <text:p>Adrià Rueda Alvarez</text:p>
          </table:table-cell>
        </table:table-row>
        <table:table-row table:style-name="ro1">
          <table:table-cell table:formula="of:=PROPER([Hoja1.$D118] &amp; &quot; &quot; &amp; [Hoja1.$C118])" office:value-type="string" office:string-value="Lucia Alvarez Domenech" calcext:value-type="string">
            <text:p>Lucia Alvarez Domenech</text:p>
          </table:table-cell>
        </table:table-row>
        <table:table-row table:style-name="ro1">
          <table:table-cell table:formula="of:=PROPER([Hoja1.$D119] &amp; &quot; &quot; &amp; [Hoja1.$C119])" office:value-type="string" office:string-value="Carla Boix González" calcext:value-type="string">
            <text:p>Carla Boix González</text:p>
          </table:table-cell>
        </table:table-row>
        <table:table-row table:style-name="ro1">
          <table:table-cell table:formula="of:=PROPER([Hoja1.$D120] &amp; &quot; &quot; &amp; [Hoja1.$C120])" office:value-type="string" office:string-value="Adrià Baraldés Monrós" calcext:value-type="string">
            <text:p>Adrià Baraldés Monrós</text:p>
          </table:table-cell>
        </table:table-row>
        <table:table-row table:style-name="ro1">
          <table:table-cell table:formula="of:=PROPER([Hoja1.$D121] &amp; &quot; &quot; &amp; [Hoja1.$C121])" office:value-type="string" office:string-value="Marta Aguilera Merino" calcext:value-type="string">
            <text:p>Marta Aguilera Merino</text:p>
          </table:table-cell>
        </table:table-row>
        <table:table-row table:style-name="ro1">
          <table:table-cell table:formula="of:=PROPER([Hoja1.$D122] &amp; &quot; &quot; &amp; [Hoja1.$C122])" office:value-type="string" office:string-value="Marc Barea D'Haene" calcext:value-type="string">
            <text:p>Marc Barea D'Haene</text:p>
          </table:table-cell>
        </table:table-row>
        <table:table-row table:style-name="ro1">
          <table:table-cell table:formula="of:=PROPER([Hoja1.$D123] &amp; &quot; &quot; &amp; [Hoja1.$C123])" office:value-type="string" office:string-value="Alex Barroso D'Haene" calcext:value-type="string">
            <text:p>Alex Barroso D'Hae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13P0" style:volatile="true">
      <number:number number:decimal-places="0" number:min-decimal-places="0" number:min-integer-digits="1" number:grouping="true"/>
    </number:number-style>
    <number:number-style style:name="N113">
      <number:text>-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22P0" style:volatile="true">
      <number:text>TRUE</number:text>
    </number:number-style>
    <number:number-style style:name="N122P1" style:volatile="true">
      <number:text>TRUE</number:text>
    </number:number-style>
    <number:number-style style:name="N122">
      <number:text>FALSE</number:text>
      <style:map style:condition="value()&gt;0" style:apply-style-name="N122P0"/>
      <style:map style:condition="value()&lt;0" style:apply-style-name="N122P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6">00/00/0000</text:date>, <text:time style:data-style-name="N2" text:time-value="23:07:44.904754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Nombre Apellidos</meta:initial-creator>
    <meta:creation-date>2014-04-23T13:11:19.314000000</meta:creation-date>
    <dc:date>2025-04-26T23:17:32.292894500</dc:date>
    <meta:editing-duration>PT9M47S</meta:editing-duration>
    <meta:editing-cycles>2</meta:editing-cycles>
    <meta:generator>LibreOffice/25.2.2.2$Windows_X86_64 LibreOffice_project/7370d4be9e3cf6031a51beef54ff3bda878e3fac</meta:generator>
    <meta:document-statistic meta:table-count="2" meta:cell-count="3711" meta:object-count="0"/>
  </office:meta>
</office:document-meta>
</file>